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7" style:family="paragraph" style:parent-style-name="Text_20_body">
      <style:text-properties fo:font-style="italic" officeooo:rsid="26da25e0" officeooo:paragraph-rsid="26e6e731" style:font-style-asian="italic" style:font-style-complex="italic"/>
    </style:style>
    <style:style style:name="P8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9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1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2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3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4" style:family="paragraph" style:parent-style-name="Text_20_body">
      <style:text-properties fo:font-style="italic" officeooo:rsid="275a5bf3" officeooo:paragraph-rsid="2a1a1aad" style:font-style-asian="italic" style:font-style-complex="italic"/>
    </style:style>
    <style:style style:name="P15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6" style:family="paragraph" style:parent-style-name="Text_20_body">
      <style:text-properties fo:font-style="italic" officeooo:rsid="29632ddb" officeooo:paragraph-rsid="29b72064" style:font-style-asian="italic" style:font-style-complex="italic"/>
    </style:style>
    <style:style style:name="P17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8" style:family="paragraph" style:parent-style-name="Text_20_body">
      <style:text-properties fo:font-style="italic" officeooo:rsid="274fdb04" officeooo:paragraph-rsid="2a1cfa81" style:font-style-asian="italic" style:font-style-complex="italic"/>
    </style:style>
    <style:style style:name="P19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20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21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22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8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9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30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31" style:family="paragraph" style:parent-style-name="Text_20_body">
      <style:text-properties fo:font-style="italic" officeooo:rsid="27f5495c" officeooo:paragraph-rsid="27f5495c" style:font-style-asian="italic" style:font-style-complex="italic"/>
    </style:style>
    <style:style style:name="P32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33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4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5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6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7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text-properties fo:font-style="normal" officeooo:rsid="27f0fe41" officeooo:paragraph-rsid="29645d30" style:font-style-asian="normal" style:font-style-complex="normal"/>
    </style:style>
    <style:style style:name="P41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2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3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4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45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46" style:family="paragraph" style:parent-style-name="Text_20_body">
      <style:text-properties fo:font-style="normal" officeooo:rsid="17e6c942" officeooo:paragraph-rsid="28a3b4f7" style:font-style-asian="normal" style:font-style-complex="normal"/>
    </style:style>
    <style:style style:name="P47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48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49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50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1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2" style:family="paragraph" style:parent-style-name="Text_20_body">
      <style:text-properties fo:font-style="normal" officeooo:rsid="27eb7722" officeooo:paragraph-rsid="2a1a1aad" style:font-style-asian="normal" style:font-style-complex="normal"/>
    </style:style>
    <style:style style:name="P53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4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55" style:family="paragraph" style:parent-style-name="Text_20_body">
      <style:text-properties fo:font-style="normal" officeooo:rsid="2aa569a6" officeooo:paragraph-rsid="2aa569a6" style:font-style-asian="normal" style:font-style-complex="normal"/>
    </style:style>
    <style:style style:name="P56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57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58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59" style:family="paragraph" style:parent-style-name="Text_20_body">
      <style:text-properties fo:font-style="normal" officeooo:rsid="2983cd33" officeooo:paragraph-rsid="2a1a1aad" style:font-style-asian="normal" style:font-style-complex="normal"/>
    </style:style>
    <style:style style:name="P60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61" style:family="paragraph" style:parent-style-name="Text_20_body">
      <style:text-properties fo:font-style="normal" officeooo:paragraph-rsid="2a1a1aad" style:font-style-asian="normal" style:font-style-complex="normal"/>
    </style:style>
    <style:style style:name="P62" style:family="paragraph" style:parent-style-name="Text_20_body">
      <style:text-properties fo:font-style="normal" officeooo:paragraph-rsid="2ac4710d" style:font-style-asian="normal" style:font-style-complex="normal"/>
    </style:style>
    <style:style style:name="P63" style:family="paragraph" style:parent-style-name="Text_20_body">
      <style:text-properties fo:font-style="normal" officeooo:paragraph-rsid="2a5b9c85" style:font-style-asian="normal" style:font-style-complex="normal"/>
    </style:style>
    <style:style style:name="P64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65" style:family="paragraph" style:parent-style-name="Text_20_body">
      <style:text-properties fo:font-style="normal" officeooo:rsid="2750f31d" officeooo:paragraph-rsid="2a1cfa81" style:font-style-asian="normal" style:font-style-complex="normal"/>
    </style:style>
    <style:style style:name="P66" style:family="paragraph" style:parent-style-name="Text_20_body">
      <style:text-properties fo:font-style="normal" officeooo:rsid="2750f31d" officeooo:paragraph-rsid="2ac614e1" style:font-style-asian="normal" style:font-style-complex="normal"/>
    </style:style>
    <style:style style:name="P67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8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9" style:family="paragraph" style:parent-style-name="Text_20_body">
      <style:text-properties fo:font-style="normal" officeooo:rsid="2750f31d" officeooo:paragraph-rsid="2ac44257" style:font-style-asian="normal" style:font-style-complex="normal"/>
    </style:style>
    <style:style style:name="P70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71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72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73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74" style:family="paragraph" style:parent-style-name="Text_20_body">
      <style:text-properties fo:font-style="normal" officeooo:paragraph-rsid="2a1cfa81" style:font-style-asian="normal" style:font-style-complex="normal"/>
    </style:style>
    <style:style style:name="P75" style:family="paragraph" style:parent-style-name="Text_20_body">
      <style:text-properties fo:font-style="normal" officeooo:paragraph-rsid="29e284b1" style:font-style-asian="normal" style:font-style-complex="normal"/>
    </style:style>
    <style:style style:name="P76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79" style:family="paragraph" style:parent-style-name="Text_20_body">
      <style:text-properties fo:font-weight="bold" officeooo:rsid="27958f96" officeooo:paragraph-rsid="2a1cfa81" style:font-weight-asian="bold" style:font-weight-complex="bold"/>
    </style:style>
    <style:style style:name="P80" style:family="paragraph" style:parent-style-name="Text_20_body">
      <style:text-properties style:font-name="Georgia3"/>
    </style:style>
    <style:style style:name="P81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2" style:family="paragraph" style:parent-style-name="Text_20_body">
      <style:text-properties officeooo:paragraph-rsid="0ce95318"/>
    </style:style>
    <style:style style:name="P83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84" style:family="paragraph" style:parent-style-name="Text_20_body">
      <style:text-properties officeooo:rsid="2630337a" officeooo:paragraph-rsid="2630337a"/>
    </style:style>
    <style:style style:name="P85" style:family="paragraph" style:parent-style-name="Text_20_body">
      <style:text-properties officeooo:rsid="263211f9" officeooo:paragraph-rsid="263211f9"/>
    </style:style>
    <style:style style:name="P86" style:family="paragraph" style:parent-style-name="Text_20_body">
      <style:text-properties officeooo:rsid="2636761b" officeooo:paragraph-rsid="2636761b"/>
    </style:style>
    <style:style style:name="P87" style:family="paragraph" style:parent-style-name="Text_20_body">
      <style:text-properties officeooo:rsid="266e12c9" officeooo:paragraph-rsid="266e12c9"/>
    </style:style>
    <style:style style:name="P88" style:family="paragraph" style:parent-style-name="Text_20_body">
      <style:text-properties officeooo:rsid="17e6c942" officeooo:paragraph-rsid="26d15f04"/>
    </style:style>
    <style:style style:name="P89" style:family="paragraph" style:parent-style-name="Text_20_body">
      <style:text-properties officeooo:rsid="17e6c942" officeooo:paragraph-rsid="26ecb252"/>
    </style:style>
    <style:style style:name="P90" style:family="paragraph" style:parent-style-name="Text_20_body">
      <style:text-properties officeooo:rsid="17e6c942" officeooo:paragraph-rsid="27018d5e"/>
    </style:style>
    <style:style style:name="P91" style:family="paragraph" style:parent-style-name="Text_20_body">
      <style:text-properties officeooo:rsid="17e6c942" officeooo:paragraph-rsid="27c60ff3"/>
    </style:style>
    <style:style style:name="P92" style:family="paragraph" style:parent-style-name="Text_20_body">
      <style:text-properties officeooo:rsid="17e6c942" officeooo:paragraph-rsid="27f970dc"/>
    </style:style>
    <style:style style:name="P93" style:family="paragraph" style:parent-style-name="Text_20_body">
      <style:text-properties officeooo:rsid="17e6c942" officeooo:paragraph-rsid="28c32d75"/>
    </style:style>
    <style:style style:name="P94" style:family="paragraph" style:parent-style-name="Text_20_body">
      <style:text-properties officeooo:rsid="17e6c942" officeooo:paragraph-rsid="2940a009"/>
    </style:style>
    <style:style style:name="P95" style:family="paragraph" style:parent-style-name="Text_20_body">
      <style:text-properties officeooo:rsid="17e6c942" officeooo:paragraph-rsid="2a1a1aad"/>
    </style:style>
    <style:style style:name="P96" style:family="paragraph" style:parent-style-name="Text_20_body">
      <style:text-properties officeooo:rsid="26da25e0" officeooo:paragraph-rsid="26da25e0"/>
    </style:style>
    <style:style style:name="P97" style:family="paragraph" style:parent-style-name="Text_20_body">
      <style:text-properties officeooo:rsid="26da25e0" officeooo:paragraph-rsid="272bf80e"/>
    </style:style>
    <style:style style:name="P98" style:family="paragraph" style:parent-style-name="Text_20_body">
      <style:text-properties officeooo:rsid="26da25e0" officeooo:paragraph-rsid="2a91d861"/>
    </style:style>
    <style:style style:name="P99" style:family="paragraph" style:parent-style-name="Text_20_body">
      <style:text-properties officeooo:rsid="17d7660b" officeooo:paragraph-rsid="272cb78a"/>
    </style:style>
    <style:style style:name="P100" style:family="paragraph" style:parent-style-name="Text_20_body">
      <style:text-properties officeooo:rsid="1ff514e4" officeooo:paragraph-rsid="272cb78a"/>
    </style:style>
    <style:style style:name="P101" style:family="paragraph" style:parent-style-name="Text_20_body">
      <style:text-properties officeooo:rsid="27350553" officeooo:paragraph-rsid="2a1cfa81"/>
    </style:style>
    <style:style style:name="P102" style:family="paragraph" style:parent-style-name="Text_20_body">
      <style:text-properties officeooo:rsid="279db983" officeooo:paragraph-rsid="279db983"/>
    </style:style>
    <style:style style:name="P103" style:family="paragraph" style:parent-style-name="Text_20_body">
      <style:text-properties officeooo:rsid="279db983" officeooo:paragraph-rsid="2a6c1624"/>
    </style:style>
    <style:style style:name="P104" style:family="paragraph" style:parent-style-name="Text_20_body">
      <style:text-properties officeooo:rsid="279f4f03" officeooo:paragraph-rsid="291792f6"/>
    </style:style>
    <style:style style:name="P105" style:family="paragraph" style:parent-style-name="Text_20_body">
      <style:text-properties officeooo:rsid="279f4f03" officeooo:paragraph-rsid="2a6c1624"/>
    </style:style>
    <style:style style:name="P106" style:family="paragraph" style:parent-style-name="Text_20_body">
      <style:text-properties officeooo:rsid="27a1f2b9" officeooo:paragraph-rsid="27a1f2b9"/>
    </style:style>
    <style:style style:name="P107" style:family="paragraph" style:parent-style-name="Text_20_body">
      <style:text-properties officeooo:rsid="27a1f2b9" officeooo:paragraph-rsid="27b20488"/>
    </style:style>
    <style:style style:name="P108" style:family="paragraph" style:parent-style-name="Text_20_body">
      <style:text-properties officeooo:rsid="27a1f2b9" officeooo:paragraph-rsid="291792f6"/>
    </style:style>
    <style:style style:name="P109" style:family="paragraph" style:parent-style-name="Text_20_body">
      <style:text-properties officeooo:rsid="27ae2ce7" officeooo:paragraph-rsid="27ae2ce7"/>
    </style:style>
    <style:style style:name="P110" style:family="paragraph" style:parent-style-name="Text_20_body">
      <style:text-properties officeooo:rsid="2829b265" officeooo:paragraph-rsid="2a1cfa81"/>
    </style:style>
    <style:style style:name="P111" style:family="paragraph" style:parent-style-name="Text_20_body">
      <style:text-properties officeooo:rsid="288da684" officeooo:paragraph-rsid="2a60e6b7"/>
    </style:style>
    <style:style style:name="P112" style:family="paragraph" style:parent-style-name="Text_20_body">
      <style:text-properties officeooo:rsid="284ed08a" officeooo:paragraph-rsid="289c8c9e"/>
    </style:style>
    <style:style style:name="P113" style:family="paragraph" style:parent-style-name="Text_20_body">
      <style:text-properties officeooo:rsid="284ed08a" officeooo:paragraph-rsid="289e4813"/>
    </style:style>
    <style:style style:name="P114" style:family="paragraph" style:parent-style-name="Text_20_body">
      <style:text-properties officeooo:rsid="284ed08a" officeooo:paragraph-rsid="28b10dad"/>
    </style:style>
    <style:style style:name="P115" style:family="paragraph" style:parent-style-name="Text_20_body">
      <style:text-properties officeooo:rsid="2898e3a2" officeooo:paragraph-rsid="289c8c9e"/>
    </style:style>
    <style:style style:name="P116" style:family="paragraph" style:parent-style-name="Text_20_body">
      <style:text-properties officeooo:paragraph-rsid="289237d1"/>
    </style:style>
    <style:style style:name="P117" style:family="paragraph" style:parent-style-name="Text_20_body">
      <style:text-properties officeooo:paragraph-rsid="28cee6a8"/>
    </style:style>
    <style:style style:name="P118" style:family="paragraph" style:parent-style-name="Text_20_body">
      <style:text-properties officeooo:paragraph-rsid="290619f9"/>
    </style:style>
    <style:style style:name="P119" style:family="paragraph" style:parent-style-name="Text_20_body">
      <style:text-properties officeooo:rsid="29156b9d" officeooo:paragraph-rsid="29156b9d"/>
    </style:style>
    <style:style style:name="P120" style:family="paragraph" style:parent-style-name="Text_20_body">
      <style:text-properties officeooo:rsid="29156b9d" officeooo:paragraph-rsid="291792f6"/>
    </style:style>
    <style:style style:name="P121" style:family="paragraph" style:parent-style-name="Text_20_body">
      <style:text-properties officeooo:rsid="26c0ea8a" officeooo:paragraph-rsid="291792f6"/>
    </style:style>
    <style:style style:name="P122" style:family="paragraph" style:parent-style-name="Text_20_body">
      <style:text-properties officeooo:rsid="291792f6" officeooo:paragraph-rsid="291792f6"/>
    </style:style>
    <style:style style:name="P123" style:family="paragraph" style:parent-style-name="Text_20_body">
      <style:text-properties officeooo:rsid="274b62ce" officeooo:paragraph-rsid="295dac73"/>
    </style:style>
    <style:style style:name="P124" style:family="paragraph" style:parent-style-name="Text_20_body">
      <style:text-properties officeooo:rsid="296f80f8" officeooo:paragraph-rsid="2970d609"/>
    </style:style>
    <style:style style:name="P125" style:family="paragraph" style:parent-style-name="Text_20_body">
      <style:text-properties officeooo:rsid="29722be7" officeooo:paragraph-rsid="29722be7"/>
    </style:style>
    <style:style style:name="P126" style:family="paragraph" style:parent-style-name="Text_20_body">
      <style:text-properties officeooo:rsid="2975d89f" officeooo:paragraph-rsid="2981f907"/>
    </style:style>
    <style:style style:name="P127" style:family="paragraph" style:parent-style-name="Text_20_body">
      <style:text-properties officeooo:rsid="2853910b" officeooo:paragraph-rsid="2a1a1aad"/>
    </style:style>
    <style:style style:name="P128" style:family="paragraph" style:parent-style-name="Text_20_body">
      <style:text-properties officeooo:rsid="29e6ecc9" officeooo:paragraph-rsid="29e6ecc9"/>
    </style:style>
    <style:style style:name="P129" style:family="paragraph" style:parent-style-name="Text_20_body">
      <style:text-properties officeooo:paragraph-rsid="2a1cfa81"/>
    </style:style>
    <style:style style:name="P130" style:family="paragraph" style:parent-style-name="Text_20_body">
      <style:text-properties officeooo:rsid="27ba6314" officeooo:paragraph-rsid="2a18df2b"/>
    </style:style>
    <style:style style:name="P131" style:family="paragraph" style:parent-style-name="Text_20_body">
      <style:text-properties officeooo:rsid="269c1a18" officeooo:paragraph-rsid="2a43267f"/>
    </style:style>
    <style:style style:name="P132" style:family="paragraph" style:parent-style-name="Text_20_body">
      <style:text-properties officeooo:rsid="2a489033" officeooo:paragraph-rsid="2a51747c"/>
    </style:style>
    <style:style style:name="P133" style:family="paragraph" style:parent-style-name="Text_20_body">
      <style:text-properties officeooo:rsid="2a4c87a3" officeooo:paragraph-rsid="2a4d8505"/>
    </style:style>
    <style:style style:name="P134" style:family="paragraph" style:parent-style-name="Text_20_body">
      <style:text-properties officeooo:rsid="2a4c87a3" officeooo:paragraph-rsid="2a5b9c85"/>
    </style:style>
    <style:style style:name="P135" style:family="paragraph" style:parent-style-name="Text_20_body">
      <style:text-properties officeooo:rsid="2a4c87a3" officeooo:paragraph-rsid="2a5da05a"/>
    </style:style>
    <style:style style:name="P136" style:family="paragraph" style:parent-style-name="Text_20_body">
      <style:text-properties officeooo:rsid="285a919c" officeooo:paragraph-rsid="2a60e6b7"/>
    </style:style>
    <style:style style:name="P137" style:family="paragraph" style:parent-style-name="Text_20_body">
      <style:text-properties officeooo:rsid="29a09a34" officeooo:paragraph-rsid="2a60e6b7"/>
    </style:style>
    <style:style style:name="P138" style:family="paragraph" style:parent-style-name="Text_20_body">
      <style:text-properties officeooo:rsid="26ab17fa" officeooo:paragraph-rsid="2a60e6b7"/>
    </style:style>
    <style:style style:name="P139" style:family="paragraph" style:parent-style-name="Text_20_body">
      <style:text-properties officeooo:rsid="2791e3ad" officeooo:paragraph-rsid="2a60e6b7"/>
    </style:style>
    <style:style style:name="P140" style:family="paragraph" style:parent-style-name="Text_20_body">
      <style:text-properties officeooo:rsid="28643731" officeooo:paragraph-rsid="2a60e6b7"/>
    </style:style>
    <style:style style:name="P141" style:family="paragraph" style:parent-style-name="Text_20_body">
      <style:text-properties officeooo:rsid="2952f685" officeooo:paragraph-rsid="2a60e6b7"/>
    </style:style>
    <style:style style:name="P142" style:family="paragraph" style:parent-style-name="Text_20_body">
      <style:text-properties officeooo:rsid="269c1356" officeooo:paragraph-rsid="2a60e6b7"/>
    </style:style>
    <style:style style:name="P143" style:family="paragraph" style:parent-style-name="Text_20_body">
      <style:text-properties officeooo:rsid="2928ec79" officeooo:paragraph-rsid="2a60e6b7"/>
    </style:style>
    <style:style style:name="P144" style:family="paragraph" style:parent-style-name="Text_20_body">
      <style:text-properties officeooo:rsid="27342c7a" officeooo:paragraph-rsid="2a60e6b7"/>
    </style:style>
    <style:style style:name="P145" style:family="paragraph" style:parent-style-name="Text_20_body">
      <style:text-properties officeooo:rsid="27cfe140" officeooo:paragraph-rsid="2a60e6b7"/>
    </style:style>
    <style:style style:name="P146" style:family="paragraph" style:parent-style-name="Text_20_body">
      <style:text-properties officeooo:rsid="27dca26a" officeooo:paragraph-rsid="2a60e6b7"/>
    </style:style>
    <style:style style:name="P147" style:family="paragraph" style:parent-style-name="Text_20_body">
      <style:text-properties officeooo:rsid="2877c692" officeooo:paragraph-rsid="2a60e6b7"/>
    </style:style>
    <style:style style:name="P148" style:family="paragraph" style:parent-style-name="Text_20_body">
      <style:text-properties officeooo:rsid="27de28c2" officeooo:paragraph-rsid="2a60e6b7"/>
    </style:style>
    <style:style style:name="P149" style:family="paragraph" style:parent-style-name="Text_20_body">
      <style:text-properties officeooo:rsid="288aa3ba" officeooo:paragraph-rsid="2a60e6b7"/>
    </style:style>
    <style:style style:name="P150" style:family="paragraph" style:parent-style-name="Text_20_body">
      <style:text-properties officeooo:rsid="288d159a" officeooo:paragraph-rsid="2a60e6b7"/>
    </style:style>
    <style:style style:name="P151" style:family="paragraph" style:parent-style-name="Text_20_body">
      <style:text-properties officeooo:rsid="28d9391a" officeooo:paragraph-rsid="2a60e6b7"/>
    </style:style>
    <style:style style:name="P152" style:family="paragraph" style:parent-style-name="Text_20_body">
      <style:text-properties officeooo:rsid="28912d11" officeooo:paragraph-rsid="2a60e6b7"/>
    </style:style>
    <style:style style:name="P153" style:family="paragraph" style:parent-style-name="Text_20_body">
      <style:text-properties officeooo:rsid="299cb7fc" officeooo:paragraph-rsid="2a60e6b7"/>
    </style:style>
    <style:style style:name="P154" style:family="paragraph" style:parent-style-name="Text_20_body">
      <style:text-properties officeooo:rsid="26a828b0" officeooo:paragraph-rsid="2a60e6b7"/>
    </style:style>
    <style:style style:name="P155" style:family="paragraph" style:parent-style-name="Text_20_body">
      <style:text-properties officeooo:rsid="273c4cea" officeooo:paragraph-rsid="2a60e6b7"/>
    </style:style>
    <style:style style:name="P156" style:family="paragraph" style:parent-style-name="Text_20_body">
      <style:text-properties officeooo:rsid="27efbbfc" officeooo:paragraph-rsid="2a60e6b7"/>
    </style:style>
    <style:style style:name="P157" style:family="paragraph" style:parent-style-name="Text_20_body">
      <style:text-properties officeooo:rsid="2698ed44" officeooo:paragraph-rsid="2a60e6b7"/>
    </style:style>
    <style:style style:name="P158" style:family="paragraph" style:parent-style-name="Text_20_body">
      <style:text-properties officeooo:rsid="288e72d6" officeooo:paragraph-rsid="2a60e6b7"/>
    </style:style>
    <style:style style:name="P159" style:family="paragraph" style:parent-style-name="Text_20_body">
      <style:text-properties officeooo:rsid="29df35d9" officeooo:paragraph-rsid="2a60e6b7"/>
    </style:style>
    <style:style style:name="P160" style:family="paragraph" style:parent-style-name="Text_20_body">
      <style:text-properties officeooo:rsid="28293c48" officeooo:paragraph-rsid="2a60e6b7"/>
    </style:style>
    <style:style style:name="P161" style:family="paragraph" style:parent-style-name="Text_20_body">
      <style:text-properties officeooo:rsid="276654f6" officeooo:paragraph-rsid="2a60e6b7"/>
    </style:style>
    <style:style style:name="P162" style:family="paragraph" style:parent-style-name="Text_20_body">
      <style:text-properties officeooo:rsid="29cfdd0f" officeooo:paragraph-rsid="2a60e6b7"/>
    </style:style>
    <style:style style:name="P163" style:family="paragraph" style:parent-style-name="Text_20_body">
      <style:text-properties officeooo:rsid="27d689ff" officeooo:paragraph-rsid="2a60e6b7"/>
    </style:style>
    <style:style style:name="P164" style:family="paragraph" style:parent-style-name="Text_20_body">
      <style:text-properties officeooo:rsid="295021ef" officeooo:paragraph-rsid="2a890852"/>
    </style:style>
    <style:style style:name="P165" style:family="paragraph" style:parent-style-name="Text_20_body">
      <style:text-properties officeooo:rsid="27723657" officeooo:paragraph-rsid="2a60e6b7"/>
    </style:style>
    <style:style style:name="P166" style:family="paragraph" style:parent-style-name="Text_20_body">
      <style:text-properties officeooo:rsid="2a63ab6c" officeooo:paragraph-rsid="2a63ab6c"/>
    </style:style>
    <style:style style:name="P167" style:family="paragraph" style:parent-style-name="Text_20_body">
      <style:text-properties officeooo:rsid="2a66f6d7" officeooo:paragraph-rsid="2a6c1624"/>
    </style:style>
    <style:style style:name="P168" style:family="paragraph" style:parent-style-name="Text_20_body">
      <style:text-properties officeooo:rsid="2a6aad38" officeooo:paragraph-rsid="2a6aad38"/>
    </style:style>
    <style:style style:name="P169" style:family="paragraph" style:parent-style-name="Text_20_body">
      <style:text-properties officeooo:rsid="2a6c1624" officeooo:paragraph-rsid="2a6c1624"/>
    </style:style>
    <style:style style:name="P170" style:family="paragraph" style:parent-style-name="Text_20_body">
      <style:text-properties officeooo:rsid="2707d48d" officeooo:paragraph-rsid="2a91d861"/>
    </style:style>
    <style:style style:name="P171" style:family="paragraph" style:parent-style-name="Text_20_body">
      <style:text-properties officeooo:rsid="2707d48d" officeooo:paragraph-rsid="272c2712"/>
    </style:style>
    <style:style style:name="P172" style:family="paragraph" style:parent-style-name="Text_20_body">
      <style:text-properties officeooo:rsid="2a37a9e6" officeooo:paragraph-rsid="2a37a9e6" fo:background-color="#b2b2b2"/>
    </style:style>
    <style:style style:name="P173" style:family="paragraph" style:parent-style-name="Text_20_body">
      <style:text-properties officeooo:rsid="2a91d861" officeooo:paragraph-rsid="2a91d861" fo:background-color="#b2b2b2"/>
    </style:style>
    <style:style style:name="P174" style:family="paragraph" style:parent-style-name="Text_20_body">
      <style:text-properties officeooo:rsid="2a00f653" officeooo:paragraph-rsid="2a021e34" fo:background-color="#b2b2b2"/>
    </style:style>
    <style:style style:name="P175" style:family="paragraph" style:parent-style-name="Text_20_body">
      <style:text-properties officeooo:rsid="2a32041e" officeooo:paragraph-rsid="2a32041e" fo:background-color="#b2b2b2"/>
    </style:style>
    <style:style style:name="P176" style:family="paragraph" style:parent-style-name="Text_20_body">
      <style:text-properties officeooo:rsid="2920789a" officeooo:paragraph-rsid="2a32041e" fo:background-color="#b2b2b2"/>
    </style:style>
    <style:style style:name="P177" style:family="paragraph" style:parent-style-name="Text_20_body">
      <style:text-properties officeooo:paragraph-rsid="2a92dbbb"/>
    </style:style>
    <style:style style:name="P178" style:family="paragraph" style:parent-style-name="Text_20_body">
      <style:text-properties officeooo:rsid="2a9780cc" officeooo:paragraph-rsid="2a9780cc"/>
    </style:style>
    <style:style style:name="P179" style:family="paragraph" style:parent-style-name="Text_20_body">
      <style:text-properties officeooo:rsid="2a9fdee7" officeooo:paragraph-rsid="2ad12761"/>
    </style:style>
    <style:style style:name="P180" style:family="paragraph" style:parent-style-name="Text_20_body">
      <style:text-properties officeooo:paragraph-rsid="28200880"/>
    </style:style>
    <style:style style:name="P181" style:family="paragraph" style:parent-style-name="Text_20_body">
      <style:text-properties officeooo:rsid="27c60ff3" officeooo:paragraph-rsid="27c60ff3"/>
    </style:style>
    <style:style style:name="P182" style:family="paragraph" style:parent-style-name="Text_20_body">
      <style:text-properties officeooo:paragraph-rsid="2ac44257"/>
    </style:style>
    <style:style style:name="P183" style:family="paragraph" style:parent-style-name="Text_20_body">
      <style:text-properties officeooo:paragraph-rsid="2ace9c05"/>
    </style:style>
    <style:style style:name="P184" style:family="paragraph" style:parent-style-name="Text_20_body">
      <style:text-properties officeooo:paragraph-rsid="26a9ee82"/>
    </style:style>
    <style:style style:name="P185" style:family="paragraph" style:parent-style-name="Example_20_Header">
      <style:text-properties officeooo:paragraph-rsid="0ce95318"/>
    </style:style>
    <style:style style:name="P18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87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88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89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90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191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92" style:family="paragraph" style:parent-style-name="Table_20_Contents">
      <style:text-properties fo:font-style="normal" officeooo:rsid="254595b0" officeooo:paragraph-rsid="272cb78a" style:font-style-asian="normal" style:font-style-complex="normal"/>
    </style:style>
    <style:style style:name="P193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94" style:family="paragraph" style:parent-style-name="Table_20_Contents">
      <style:paragraph-properties fo:text-align="center" style:justify-single-word="false"/>
      <style:text-properties fo:font-style="normal" officeooo:rsid="254755a5" officeooo:paragraph-rsid="272cb78a" style:font-style-asian="normal" style:font-style-complex="normal"/>
    </style:style>
    <style:style style:name="P195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96" style:family="paragraph" style:parent-style-name="Table_20_Contents">
      <style:text-properties fo:font-weight="normal" officeooo:rsid="254755a5" officeooo:paragraph-rsid="272cb78a" style:font-weight-asian="normal" style:font-weight-complex="normal"/>
    </style:style>
    <style:style style:name="P197" style:family="paragraph" style:parent-style-name="Table_20_Contents">
      <style:text-properties fo:font-weight="normal" officeooo:paragraph-rsid="272cb78a" style:font-weight-asian="normal" style:font-weight-complex="normal"/>
    </style:style>
    <style:style style:name="P198" style:family="paragraph" style:parent-style-name="Table_20_Contents">
      <style:text-properties fo:font-weight="normal" officeooo:rsid="272cb78a" officeooo:paragraph-rsid="272cb78a" style:font-weight-asian="normal" style:font-weight-complex="normal"/>
    </style:style>
    <style:style style:name="P199" style:family="paragraph" style:parent-style-name="Table_20_Contents">
      <style:text-properties fo:font-weight="normal" officeooo:rsid="2a9bad51" officeooo:paragraph-rsid="2a9bad51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72cb78a"/>
    </style:style>
    <style:style style:name="P201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72cb78a"/>
    </style:style>
    <style:style style:name="P202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72cb78a"/>
    </style:style>
    <style:style style:name="P203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72cb78a"/>
    </style:style>
    <style:style style:name="P204" style:family="paragraph" style:parent-style-name="Table_20_Contents">
      <style:paragraph-properties fo:text-align="center" style:justify-single-word="false"/>
      <style:text-properties fo:language="cs" fo:country="CZ" officeooo:rsid="2a9bad51" officeooo:paragraph-rsid="2a9bad51"/>
    </style:style>
    <style:style style:name="P205" style:family="paragraph" style:parent-style-name="Table_20_Contents">
      <style:paragraph-properties fo:text-align="center" style:justify-single-word="false"/>
      <style:text-properties officeooo:rsid="25363e2d" officeooo:paragraph-rsid="272cb78a"/>
    </style:style>
    <style:style style:name="P206" style:family="paragraph" style:parent-style-name="Table_20_Contents">
      <style:paragraph-properties fo:text-align="center" style:justify-single-word="false"/>
      <style:text-properties officeooo:rsid="2538f9a2" officeooo:paragraph-rsid="272cb78a"/>
    </style:style>
    <style:style style:name="P207" style:family="paragraph" style:parent-style-name="Table_20_Contents">
      <style:paragraph-properties fo:text-align="center" style:justify-single-word="false"/>
      <style:text-properties officeooo:rsid="200644d6" officeooo:paragraph-rsid="272cb78a"/>
    </style:style>
    <style:style style:name="P208" style:family="paragraph" style:parent-style-name="Table_20_Contents">
      <style:text-properties officeooo:paragraph-rsid="272cb78a"/>
    </style:style>
    <style:style style:name="P209" style:family="paragraph" style:parent-style-name="Table_20_Contents">
      <style:paragraph-properties fo:text-align="center" style:justify-single-word="false"/>
      <style:text-properties officeooo:rsid="272cb78a" officeooo:paragraph-rsid="272cb78a"/>
    </style:style>
    <style:style style:name="P210" style:family="paragraph" style:parent-style-name="Table_20_Contents">
      <style:text-properties officeooo:rsid="272cb78a" officeooo:paragraph-rsid="2859e9b8"/>
    </style:style>
    <style:style style:name="P211" style:family="paragraph" style:parent-style-name="Table_20_Contents">
      <style:text-properties officeooo:rsid="2859e9b8" officeooo:paragraph-rsid="2859e9b8"/>
    </style:style>
    <style:style style:name="P212" style:family="paragraph" style:parent-style-name="Table_20_Contents">
      <style:paragraph-properties fo:text-align="center" style:justify-single-word="false"/>
      <style:text-properties officeooo:rsid="2859e9b8" officeooo:paragraph-rsid="2859e9b8"/>
    </style:style>
    <style:style style:name="P213" style:family="paragraph" style:parent-style-name="Table_20_Contents">
      <style:text-properties officeooo:rsid="295b4878" officeooo:paragraph-rsid="295b4878"/>
    </style:style>
    <style:style style:name="P214" style:family="paragraph" style:parent-style-name="Table_20_Contents">
      <style:paragraph-properties fo:text-align="center" style:justify-single-word="false"/>
      <style:text-properties officeooo:rsid="295b4878" officeooo:paragraph-rsid="295b4878"/>
    </style:style>
    <style:style style:name="P215" style:family="paragraph" style:parent-style-name="Table_20_Contents">
      <style:text-properties officeooo:rsid="2a9bad51" officeooo:paragraph-rsid="2a9bad51"/>
    </style:style>
    <style:style style:name="P216" style:family="paragraph" style:parent-style-name="Table_20_Contents">
      <style:paragraph-properties fo:text-align="center" style:justify-single-word="false"/>
      <style:text-properties officeooo:rsid="2a9bad51" officeooo:paragraph-rsid="2a9bad51"/>
    </style:style>
    <style:style style:name="P21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1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1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20" style:family="paragraph" style:parent-style-name="Heading_20_3">
      <style:text-properties officeooo:rsid="27a112fd" officeooo:paragraph-rsid="27a112fd"/>
    </style:style>
    <style:style style:name="P221" style:family="paragraph" style:parent-style-name="Heading_20_3">
      <style:text-properties officeooo:paragraph-rsid="2a6c1624"/>
    </style:style>
    <style:style style:name="P222" style:family="paragraph" style:parent-style-name="Heading_20_3">
      <style:text-properties officeooo:paragraph-rsid="2a66f6d7"/>
    </style:style>
    <style:style style:name="P223" style:family="paragraph" style:parent-style-name="Heading_20_3">
      <style:text-properties officeooo:rsid="280dabbd" officeooo:paragraph-rsid="27c4a71b"/>
    </style:style>
    <style:style style:name="P224" style:family="paragraph" style:parent-style-name="Heading_20_3">
      <style:text-properties officeooo:rsid="280323f7" officeooo:paragraph-rsid="27d8324c"/>
    </style:style>
    <style:style style:name="P225" style:family="paragraph" style:parent-style-name="Heading_20_3">
      <style:text-properties officeooo:paragraph-rsid="2a18df2b"/>
    </style:style>
    <style:style style:name="P226" style:family="paragraph" style:parent-style-name="Heading_20_3">
      <style:text-properties officeooo:rsid="283820ca" officeooo:paragraph-rsid="2a18df2b"/>
    </style:style>
    <style:style style:name="P227" style:family="paragraph" style:parent-style-name="Heading_20_3">
      <style:text-properties officeooo:paragraph-rsid="2a1cfa81"/>
    </style:style>
    <style:style style:name="P228" style:family="paragraph" style:parent-style-name="Heading_20_3">
      <style:text-properties officeooo:rsid="281ee320" officeooo:paragraph-rsid="281ee320"/>
    </style:style>
    <style:style style:name="P229" style:family="paragraph" style:parent-style-name="Heading_20_3">
      <style:text-properties officeooo:rsid="2a1a1aad" officeooo:paragraph-rsid="2a18df2b"/>
    </style:style>
    <style:style style:name="P230" style:family="paragraph" style:parent-style-name="Heading_20_3">
      <style:text-properties officeooo:rsid="2a1a1aad" officeooo:paragraph-rsid="2a1a1aad"/>
    </style:style>
    <style:style style:name="P231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232" style:family="paragraph" style:parent-style-name="Heading_20_3">
      <style:text-properties officeooo:rsid="2a1a1aad" officeooo:paragraph-rsid="2a1ba76b"/>
    </style:style>
    <style:style style:name="P233" style:family="paragraph" style:parent-style-name="Heading_20_3">
      <style:text-properties officeooo:rsid="29ea32cc" officeooo:paragraph-rsid="2a1a1aad"/>
    </style:style>
    <style:style style:name="P234" style:family="paragraph" style:parent-style-name="Heading_20_3">
      <style:text-properties officeooo:paragraph-rsid="2a1a1aad"/>
    </style:style>
    <style:style style:name="P235" style:family="paragraph" style:parent-style-name="Heading_20_3">
      <style:text-properties officeooo:rsid="2758e530" officeooo:paragraph-rsid="2a1a1aad"/>
    </style:style>
    <style:style style:name="P236" style:family="paragraph" style:parent-style-name="Heading_20_3">
      <style:text-properties officeooo:rsid="2a15c51f" officeooo:paragraph-rsid="2a9fdee7"/>
    </style:style>
    <style:style style:name="P237" style:family="paragraph" style:parent-style-name="Heading_20_3">
      <style:text-properties officeooo:rsid="283e3eea" officeooo:paragraph-rsid="27d3a2a0"/>
    </style:style>
    <style:style style:name="P238" style:family="paragraph" style:parent-style-name="Heading_20_3">
      <style:text-properties officeooo:rsid="29ed4c29" officeooo:paragraph-rsid="27b89adf"/>
    </style:style>
    <style:style style:name="P239" style:family="paragraph" style:parent-style-name="Heading_20_3">
      <style:text-properties officeooo:rsid="29fcf315" officeooo:paragraph-rsid="2793e769"/>
    </style:style>
    <style:style style:name="P240" style:family="paragraph" style:parent-style-name="Heading_20_3">
      <style:text-properties officeooo:rsid="2a18df2b" officeooo:paragraph-rsid="2a20905e"/>
    </style:style>
    <style:style style:name="P241" style:family="paragraph" style:parent-style-name="Heading_20_3">
      <style:text-properties officeooo:paragraph-rsid="2ac44257"/>
    </style:style>
    <style:style style:name="P242" style:family="paragraph" style:parent-style-name="Heading_20_3">
      <style:text-properties officeooo:paragraph-rsid="2a91d861"/>
    </style:style>
    <style:style style:name="P243" style:family="paragraph" style:parent-style-name="Heading_20_2">
      <style:text-properties officeooo:rsid="297935e3" officeooo:paragraph-rsid="297935e3"/>
    </style:style>
    <style:style style:name="P244" style:family="paragraph" style:parent-style-name="Heading_20_2">
      <style:text-properties officeooo:rsid="1e738991" officeooo:paragraph-rsid="272cb78a"/>
    </style:style>
    <style:style style:name="P245" style:family="paragraph" style:parent-style-name="Heading_20_1">
      <style:text-properties officeooo:rsid="2733ba03" officeooo:paragraph-rsid="2a8507e9"/>
    </style:style>
    <style:style style:name="P246" style:family="paragraph" style:parent-style-name="Heading_20_1">
      <style:text-properties officeooo:rsid="279db983" officeooo:paragraph-rsid="279db983"/>
    </style:style>
    <style:style style:name="P247" style:family="paragraph" style:parent-style-name="Heading_20_1">
      <style:text-properties officeooo:rsid="26c0ea8a" officeooo:paragraph-rsid="26c0ea8a"/>
    </style:style>
    <style:style style:name="P248" style:family="paragraph" style:parent-style-name="Heading_20_1">
      <style:text-properties officeooo:rsid="25e60bac" officeooo:paragraph-rsid="25e60bac"/>
    </style:style>
    <style:style style:name="P249" style:family="paragraph" style:parent-style-name="Heading_20_1">
      <style:text-properties officeooo:paragraph-rsid="272cb78a"/>
    </style:style>
    <style:style style:name="P250" style:family="paragraph" style:parent-style-name="Heading_20_1">
      <style:text-properties officeooo:paragraph-rsid="268cf146"/>
    </style:style>
    <style:style style:name="P251" style:family="paragraph" style:parent-style-name="Heading_20_1" style:master-page-name="Standard">
      <style:paragraph-properties style:page-number="auto" fo:break-before="page"/>
      <style:text-properties officeooo:rsid="26716ded" officeooo:paragraph-rsid="26716ded"/>
    </style:style>
    <style:style style:name="P252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5dea51b" officeooo:paragraph-rsid="25dea51b" style:font-size-asian="60pt" style:font-weight-asian="bold" style:font-size-complex="60pt" style:font-weight-complex="bold"/>
    </style:style>
    <style:style style:name="P253" style:family="paragraph" style:parent-style-name="Text_20_body">
      <style:text-properties officeooo:rsid="2a2609c4" officeooo:paragraph-rsid="2a2609c4" fo:background-color="#b2b2b2"/>
    </style:style>
    <style:style style:name="P254" style:family="paragraph" style:parent-style-name="Text_20_body" style:list-style-name="L1">
      <style:text-properties officeooo:rsid="266e12c9" officeooo:paragraph-rsid="266e12c9"/>
    </style:style>
    <style:style style:name="P255" style:family="paragraph" style:parent-style-name="Text_20_body" style:list-style-name="L2">
      <style:text-properties officeooo:rsid="2970d609" officeooo:paragraph-rsid="2970d609"/>
    </style:style>
    <style:style style:name="P256" style:family="paragraph" style:parent-style-name="Text_20_body" style:list-style-name="L3">
      <style:text-properties officeooo:rsid="297a4db5" officeooo:paragraph-rsid="297a4db5"/>
    </style:style>
    <style:style style:name="P257" style:family="paragraph" style:parent-style-name="Text_20_body" style:list-style-name="L3">
      <style:text-properties officeooo:rsid="29722be7" officeooo:paragraph-rsid="29722be7"/>
    </style:style>
    <style:style style:name="P258" style:family="paragraph" style:parent-style-name="Text_20_body" style:list-style-name="L3">
      <style:text-properties officeooo:rsid="2973e04b" officeooo:paragraph-rsid="2973e04b"/>
    </style:style>
    <style:style style:name="P259" style:family="paragraph" style:parent-style-name="Text_20_body" style:list-style-name="L4">
      <style:text-properties officeooo:rsid="2981f907" officeooo:paragraph-rsid="2981f907"/>
    </style:style>
    <style:style style:name="P260" style:family="paragraph" style:parent-style-name="Text_20_body" style:list-style-name="L5">
      <style:text-properties officeooo:paragraph-rsid="2981f907"/>
    </style:style>
    <style:style style:name="P261" style:family="paragraph" style:parent-style-name="Text_20_body" style:list-style-name="L6">
      <style:text-properties officeooo:paragraph-rsid="290619f9"/>
    </style:style>
    <style:style style:name="P262" style:family="paragraph" style:parent-style-name="Text_20_body" style:list-style-name="L7">
      <style:text-properties officeooo:paragraph-rsid="28ff8a0c"/>
    </style:style>
    <style:style style:name="P263" style:family="paragraph" style:parent-style-name="Text_20_body" style:list-style-name="L7">
      <style:text-properties fo:font-style="normal" officeooo:rsid="17e6c942" officeooo:paragraph-rsid="2903ed8a" style:font-style-asian="normal" style:font-style-complex="normal"/>
    </style:style>
    <style:style style:name="P264" style:family="paragraph" style:parent-style-name="Text_20_body" style:list-style-name="L7">
      <style:text-properties fo:font-style="normal" officeooo:rsid="17e6c942" officeooo:paragraph-rsid="292f3adc" style:font-style-asian="normal" style:font-style-complex="normal"/>
    </style:style>
    <style:style style:name="P265" style:family="paragraph" style:parent-style-name="Text_20_body" style:list-style-name="L7">
      <style:text-properties fo:font-style="normal" officeooo:rsid="17e6c942" officeooo:paragraph-rsid="28ff8a0c" style:font-style-asian="normal" style:font-style-complex="normal"/>
    </style:style>
    <style:style style:name="P266" style:family="paragraph" style:parent-style-name="Text_20_body" style:list-style-name="L7">
      <style:text-properties fo:font-style="normal" officeooo:rsid="17e6c942" officeooo:paragraph-rsid="29090231" style:font-style-asian="normal" style:font-style-complex="normal"/>
    </style:style>
    <style:style style:name="P267" style:family="paragraph" style:parent-style-name="Text_20_body" style:list-style-name="L8">
      <style:text-properties fo:font-style="normal" officeooo:rsid="28c54d8e" officeooo:paragraph-rsid="28c54d8e" style:font-style-asian="normal" style:font-style-complex="normal"/>
    </style:style>
    <style:style style:name="P268" style:family="paragraph" style:parent-style-name="Text_20_body" style:list-style-name="L8">
      <style:text-properties fo:font-style="normal" officeooo:rsid="28fa9cc2" officeooo:paragraph-rsid="292164fb" style:font-style-asian="normal" style:font-style-complex="normal"/>
    </style:style>
    <style:style style:name="P269" style:family="paragraph" style:parent-style-name="Text_20_body" style:list-style-name="L8">
      <style:text-properties fo:font-style="normal" officeooo:rsid="28fa9cc2" officeooo:paragraph-rsid="29201ac6" style:font-style-asian="normal" style:font-style-complex="normal"/>
    </style:style>
    <style:style style:name="P270" style:family="paragraph" style:parent-style-name="Text_20_body" style:list-style-name="L10">
      <style:text-properties fo:font-style="normal" officeooo:rsid="28fa9cc2" officeooo:paragraph-rsid="2935dcfb" style:font-style-asian="normal" style:font-style-complex="normal"/>
    </style:style>
    <style:style style:name="P271" style:family="paragraph" style:parent-style-name="Text_20_body" style:list-style-name="L10">
      <style:text-properties fo:font-style="normal" officeooo:rsid="28fa9cc2" officeooo:paragraph-rsid="2aa24bac" style:font-style-asian="normal" style:font-style-complex="normal"/>
    </style:style>
    <style:style style:name="P272" style:family="paragraph" style:parent-style-name="Text_20_body" style:list-style-name="L16">
      <style:text-properties fo:font-style="normal" officeooo:rsid="27f392a0" officeooo:paragraph-rsid="2a18df2b" style:font-style-asian="normal" style:font-style-complex="normal"/>
    </style:style>
    <style:style style:name="P273" style:family="paragraph" style:parent-style-name="Text_20_body" style:list-style-name="L17">
      <style:text-properties fo:font-style="normal" officeooo:rsid="2a4d8505" officeooo:paragraph-rsid="2a592604" style:font-style-asian="normal" style:font-style-complex="normal"/>
    </style:style>
    <style:style style:name="P274" style:family="paragraph" style:parent-style-name="Text_20_body" style:list-style-name="L17">
      <style:text-properties fo:font-style="normal" officeooo:rsid="2a4d8505" officeooo:paragraph-rsid="2a5b9c85" style:font-style-asian="normal" style:font-style-complex="normal"/>
    </style:style>
    <style:style style:name="P275" style:family="paragraph" style:parent-style-name="Text_20_body" style:list-style-name="L17">
      <style:text-properties fo:font-style="normal" officeooo:rsid="2a4d8505" officeooo:paragraph-rsid="2a5da05a" style:font-style-asian="normal" style:font-style-complex="normal"/>
    </style:style>
    <style:style style:name="P276" style:family="paragraph" style:parent-style-name="Text_20_body" style:list-style-name="L20">
      <style:text-properties fo:font-style="normal" officeooo:rsid="2a39070f" officeooo:paragraph-rsid="2a39e571" style:font-style-asian="normal" style:font-style-complex="normal"/>
    </style:style>
    <style:style style:name="P277" style:family="paragraph" style:parent-style-name="Text_20_body" style:list-style-name="L34">
      <style:text-properties fo:font-style="normal" officeooo:rsid="2a39070f" officeooo:paragraph-rsid="2a3c99dd" style:font-style-asian="normal" style:font-style-complex="normal"/>
    </style:style>
    <style:style style:name="P278" style:family="paragraph" style:parent-style-name="Text_20_body" style:list-style-name="L25">
      <style:text-properties fo:font-style="normal" officeooo:rsid="2738801d" officeooo:paragraph-rsid="2a1cfa81" style:font-style-asian="normal" style:font-style-complex="normal"/>
    </style:style>
    <style:style style:name="P279" style:family="paragraph" style:parent-style-name="Text_20_body" style:list-style-name="L25">
      <style:text-properties fo:font-style="normal" officeooo:rsid="2a9c535b" officeooo:paragraph-rsid="2a9c535b" style:font-style-asian="normal" style:font-style-complex="normal"/>
    </style:style>
    <style:style style:name="P280" style:family="paragraph" style:parent-style-name="Text_20_body" style:list-style-name="L18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281" style:family="paragraph" style:parent-style-name="Text_20_body" style:list-style-name="L26">
      <style:text-properties fo:font-style="normal" style:text-underline-style="none" officeooo:rsid="29aaf50b" officeooo:paragraph-rsid="2a1cfa81" style:font-style-asian="normal" style:font-style-complex="normal"/>
    </style:style>
    <style:style style:name="P282" style:family="paragraph" style:parent-style-name="Text_20_body" style:list-style-name="L31">
      <style:text-properties fo:font-style="normal" style:text-underline-style="none" officeooo:rsid="29e284b1" officeooo:paragraph-rsid="29e284b1" style:font-style-asian="normal" style:font-style-complex="normal"/>
    </style:style>
    <style:style style:name="P283" style:family="paragraph" style:parent-style-name="Text_20_body">
      <style:text-properties fo:font-style="normal" fo:font-weight="normal" officeooo:rsid="2a560cd0" officeooo:paragraph-rsid="2aa569a6" style:font-style-asian="normal" style:font-weight-asian="normal" style:font-style-complex="normal" style:font-weight-complex="normal"/>
    </style:style>
    <style:style style:name="P284" style:family="paragraph" style:parent-style-name="Text_20_body" style:list-style-name="L9">
      <style:text-properties officeooo:paragraph-rsid="28a3b4f7"/>
    </style:style>
    <style:style style:name="P285" style:family="paragraph" style:parent-style-name="Text_20_body" style:list-style-name="L10">
      <style:text-properties officeooo:paragraph-rsid="290d3fbb"/>
    </style:style>
    <style:style style:name="P286" style:family="paragraph" style:parent-style-name="Text_20_body" style:list-style-name="L11">
      <style:text-properties officeooo:rsid="284ed08a" officeooo:paragraph-rsid="28a0da05"/>
    </style:style>
    <style:style style:name="P287" style:family="paragraph" style:parent-style-name="Text_20_body" style:list-style-name="L12">
      <style:text-properties officeooo:paragraph-rsid="2a4e672f"/>
    </style:style>
    <style:style style:name="P288" style:family="paragraph" style:parent-style-name="Text_20_body" style:list-style-name="L12">
      <style:text-properties fo:language="cs" fo:country="CZ" fo:font-style="normal" officeooo:rsid="2a4e672f" officeooo:paragraph-rsid="2a4e672f" style:font-style-asian="normal" style:font-style-complex="normal"/>
    </style:style>
    <style:style style:name="P289" style:family="paragraph" style:parent-style-name="Text_20_body">
      <style:text-properties fo:language="cs" fo:country="CZ" fo:font-style="normal" officeooo:rsid="2aa569a6" officeooo:paragraph-rsid="2aa569a6" style:font-style-asian="normal" style:font-style-complex="normal"/>
    </style:style>
    <style:style style:name="P290" style:family="paragraph" style:parent-style-name="Text_20_body" style:list-style-name="L13">
      <style:text-properties fo:language="cs" fo:country="CZ" fo:font-style="normal" officeooo:rsid="2a2ecec8" officeooo:paragraph-rsid="2a2ecec8" style:font-style-asian="normal" style:font-style-complex="normal"/>
    </style:style>
    <style:style style:name="P291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292" style:family="paragraph" style:parent-style-name="Text_20_body" style:list-style-name="L18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293" style:family="paragraph" style:parent-style-name="Text_20_body" style:list-style-name="L18">
      <style:text-properties fo:language="cs" fo:country="CZ" fo:font-style="normal" fo:font-weight="normal" officeooo:rsid="2a39070f" officeooo:paragraph-rsid="2a3b6e79" style:font-style-asian="normal" style:font-weight-asian="normal" style:font-style-complex="normal" style:font-weight-complex="normal"/>
    </style:style>
    <style:style style:name="P294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295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296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297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298" style:family="paragraph" style:parent-style-name="Text_20_body" style:list-style-name="L13">
      <style:text-properties officeooo:paragraph-rsid="2a2ecec8"/>
    </style:style>
    <style:style style:name="P299" style:family="paragraph" style:parent-style-name="Text_20_body" style:list-style-name="L14">
      <style:text-properties officeooo:rsid="27958f96" officeooo:paragraph-rsid="2a1cfa81"/>
    </style:style>
    <style:style style:name="P300" style:family="paragraph" style:parent-style-name="Text_20_body" style:list-style-name="L14">
      <style:text-properties officeooo:rsid="2796d2f6" officeooo:paragraph-rsid="2a1cfa81"/>
    </style:style>
    <style:style style:name="P301" style:family="paragraph" style:parent-style-name="Text_20_body" style:list-style-name="L15">
      <style:text-properties officeooo:rsid="2829b265" officeooo:paragraph-rsid="2a1cfa81"/>
    </style:style>
    <style:style style:name="P302" style:family="paragraph" style:parent-style-name="Text_20_body" style:list-style-name="L19">
      <style:text-properties officeooo:rsid="28590130" officeooo:paragraph-rsid="2a1a1aad"/>
    </style:style>
    <style:style style:name="P303" style:family="paragraph" style:parent-style-name="Text_20_body" style:list-style-name="L20">
      <style:text-properties officeooo:paragraph-rsid="2a1a1aad"/>
    </style:style>
    <style:style style:name="P304" style:family="paragraph" style:parent-style-name="Text_20_body" style:list-style-name="L20">
      <style:text-properties fo:font-style="italic" officeooo:rsid="2981f907" officeooo:paragraph-rsid="2a1a1aad" style:font-style-asian="italic" style:font-style-complex="italic"/>
    </style:style>
    <style:style style:name="P305" style:family="paragraph" style:parent-style-name="Text_20_body" style:list-style-name="L36">
      <style:text-properties fo:font-style="italic" officeooo:rsid="26da25e0" officeooo:paragraph-rsid="26e6e731" style:font-style-asian="italic" style:font-style-complex="italic"/>
    </style:style>
    <style:style style:name="P306" style:family="paragraph" style:parent-style-name="Text_20_body" style:list-style-name="L21">
      <style:text-properties officeooo:paragraph-rsid="2a1a1aad"/>
    </style:style>
    <style:style style:name="P307" style:family="paragraph" style:parent-style-name="Text_20_body" style:list-style-name="L21">
      <style:text-properties officeooo:paragraph-rsid="2a4792d8"/>
    </style:style>
    <style:style style:name="P308" style:family="paragraph" style:parent-style-name="Text_20_body" style:list-style-name="L21">
      <style:text-properties officeooo:rsid="17e6c942" officeooo:paragraph-rsid="2a1a1aad"/>
    </style:style>
    <style:style style:name="P309" style:family="paragraph" style:parent-style-name="Text_20_body" style:list-style-name="L33">
      <style:text-properties officeooo:rsid="17e6c942" officeooo:paragraph-rsid="26ec1902"/>
    </style:style>
    <style:style style:name="P310" style:family="paragraph" style:parent-style-name="Text_20_body" style:list-style-name="L33">
      <style:text-properties officeooo:rsid="17e6c942" officeooo:paragraph-rsid="26ee21f9"/>
    </style:style>
    <style:style style:name="P311" style:family="paragraph" style:parent-style-name="Text_20_body" style:list-style-name="L33">
      <style:text-properties officeooo:rsid="17e6c942" officeooo:paragraph-rsid="26ecb252"/>
    </style:style>
    <style:style style:name="P312" style:family="paragraph" style:parent-style-name="Text_20_body" style:list-style-name="L34">
      <style:text-properties officeooo:rsid="17e6c942" officeooo:paragraph-rsid="26d15f04"/>
    </style:style>
    <style:style style:name="P313" style:family="paragraph" style:parent-style-name="Text_20_body" style:list-style-name="L34">
      <style:text-properties officeooo:rsid="17e6c942" officeooo:paragraph-rsid="2a44f337"/>
    </style:style>
    <style:style style:name="P314" style:family="paragraph" style:parent-style-name="Text_20_body" style:list-style-name="L34">
      <style:text-properties officeooo:rsid="17e6c942" officeooo:paragraph-rsid="26d36516"/>
    </style:style>
    <style:style style:name="P315" style:family="paragraph" style:parent-style-name="Text_20_body" style:list-style-name="L22">
      <style:text-properties officeooo:paragraph-rsid="29995283"/>
    </style:style>
    <style:style style:name="P316" style:family="paragraph" style:parent-style-name="Text_20_body" style:list-style-name="L23">
      <style:text-properties officeooo:paragraph-rsid="29995283"/>
    </style:style>
    <style:style style:name="P317" style:family="paragraph" style:parent-style-name="Text_20_body" style:list-style-name="L23">
      <style:text-properties officeooo:paragraph-rsid="299f01f7"/>
    </style:style>
    <style:style style:name="P318" style:family="paragraph" style:parent-style-name="Text_20_body" style:list-style-name="L23">
      <style:text-properties officeooo:paragraph-rsid="299ad1d2"/>
    </style:style>
    <style:style style:name="P319" style:family="paragraph" style:parent-style-name="Text_20_body" style:list-style-name="L23">
      <style:text-properties officeooo:rsid="299ca2ec" officeooo:paragraph-rsid="299ca2ec"/>
    </style:style>
    <style:style style:name="P320" style:family="paragraph" style:parent-style-name="Text_20_body" style:list-style-name="L24">
      <style:text-properties officeooo:paragraph-rsid="29645d30"/>
    </style:style>
    <style:style style:name="P321" style:family="paragraph" style:parent-style-name="Text_20_body" style:list-style-name="L24">
      <style:text-properties officeooo:paragraph-rsid="2a3dc154"/>
    </style:style>
    <style:style style:name="P322" style:family="paragraph" style:parent-style-name="Text_20_body" style:list-style-name="L24">
      <style:text-properties officeooo:paragraph-rsid="296935da"/>
    </style:style>
    <style:style style:name="P323" style:family="paragraph" style:parent-style-name="Text_20_body" style:list-style-name="L25">
      <style:text-properties officeooo:paragraph-rsid="2a1cfa81"/>
    </style:style>
    <style:style style:name="P324" style:family="paragraph" style:parent-style-name="Text_20_body" style:list-style-name="L25">
      <style:text-properties officeooo:rsid="273ae6ca" officeooo:paragraph-rsid="2a1cfa81"/>
    </style:style>
    <style:style style:name="P325" style:family="paragraph" style:parent-style-name="Text_20_body" style:list-style-name="L25">
      <style:text-properties officeooo:rsid="273e3f29" officeooo:paragraph-rsid="2a1cfa81"/>
    </style:style>
    <style:style style:name="P326" style:family="paragraph" style:parent-style-name="Text_20_body" style:list-style-name="L27">
      <style:text-properties officeooo:paragraph-rsid="2a1cfa81"/>
    </style:style>
    <style:style style:name="P327" style:family="paragraph" style:parent-style-name="Text_20_body" style:list-style-name="L27">
      <style:text-properties officeooo:paragraph-rsid="2a3d546b"/>
    </style:style>
    <style:style style:name="P328" style:family="paragraph" style:parent-style-name="Text_20_body" style:list-style-name="L28">
      <style:text-properties officeooo:paragraph-rsid="2a8dd993"/>
    </style:style>
    <style:style style:name="P329" style:family="paragraph" style:parent-style-name="Text_20_body" style:list-style-name="L28">
      <style:text-properties officeooo:rsid="29515b8c" officeooo:paragraph-rsid="2aa2c670"/>
    </style:style>
    <style:style style:name="P330" style:family="paragraph" style:parent-style-name="Text_20_body" style:list-style-name="L29">
      <style:text-properties officeooo:paragraph-rsid="2a8f5104"/>
    </style:style>
    <style:style style:name="P331" style:family="paragraph" style:parent-style-name="Text_20_body" style:list-style-name="L30">
      <style:text-properties officeooo:paragraph-rsid="29ba11ee"/>
    </style:style>
    <style:style style:name="P332" style:family="paragraph" style:parent-style-name="Text_20_body" style:list-style-name="L31">
      <style:text-properties officeooo:paragraph-rsid="2794b590"/>
    </style:style>
    <style:style style:name="P333" style:family="paragraph" style:parent-style-name="Text_20_body" style:list-style-name="L32">
      <style:text-properties officeooo:paragraph-rsid="26c7af33"/>
    </style:style>
    <style:style style:name="P334" style:family="paragraph" style:parent-style-name="Text_20_body" style:list-style-name="L32">
      <style:text-properties officeooo:rsid="26ae7694" officeooo:paragraph-rsid="2775f45a"/>
    </style:style>
    <style:style style:name="P335" style:family="paragraph" style:parent-style-name="Text_20_body" style:list-style-name="L32">
      <style:text-properties fo:font-weight="bold" officeooo:rsid="2774dace" officeooo:paragraph-rsid="2774dace" style:font-weight-asian="bold" style:font-weight-complex="bold"/>
    </style:style>
    <style:style style:name="P336" style:family="paragraph" style:parent-style-name="Text_20_body" style:list-style-name="L32">
      <style:text-properties officeooo:rsid="2774dace" officeooo:paragraph-rsid="2774dace"/>
    </style:style>
    <style:style style:name="P337" style:family="paragraph" style:parent-style-name="Text_20_body" style:list-style-name="L32">
      <style:text-properties officeooo:rsid="26f9802d" officeooo:paragraph-rsid="26fbf756"/>
    </style:style>
    <style:style style:name="P338" style:family="paragraph" style:parent-style-name="Text_20_body" style:list-style-name="L35">
      <style:text-properties officeooo:rsid="2706f839" officeooo:paragraph-rsid="2706f839"/>
    </style:style>
    <style:style style:name="P339" style:family="paragraph" style:parent-style-name="Text_20_body" style:list-style-name="L35">
      <style:text-properties officeooo:rsid="2705f4df" officeooo:paragraph-rsid="26a8d4af"/>
    </style:style>
    <style:style style:name="P340" style:family="paragraph" style:parent-style-name="Text_20_body" style:list-style-name="L37">
      <style:text-properties officeooo:paragraph-rsid="2726737a"/>
    </style:style>
    <style:style style:name="P341" style:family="paragraph" style:parent-style-name="Text_20_body" style:list-style-name="L38">
      <style:text-properties officeooo:rsid="26da25e0" officeooo:paragraph-rsid="26e58a3c"/>
    </style:style>
    <style:style style:name="P342" style:family="paragraph" style:parent-style-name="Text_20_body" style:list-style-name="L39">
      <style:text-properties officeooo:rsid="26936a8c" officeooo:paragraph-rsid="26e03ca8"/>
    </style:style>
    <style:style style:name="P343" style:family="paragraph" style:parent-style-name="Text_20_body" style:list-style-name="L39">
      <style:text-properties officeooo:rsid="26d8fc9c" officeooo:paragraph-rsid="26e15b30"/>
    </style:style>
    <style:style style:name="P344" style:family="paragraph" style:parent-style-name="Text_20_body" style:list-style-name="L39">
      <style:text-properties officeooo:rsid="26d8fc9c" officeooo:paragraph-rsid="26e0b8c7"/>
    </style:style>
    <style:style style:name="P345" style:family="paragraph" style:parent-style-name="Text_20_body" style:list-style-name="L40">
      <style:text-properties officeooo:rsid="17d7660b" officeooo:paragraph-rsid="272cb78a"/>
    </style:style>
    <style:style style:name="P346" style:family="paragraph" style:parent-style-name="Text_20_body" style:list-style-name="L40">
      <style:text-properties officeooo:rsid="1b81f85d" officeooo:paragraph-rsid="272cb78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officeooo:rsid="27cb2800" style:font-style-asian="italic" style:font-style-complex="italic"/>
    </style:style>
    <style:style style:name="T8" style:family="text">
      <style:text-properties fo:language="cs" fo:country="CZ" fo:font-style="italic" officeooo:rsid="29264fe1" style:font-style-asian="italic" style:font-style-complex="italic"/>
    </style:style>
    <style:style style:name="T9" style:family="text">
      <style:text-properties fo:language="cs" fo:country="CZ" fo:font-style="italic" officeooo:rsid="285227e7" style:font-style-asian="italic" style:font-style-complex="italic"/>
    </style:style>
    <style:style style:name="T10" style:family="text">
      <style:text-properties fo:language="cs" fo:country="CZ" fo:font-style="italic" officeooo:rsid="284a5191" style:font-style-asian="italic" style:font-style-complex="italic"/>
    </style:style>
    <style:style style:name="T11" style:family="text">
      <style:text-properties fo:language="cs" fo:country="CZ" fo:font-style="italic" officeooo:rsid="29d97e1f" style:font-style-asian="italic" style:font-style-complex="italic"/>
    </style:style>
    <style:style style:name="T12" style:family="text">
      <style:text-properties fo:language="cs" fo:country="CZ" fo:font-style="italic" officeooo:rsid="29dd45df" style:font-style-asian="italic" style:font-style-complex="italic"/>
    </style:style>
    <style:style style:name="T13" style:family="text">
      <style:text-properties fo:language="cs" fo:country="CZ" fo:font-style="italic" officeooo:rsid="2a39e571" style:font-style-asian="italic" style:font-style-complex="italic"/>
    </style:style>
    <style:style style:name="T14" style:family="text">
      <style:text-properties fo:language="cs" fo:country="CZ" fo:font-style="italic" officeooo:rsid="2a4e672f" style:font-style-asian="italic" style:font-style-complex="italic"/>
    </style:style>
    <style:style style:name="T15" style:family="text">
      <style:text-properties fo:language="cs" fo:country="CZ" fo:font-style="italic" officeooo:rsid="27d9b9dd" style:font-style-asian="italic" style:font-style-complex="italic"/>
    </style:style>
    <style:style style:name="T16" style:family="text">
      <style:text-properties fo:language="cs" fo:country="CZ" fo:font-style="italic" officeooo:rsid="2a4c87a3" style:font-style-asian="italic" style:font-style-complex="italic"/>
    </style:style>
    <style:style style:name="T17" style:family="text">
      <style:text-properties fo:language="cs" fo:country="CZ" fo:font-style="italic" officeooo:rsid="2a5117c9" style:font-style-asian="italic" style:font-style-complex="italic"/>
    </style:style>
    <style:style style:name="T18" style:family="text">
      <style:text-properties fo:language="cs" fo:country="CZ" fo:font-style="italic" officeooo:rsid="2a51747c" style:font-style-asian="italic" style:font-style-complex="italic"/>
    </style:style>
    <style:style style:name="T19" style:family="text">
      <style:text-properties fo:language="cs" fo:country="CZ" fo:font-style="italic" officeooo:rsid="2a537355" style:font-style-asian="italic" style:font-style-complex="italic"/>
    </style:style>
    <style:style style:name="T20" style:family="text">
      <style:text-properties fo:language="cs" fo:country="CZ" fo:font-style="italic" officeooo:rsid="2a874811" style:font-style-asian="italic" style:font-style-complex="italic"/>
    </style:style>
    <style:style style:name="T21" style:family="text">
      <style:text-properties fo:language="cs" fo:country="CZ" fo:font-style="italic" officeooo:rsid="2a9ab105" style:font-style-asian="italic" style:font-style-complex="italic"/>
    </style:style>
    <style:style style:name="T22" style:family="text">
      <style:text-properties fo:language="cs" fo:country="CZ" fo:font-style="italic" officeooo:rsid="28200880" style:font-style-asian="italic" style:font-style-complex="italic"/>
    </style:style>
    <style:style style:name="T23" style:family="text">
      <style:text-properties fo:language="cs" fo:country="CZ" fo:font-style="italic" officeooo:rsid="282237a6" style:font-style-asian="italic" style:font-style-complex="italic"/>
    </style:style>
    <style:style style:name="T24" style:family="text">
      <style:text-properties fo:language="cs" fo:country="CZ" fo:font-style="italic" officeooo:rsid="2a9acb71" style:font-style-asian="italic" style:font-style-complex="italic"/>
    </style:style>
    <style:style style:name="T25" style:family="text">
      <style:text-properties fo:language="cs" fo:country="CZ" fo:font-style="italic" officeooo:rsid="2ad73243" style:font-style-asian="italic" style:font-style-complex="italic"/>
    </style:style>
    <style:style style:name="T26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27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28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29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0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1" style:family="text">
      <style:text-properties fo:language="cs" fo:country="CZ" fo:font-style="normal" style:font-style-asian="normal" style:font-style-complex="normal"/>
    </style:style>
    <style:style style:name="T32" style:family="text">
      <style:text-properties fo:language="cs" fo:country="CZ" fo:font-style="normal" officeooo:rsid="27b40b88" style:font-style-asian="normal" style:font-style-complex="normal"/>
    </style:style>
    <style:style style:name="T33" style:family="text">
      <style:text-properties fo:language="cs" fo:country="CZ" fo:font-style="normal" officeooo:rsid="27bb24ac" style:font-style-asian="normal" style:font-style-complex="normal"/>
    </style:style>
    <style:style style:name="T34" style:family="text">
      <style:text-properties fo:language="cs" fo:country="CZ" fo:font-style="normal" officeooo:rsid="27f392a0" style:font-style-asian="normal" style:font-style-complex="normal"/>
    </style:style>
    <style:style style:name="T35" style:family="text">
      <style:text-properties fo:language="cs" fo:country="CZ" fo:font-style="normal" officeooo:rsid="28195eca" style:font-style-asian="normal" style:font-style-complex="normal"/>
    </style:style>
    <style:style style:name="T36" style:family="text">
      <style:text-properties fo:language="cs" fo:country="CZ" fo:font-style="normal" officeooo:rsid="27d9b9dd" style:font-style-asian="normal" style:font-style-complex="normal"/>
    </style:style>
    <style:style style:name="T37" style:family="text">
      <style:text-properties fo:language="cs" fo:country="CZ" fo:font-style="normal" officeooo:rsid="29d97e1f" style:font-style-asian="normal" style:font-style-complex="normal"/>
    </style:style>
    <style:style style:name="T38" style:family="text">
      <style:text-properties fo:language="cs" fo:country="CZ" fo:font-style="normal" officeooo:rsid="282237a6" style:font-style-asian="normal" style:font-style-complex="normal"/>
    </style:style>
    <style:style style:name="T39" style:family="text">
      <style:text-properties fo:language="cs" fo:country="CZ" fo:font-style="normal" officeooo:rsid="284a5191" style:font-style-asian="normal" style:font-style-complex="normal"/>
    </style:style>
    <style:style style:name="T40" style:family="text">
      <style:text-properties fo:language="cs" fo:country="CZ" fo:font-style="normal" officeooo:rsid="295f1c38" style:font-style-asian="normal" style:font-style-complex="normal"/>
    </style:style>
    <style:style style:name="T41" style:family="text">
      <style:text-properties fo:language="cs" fo:country="CZ" fo:font-style="normal" officeooo:rsid="28451b0b" style:font-style-asian="normal" style:font-style-complex="normal"/>
    </style:style>
    <style:style style:name="T42" style:family="text">
      <style:text-properties fo:language="cs" fo:country="CZ" fo:font-style="normal" officeooo:rsid="2a2ecec8" style:font-style-asian="normal" style:font-style-complex="normal"/>
    </style:style>
    <style:style style:name="T43" style:family="text">
      <style:text-properties fo:language="cs" fo:country="CZ" fo:font-style="normal" officeooo:rsid="2a3083ee" style:font-style-asian="normal" style:font-style-complex="normal"/>
    </style:style>
    <style:style style:name="T44" style:family="text">
      <style:text-properties fo:language="cs" fo:country="CZ" fo:font-style="normal" officeooo:rsid="2a4c87a3" style:font-style-asian="normal" style:font-style-complex="normal"/>
    </style:style>
    <style:style style:name="T45" style:family="text">
      <style:text-properties fo:language="cs" fo:country="CZ" fo:font-style="normal" officeooo:rsid="2a4e672f" style:font-style-asian="normal" style:font-style-complex="normal"/>
    </style:style>
    <style:style style:name="T46" style:family="text">
      <style:text-properties fo:language="cs" fo:country="CZ" fo:font-style="normal" officeooo:rsid="2a5117c9" style:font-style-asian="normal" style:font-style-complex="normal"/>
    </style:style>
    <style:style style:name="T47" style:family="text">
      <style:text-properties fo:language="cs" fo:country="CZ" fo:font-style="normal" officeooo:rsid="2ab9b231" style:font-style-asian="normal" style:font-style-complex="normal"/>
    </style:style>
    <style:style style:name="T48" style:family="text">
      <style:text-properties fo:language="cs" fo:country="CZ" fo:font-style="normal" officeooo:rsid="2abbf9a7" style:font-style-asian="normal" style:font-style-complex="normal"/>
    </style:style>
    <style:style style:name="T49" style:family="text">
      <style:text-properties fo:language="cs" fo:country="CZ" fo:font-style="normal" officeooo:rsid="2abb9598" style:font-style-asian="normal" style:font-style-complex="normal"/>
    </style:style>
    <style:style style:name="T50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1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2" style:family="text">
      <style:text-properties fo:language="cs" fo:country="CZ" fo:font-style="normal" fo:font-weight="bold" officeooo:rsid="2a2ecec8" style:font-style-asian="normal" style:font-weight-asian="bold" style:font-style-complex="normal" style:font-weight-complex="bold"/>
    </style:style>
    <style:style style:name="T53" style:family="text">
      <style:text-properties fo:language="cs" fo:country="CZ" officeooo:rsid="17d91553"/>
    </style:style>
    <style:style style:name="T54" style:family="text">
      <style:text-properties fo:language="cs" fo:country="CZ" officeooo:rsid="17d9dad5"/>
    </style:style>
    <style:style style:name="T55" style:family="text">
      <style:text-properties fo:language="cs" fo:country="CZ" officeooo:rsid="17db9b9e"/>
    </style:style>
    <style:style style:name="T56" style:family="text">
      <style:text-properties fo:language="cs" fo:country="CZ" officeooo:rsid="17dcd279"/>
    </style:style>
    <style:style style:name="T57" style:family="text">
      <style:text-properties fo:language="cs" fo:country="CZ" fo:font-weight="bold" style:font-weight-asian="bold" style:font-weight-complex="bold"/>
    </style:style>
    <style:style style:name="T58" style:family="text">
      <style:text-properties fo:language="cs" fo:country="CZ" fo:font-weight="bold" officeooo:rsid="1fbc58e9" style:font-weight-asian="bold" style:font-weight-complex="bold"/>
    </style:style>
    <style:style style:name="T59" style:family="text">
      <style:text-properties fo:language="cs" fo:country="CZ" fo:font-weight="bold" officeooo:rsid="282237a6" style:font-weight-asian="bold" style:font-weight-complex="bold"/>
    </style:style>
    <style:style style:name="T60" style:family="text">
      <style:text-properties fo:language="cs" fo:country="CZ" fo:font-weight="bold" officeooo:rsid="2a0e528b" style:font-weight-asian="bold" style:font-weight-complex="bold"/>
    </style:style>
    <style:style style:name="T61" style:family="text">
      <style:text-properties fo:language="cs" fo:country="CZ" fo:font-weight="bold" officeooo:rsid="27cb2800" style:font-weight-asian="bold" style:font-weight-complex="bold"/>
    </style:style>
    <style:style style:name="T62" style:family="text">
      <style:text-properties fo:language="cs" fo:country="CZ" officeooo:rsid="1b8046ef"/>
    </style:style>
    <style:style style:name="T63" style:family="text">
      <style:text-properties fo:language="cs" fo:country="CZ" officeooo:rsid="1b81f85d"/>
    </style:style>
    <style:style style:name="T64" style:family="text">
      <style:text-properties fo:language="cs" fo:country="CZ" officeooo:rsid="1b8368fb"/>
    </style:style>
    <style:style style:name="T65" style:family="text">
      <style:text-properties fo:language="cs" fo:country="CZ" officeooo:rsid="1b84ea54"/>
    </style:style>
    <style:style style:name="T66" style:family="text">
      <style:text-properties fo:language="cs" fo:country="CZ" officeooo:rsid="1fb71feb"/>
    </style:style>
    <style:style style:name="T67" style:family="text">
      <style:text-properties fo:language="cs" fo:country="CZ" officeooo:rsid="1fb7ab9e"/>
    </style:style>
    <style:style style:name="T68" style:family="text">
      <style:text-properties fo:language="cs" fo:country="CZ" officeooo:rsid="1fb84d73"/>
    </style:style>
    <style:style style:name="T69" style:family="text">
      <style:text-properties fo:language="cs" fo:country="CZ" officeooo:rsid="1fbb9681"/>
    </style:style>
    <style:style style:name="T70" style:family="text">
      <style:text-properties fo:language="cs" fo:country="CZ" officeooo:rsid="202b4e26"/>
    </style:style>
    <style:style style:name="T71" style:family="text">
      <style:text-properties fo:language="cs" fo:country="CZ" officeooo:rsid="207bc3d6"/>
    </style:style>
    <style:style style:name="T72" style:family="text">
      <style:text-properties fo:language="cs" fo:country="CZ" officeooo:rsid="251ad9ea"/>
    </style:style>
    <style:style style:name="T73" style:family="text">
      <style:text-properties fo:language="cs" fo:country="CZ" officeooo:rsid="251c4000"/>
    </style:style>
    <style:style style:name="T74" style:family="text">
      <style:text-properties fo:language="cs" fo:country="CZ" officeooo:rsid="251cdb86"/>
    </style:style>
    <style:style style:name="T75" style:family="text">
      <style:text-properties fo:language="cs" fo:country="CZ" officeooo:rsid="273164f3"/>
    </style:style>
    <style:style style:name="T76" style:family="text">
      <style:text-properties fo:language="cs" fo:country="CZ" officeooo:rsid="27bb24ac"/>
    </style:style>
    <style:style style:name="T77" style:family="text">
      <style:text-properties fo:language="cs" fo:country="CZ" officeooo:rsid="281de97a"/>
    </style:style>
    <style:style style:name="T78" style:family="text">
      <style:text-properties fo:language="cs" fo:country="CZ" officeooo:rsid="28200880"/>
    </style:style>
    <style:style style:name="T79" style:family="text">
      <style:text-properties fo:language="cs" fo:country="CZ" officeooo:rsid="28213d47"/>
    </style:style>
    <style:style style:name="T80" style:family="text">
      <style:text-properties fo:language="cs" fo:country="CZ" officeooo:rsid="2821b2a5"/>
    </style:style>
    <style:style style:name="T81" style:family="text">
      <style:text-properties fo:language="cs" fo:country="CZ" officeooo:rsid="282237a6"/>
    </style:style>
    <style:style style:name="T82" style:family="text">
      <style:text-properties fo:language="cs" fo:country="CZ" officeooo:rsid="283ede64"/>
    </style:style>
    <style:style style:name="T83" style:family="text">
      <style:text-properties fo:language="cs" fo:country="CZ" officeooo:rsid="28520c6c"/>
    </style:style>
    <style:style style:name="T84" style:family="text">
      <style:text-properties fo:language="cs" fo:country="CZ" fo:font-weight="normal" style:font-weight-asian="normal" style:font-weight-complex="normal"/>
    </style:style>
    <style:style style:name="T85" style:family="text">
      <style:text-properties fo:language="cs" fo:country="CZ" officeooo:rsid="2a0ab732"/>
    </style:style>
    <style:style style:name="T86" style:family="text">
      <style:text-properties fo:language="cs" fo:country="CZ" officeooo:rsid="2a0cadf3"/>
    </style:style>
    <style:style style:name="T87" style:family="text">
      <style:text-properties fo:language="cs" fo:country="CZ" officeooo:rsid="2a0e528b"/>
    </style:style>
    <style:style style:name="T88" style:family="text">
      <style:text-properties fo:language="cs" fo:country="CZ" officeooo:rsid="2a2d4dd8"/>
    </style:style>
    <style:style style:name="T89" style:family="text">
      <style:text-properties fo:language="cs" fo:country="CZ" officeooo:rsid="2a4f670f"/>
    </style:style>
    <style:style style:name="T90" style:family="text">
      <style:text-properties fo:language="cs" fo:country="CZ" officeooo:rsid="2ac037d7"/>
    </style:style>
    <style:style style:name="T91" style:family="text">
      <style:text-properties fo:language="cs" fo:country="CZ" officeooo:rsid="27cb2800"/>
    </style:style>
    <style:style style:name="T92" style:family="text">
      <style:text-properties fo:language="cs" fo:country="CZ" officeooo:rsid="2a5468fd"/>
    </style:style>
    <style:style style:name="T93" style:family="text">
      <style:text-properties fo:language="cs" fo:country="CZ" officeooo:rsid="2ad73243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26c8cb7a" style:font-style-asian="italic" style:font-style-complex="italic"/>
    </style:style>
    <style:style style:name="T96" style:family="text">
      <style:text-properties fo:font-style="italic" officeooo:rsid="26f2a356" style:font-style-asian="italic" style:font-style-complex="italic"/>
    </style:style>
    <style:style style:name="T97" style:family="text">
      <style:text-properties fo:font-style="italic" officeooo:rsid="2702a9f6" style:font-style-asian="italic" style:font-style-complex="italic"/>
    </style:style>
    <style:style style:name="T98" style:family="text">
      <style:text-properties fo:font-style="italic" officeooo:rsid="2740c793" style:font-style-asian="italic" style:font-style-complex="italic"/>
    </style:style>
    <style:style style:name="T99" style:family="text">
      <style:text-properties fo:font-style="italic" officeooo:rsid="2783b192" style:font-style-asian="italic" style:font-style-complex="italic"/>
    </style:style>
    <style:style style:name="T100" style:family="text">
      <style:text-properties fo:font-style="italic" officeooo:rsid="2814d50f" style:font-style-asian="italic" style:font-style-complex="italic"/>
    </style:style>
    <style:style style:name="T101" style:family="text">
      <style:text-properties fo:font-style="italic" officeooo:rsid="284a5191" style:font-style-asian="italic" style:font-style-complex="italic"/>
    </style:style>
    <style:style style:name="T102" style:family="text">
      <style:text-properties fo:font-style="italic" officeooo:rsid="28a2e098" style:font-style-asian="italic" style:font-style-complex="italic"/>
    </style:style>
    <style:style style:name="T103" style:family="text">
      <style:text-properties fo:font-style="italic" officeooo:rsid="29201ac6" style:font-style-asian="italic" style:font-style-complex="italic"/>
    </style:style>
    <style:style style:name="T104" style:family="text">
      <style:text-properties fo:font-style="italic" officeooo:rsid="2952b3f6" style:font-style-asian="italic" style:font-style-complex="italic"/>
    </style:style>
    <style:style style:name="T105" style:family="text">
      <style:text-properties fo:font-style="italic" officeooo:rsid="299ad1d2" style:font-style-asian="italic" style:font-style-complex="italic"/>
    </style:style>
    <style:style style:name="T106" style:family="text">
      <style:text-properties fo:font-style="italic" officeooo:rsid="299f01f7" style:font-style-asian="italic" style:font-style-complex="italic"/>
    </style:style>
    <style:style style:name="T107" style:family="text">
      <style:text-properties fo:font-style="italic" officeooo:rsid="299fb11a" style:font-style-asian="italic" style:font-style-complex="italic"/>
    </style:style>
    <style:style style:name="T108" style:family="text">
      <style:text-properties fo:font-style="italic" officeooo:rsid="29a09a34" style:font-style-asian="italic" style:font-style-complex="italic"/>
    </style:style>
    <style:style style:name="T109" style:family="text">
      <style:text-properties fo:font-style="italic" officeooo:rsid="2750f31d" style:font-style-asian="italic" style:font-style-complex="italic"/>
    </style:style>
    <style:style style:name="T110" style:family="text">
      <style:text-properties fo:font-style="italic" officeooo:rsid="27e2dc8a" style:font-style-asian="italic" style:font-style-complex="italic"/>
    </style:style>
    <style:style style:name="T111" style:family="text">
      <style:text-properties fo:font-style="italic" officeooo:rsid="29cbfb64" style:font-style-asian="italic" style:font-style-complex="italic"/>
    </style:style>
    <style:style style:name="T112" style:family="text">
      <style:text-properties fo:font-style="italic" officeooo:rsid="29b72064" style:font-style-asian="italic" style:font-style-complex="italic"/>
    </style:style>
    <style:style style:name="T113" style:family="text">
      <style:text-properties fo:font-style="italic" officeooo:rsid="2794b590" style:font-style-asian="italic" style:font-style-complex="italic"/>
    </style:style>
    <style:style style:name="T114" style:family="text">
      <style:text-properties fo:font-style="italic" officeooo:rsid="29d4e64a" style:font-style-asian="italic" style:font-style-complex="italic"/>
    </style:style>
    <style:style style:name="T115" style:family="text">
      <style:text-properties fo:font-style="italic" officeooo:rsid="274fdb04" style:font-style-asian="italic" style:font-style-complex="italic"/>
    </style:style>
    <style:style style:name="T116" style:family="text">
      <style:text-properties fo:font-style="italic" officeooo:rsid="2a46c372" style:font-style-asian="italic" style:font-style-complex="italic"/>
    </style:style>
    <style:style style:name="T117" style:family="text">
      <style:text-properties fo:font-style="italic" officeooo:rsid="2a5117c9" style:font-style-asian="italic" style:font-style-complex="italic"/>
    </style:style>
    <style:style style:name="T118" style:family="text">
      <style:text-properties fo:font-style="italic" officeooo:rsid="2a528bee" style:font-style-asian="italic" style:font-style-complex="italic"/>
    </style:style>
    <style:style style:name="T119" style:family="text">
      <style:text-properties fo:font-style="italic" officeooo:rsid="2a5b9c85" style:font-style-asian="italic" style:font-style-complex="italic"/>
    </style:style>
    <style:style style:name="T120" style:family="text">
      <style:text-properties fo:font-style="italic" officeooo:rsid="2a5da05a" style:font-style-asian="italic" style:font-style-complex="italic"/>
    </style:style>
    <style:style style:name="T121" style:family="text">
      <style:text-properties fo:font-style="italic" officeooo:rsid="2a8dd993" style:font-style-asian="italic" style:font-style-complex="italic"/>
    </style:style>
    <style:style style:name="T122" style:family="text">
      <style:text-properties fo:font-style="italic" style:text-underline-style="none" style:font-style-asian="italic" style:font-style-complex="italic"/>
    </style:style>
    <style:style style:name="T123" style:family="text">
      <style:text-properties fo:font-style="italic" style:text-underline-style="none" officeooo:rsid="26f2a356" style:font-style-asian="italic" style:font-style-complex="italic"/>
    </style:style>
    <style:style style:name="T1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officeooo:rsid="2a42ecde" style:font-style-asian="italic" style:font-weight-asian="normal" style:font-style-complex="italic" style:font-weight-complex="normal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19e265e8" style:font-style-asian="normal" style:font-style-complex="normal"/>
    </style:style>
    <style:style style:name="T128" style:family="text">
      <style:text-properties fo:font-style="normal" officeooo:rsid="26fbf756" style:font-style-asian="normal" style:font-style-complex="normal"/>
    </style:style>
    <style:style style:name="T129" style:family="text">
      <style:text-properties fo:font-style="normal" officeooo:rsid="27360cc4" style:font-style-asian="normal" style:font-style-complex="normal"/>
    </style:style>
    <style:style style:name="T130" style:family="text">
      <style:text-properties fo:font-style="normal" officeooo:rsid="2737d4ef" style:font-style-asian="normal" style:font-style-complex="normal"/>
    </style:style>
    <style:style style:name="T131" style:family="text">
      <style:text-properties fo:font-style="normal" officeooo:rsid="2738801d" style:font-style-asian="normal" style:font-style-complex="normal"/>
    </style:style>
    <style:style style:name="T132" style:family="text">
      <style:text-properties fo:font-style="normal" officeooo:rsid="2740c793" style:font-style-asian="normal" style:font-style-complex="normal"/>
    </style:style>
    <style:style style:name="T133" style:family="text">
      <style:text-properties fo:font-style="normal" officeooo:rsid="27581f62" style:font-style-asian="normal" style:font-style-complex="normal"/>
    </style:style>
    <style:style style:name="T134" style:family="text">
      <style:text-properties fo:font-style="normal" officeooo:rsid="275dd37e" style:font-style-asian="normal" style:font-style-complex="normal"/>
    </style:style>
    <style:style style:name="T135" style:family="text">
      <style:text-properties fo:font-style="normal" officeooo:rsid="289a74d5" style:font-style-asian="normal" style:font-style-complex="normal"/>
    </style:style>
    <style:style style:name="T136" style:family="text">
      <style:text-properties fo:font-style="normal" officeooo:rsid="296c71b6" style:font-style-asian="normal" style:font-style-complex="normal"/>
    </style:style>
    <style:style style:name="T137" style:family="text">
      <style:text-properties fo:font-style="normal" officeooo:rsid="2980577d" style:font-style-asian="normal" style:font-style-complex="normal"/>
    </style:style>
    <style:style style:name="T138" style:family="text">
      <style:text-properties fo:font-style="normal" officeooo:rsid="2981f907" style:font-style-asian="normal" style:font-style-complex="normal"/>
    </style:style>
    <style:style style:name="T139" style:family="text">
      <style:text-properties fo:font-style="normal" officeooo:rsid="2983cd33" style:font-style-asian="normal" style:font-style-complex="normal"/>
    </style:style>
    <style:style style:name="T140" style:family="text">
      <style:text-properties fo:font-style="normal" officeooo:rsid="2984a4c3" style:font-style-asian="normal" style:font-style-complex="normal"/>
    </style:style>
    <style:style style:name="T141" style:family="text">
      <style:text-properties fo:font-style="normal" officeooo:rsid="29869e1b" style:font-style-asian="normal" style:font-style-complex="normal"/>
    </style:style>
    <style:style style:name="T142" style:family="text">
      <style:text-properties fo:font-style="normal" officeooo:rsid="2988820b" style:font-style-asian="normal" style:font-style-complex="normal"/>
    </style:style>
    <style:style style:name="T143" style:family="text">
      <style:text-properties fo:font-style="normal" officeooo:rsid="29e1b3f0" style:font-style-asian="normal" style:font-style-complex="normal"/>
    </style:style>
    <style:style style:name="T144" style:family="text">
      <style:text-properties fo:font-style="normal" officeooo:rsid="27dd4a13" style:font-style-asian="normal" style:font-style-complex="normal"/>
    </style:style>
    <style:style style:name="T145" style:family="text">
      <style:text-properties fo:font-style="normal" officeooo:rsid="299fb11a" style:font-style-asian="normal" style:font-style-complex="normal"/>
    </style:style>
    <style:style style:name="T146" style:family="text">
      <style:text-properties fo:font-style="normal" officeooo:rsid="298a66dd" style:font-style-asian="normal" style:font-style-complex="normal"/>
    </style:style>
    <style:style style:name="T147" style:family="text">
      <style:text-properties fo:font-style="normal" officeooo:rsid="2952b3f6" style:font-style-asian="normal" style:font-style-complex="normal"/>
    </style:style>
    <style:style style:name="T148" style:family="text">
      <style:text-properties fo:font-style="normal" officeooo:rsid="29ba11ee" style:font-style-asian="normal" style:font-style-complex="normal"/>
    </style:style>
    <style:style style:name="T149" style:family="text">
      <style:text-properties fo:font-style="normal" officeooo:rsid="2a5117c9" style:font-style-asian="normal" style:font-style-complex="normal"/>
    </style:style>
    <style:style style:name="T150" style:family="text">
      <style:text-properties fo:font-style="normal" officeooo:rsid="2a8dd993" style:font-style-asian="normal" style:font-style-complex="normal"/>
    </style:style>
    <style:style style:name="T151" style:family="text">
      <style:text-properties fo:font-style="normal" officeooo:rsid="2a8e77a5" style:font-style-asian="normal" style:font-style-complex="normal"/>
    </style:style>
    <style:style style:name="T152" style:family="text">
      <style:text-properties fo:font-style="normal" officeooo:rsid="29b72064" style:font-style-asian="normal" style:font-style-complex="normal"/>
    </style:style>
    <style:style style:name="T153" style:family="text">
      <style:text-properties fo:font-style="normal" officeooo:rsid="2a91d861" style:font-style-asian="normal" style:font-style-complex="normal"/>
    </style:style>
    <style:style style:name="T154" style:family="text">
      <style:text-properties fo:font-style="normal" officeooo:rsid="2a9e6f19" style:font-style-asian="normal" style:font-style-complex="normal"/>
    </style:style>
    <style:style style:name="T155" style:family="text">
      <style:text-properties fo:font-style="normal" officeooo:rsid="2783b192" style:font-style-asian="normal" style:font-style-complex="normal"/>
    </style:style>
    <style:style style:name="T156" style:family="text">
      <style:text-properties fo:font-style="normal" officeooo:rsid="2aa2c670" style:font-style-asian="normal" style:font-style-complex="normal"/>
    </style:style>
    <style:style style:name="T157" style:family="text">
      <style:text-properties fo:font-style="normal" officeooo:rsid="275aa269" style:font-style-asian="normal" style:font-style-complex="normal"/>
    </style:style>
    <style:style style:name="T158" style:family="text">
      <style:text-properties fo:font-style="normal" officeooo:rsid="2ab37952" style:font-style-asian="normal" style:font-style-complex="normal"/>
    </style:style>
    <style:style style:name="T159" style:family="text">
      <style:text-properties fo:font-style="normal" officeooo:rsid="2ad12761" style:font-style-asian="normal" style:font-style-complex="normal"/>
    </style:style>
    <style:style style:name="T160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67" style:family="text">
      <style:text-properties fo:font-style="normal" fo:font-weight="normal" officeooo:rsid="207a0c1d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25563c75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2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73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74" style:family="text">
      <style:text-properties fo:font-style="normal" style:text-underline-style="none" style:font-style-asian="normal" style:font-style-complex="normal"/>
    </style:style>
    <style:style style:name="T175" style:family="text">
      <style:text-properties fo:font-style="normal" style:text-underline-style="none" officeooo:rsid="2a47d838" style:font-style-asian="normal" style:font-style-complex="normal"/>
    </style:style>
    <style:style style:name="T176" style:family="text">
      <style:text-properties fo:font-style="normal" style:text-underline-style="none" officeooo:rsid="2a8dd993" style:font-style-asian="normal" style:font-style-complex="normal"/>
    </style:style>
    <style:style style:name="T177" style:family="text">
      <style:text-properties fo:font-style="normal" style:text-underline-style="none" officeooo:rsid="29b72064" style:font-style-asian="normal" style:font-style-complex="normal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officeooo:rsid="207a0c1d" style:font-weight-asian="bold" style:font-weight-complex="bold"/>
    </style:style>
    <style:style style:name="T180" style:family="text">
      <style:text-properties fo:font-weight="bold" officeooo:rsid="26a9ee82" style:font-weight-asian="bold" style:font-weight-complex="bold"/>
    </style:style>
    <style:style style:name="T181" style:family="text">
      <style:text-properties fo:font-weight="bold" officeooo:rsid="28f654b5" style:font-weight-asian="bold" style:font-weight-complex="bold"/>
    </style:style>
    <style:style style:name="T182" style:family="text">
      <style:text-properties fo:font-weight="bold" officeooo:rsid="28fa5655" style:font-weight-asian="bold" style:font-weight-complex="bold"/>
    </style:style>
    <style:style style:name="T183" style:family="text">
      <style:text-properties fo:font-weight="bold" officeooo:rsid="291c77bf" style:font-weight-asian="bold" style:font-weight-complex="bold"/>
    </style:style>
    <style:style style:name="T184" style:family="text">
      <style:text-properties fo:font-weight="bold" officeooo:rsid="29766003" style:font-weight-asian="bold" style:font-weight-complex="bold"/>
    </style:style>
    <style:style style:name="T185" style:family="text">
      <style:text-properties fo:font-weight="bold" officeooo:rsid="29c1d6ca" style:font-weight-asian="bold" style:font-weight-complex="bold"/>
    </style:style>
    <style:style style:name="T186" style:family="text">
      <style:text-properties fo:font-weight="bold" officeooo:rsid="2a11a906" style:font-weight-asian="bold" style:font-weight-complex="bold"/>
    </style:style>
    <style:style style:name="T187" style:family="text">
      <style:text-properties fo:font-weight="bold" officeooo:rsid="2a12f018" style:font-weight-asian="bold" style:font-weight-complex="bold"/>
    </style:style>
    <style:style style:name="T188" style:family="text">
      <style:text-properties fo:font-weight="bold" officeooo:rsid="2a148a63" style:font-weight-asian="bold" style:font-weight-complex="bold"/>
    </style:style>
    <style:style style:name="T189" style:family="text">
      <style:text-properties fo:font-weight="bold" officeooo:rsid="2a173314" style:font-weight-asian="bold" style:font-weight-complex="bold"/>
    </style:style>
    <style:style style:name="T190" style:family="text">
      <style:text-properties fo:font-weight="bold" officeooo:rsid="2a18bced" style:font-weight-asian="bold" style:font-weight-complex="bold"/>
    </style:style>
    <style:style style:name="T191" style:family="text">
      <style:text-properties fo:font-weight="bold" officeooo:rsid="2a560cd0" style:font-weight-asian="bold" style:font-weight-complex="bold"/>
    </style:style>
    <style:style style:name="T192" style:family="text">
      <style:text-properties fo:font-weight="bold" officeooo:rsid="2a5e749b" style:font-weight-asian="bold" style:font-weight-complex="bold"/>
    </style:style>
    <style:style style:name="T193" style:family="text">
      <style:text-properties fo:font-weight="bold" officeooo:rsid="2794b590" style:font-weight-asian="bold" style:font-weight-complex="bold"/>
    </style:style>
    <style:style style:name="T194" style:family="text">
      <style:text-properties fo:font-weight="bold" officeooo:rsid="267200fc" style:font-weight-asian="bold" style:font-weight-complex="bold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weight="normal" officeooo:rsid="272cb78a" style:font-weight-asian="normal" style:font-weight-complex="normal"/>
    </style:style>
    <style:style style:name="T197" style:family="text">
      <style:text-properties fo:font-weight="normal" officeooo:rsid="2859e9b8" style:font-weight-asian="normal" style:font-weight-complex="normal"/>
    </style:style>
    <style:style style:name="T198" style:family="text">
      <style:text-properties fo:font-weight="normal" officeooo:rsid="2a560cd0" style:font-weight-asian="normal" style:font-weight-complex="normal"/>
    </style:style>
    <style:style style:name="T199" style:family="text">
      <style:text-properties fo:font-weight="normal" officeooo:rsid="2a5e749b" style:font-weight-asian="normal" style:font-weight-complex="normal"/>
    </style:style>
    <style:style style:name="T200" style:family="text">
      <style:text-properties fo:font-weight="normal" officeooo:rsid="2a5ec47e" style:font-weight-asian="normal" style:font-weight-complex="normal"/>
    </style:style>
    <style:style style:name="T201" style:family="text">
      <style:text-properties fo:font-weight="normal" officeooo:rsid="2a91d861" style:font-weight-asian="normal" style:font-weight-complex="normal"/>
    </style:style>
    <style:style style:name="T202" style:family="text">
      <style:text-properties fo:font-weight="normal" officeooo:rsid="26ab7652" style:font-weight-asian="normal" style:font-weight-complex="normal"/>
    </style:style>
    <style:style style:name="T203" style:family="text">
      <style:text-properties officeooo:rsid="19e265e8"/>
    </style:style>
    <style:style style:name="T204" style:family="text">
      <style:text-properties fo:language="en" fo:country="US" officeooo:rsid="202b4e26"/>
    </style:style>
    <style:style style:name="T205" style:family="text">
      <style:text-properties officeooo:rsid="207a0c1d"/>
    </style:style>
    <style:style style:name="T206" style:family="text">
      <style:text-properties style:text-underline-style="solid" style:text-underline-width="auto" style:text-underline-color="font-color"/>
    </style:style>
    <style:style style:name="T207" style:family="text">
      <style:text-properties style:text-underline-style="solid" style:text-underline-width="auto" style:text-underline-color="font-color" officeooo:rsid="26989a2f"/>
    </style:style>
    <style:style style:name="T208" style:family="text">
      <style:text-properties style:text-underline-style="solid" style:text-underline-width="auto" style:text-underline-color="font-color" officeooo:rsid="26d7526d"/>
    </style:style>
    <style:style style:name="T209" style:family="text">
      <style:text-properties style:text-underline-style="solid" style:text-underline-width="auto" style:text-underline-color="font-color" officeooo:rsid="275aa269"/>
    </style:style>
    <style:style style:name="T210" style:family="text">
      <style:text-properties style:text-underline-style="solid" style:text-underline-width="auto" style:text-underline-color="font-color" officeooo:rsid="28129265"/>
    </style:style>
    <style:style style:name="T211" style:family="text">
      <style:text-properties style:text-underline-style="solid" style:text-underline-width="auto" style:text-underline-color="font-color" officeooo:rsid="17e6c942"/>
    </style:style>
    <style:style style:name="T212" style:family="text">
      <style:text-properties style:text-underline-style="solid" style:text-underline-width="auto" style:text-underline-color="font-color" officeooo:rsid="2896bafe"/>
    </style:style>
    <style:style style:name="T213" style:family="text">
      <style:text-properties style:text-underline-style="solid" style:text-underline-width="auto" style:text-underline-color="font-color" officeooo:rsid="289b8866"/>
    </style:style>
    <style:style style:name="T214" style:family="text">
      <style:text-properties style:text-underline-style="solid" style:text-underline-width="auto" style:text-underline-color="font-color" officeooo:rsid="284ed08a"/>
    </style:style>
    <style:style style:name="T215" style:family="text">
      <style:text-properties style:text-underline-style="solid" style:text-underline-width="auto" style:text-underline-color="font-color" officeooo:rsid="289e4813"/>
    </style:style>
    <style:style style:name="T216" style:family="text">
      <style:text-properties style:text-underline-style="solid" style:text-underline-width="auto" style:text-underline-color="font-color" officeooo:rsid="2783b192"/>
    </style:style>
    <style:style style:name="T217" style:family="text">
      <style:text-properties style:text-underline-style="solid" style:text-underline-width="auto" style:text-underline-color="font-color" officeooo:rsid="28bd5469"/>
    </style:style>
    <style:style style:name="T218" style:family="text">
      <style:text-properties style:text-underline-style="solid" style:text-underline-width="auto" style:text-underline-color="font-color" officeooo:rsid="28e76ce5"/>
    </style:style>
    <style:style style:name="T219" style:family="text">
      <style:text-properties style:text-underline-style="solid" style:text-underline-width="auto" style:text-underline-color="font-color" officeooo:rsid="28c62bc8"/>
    </style:style>
    <style:style style:name="T220" style:family="text">
      <style:text-properties style:text-underline-style="solid" style:text-underline-width="auto" style:text-underline-color="font-color" officeooo:rsid="293b8584"/>
    </style:style>
    <style:style style:name="T221" style:family="text">
      <style:text-properties style:text-underline-style="solid" style:text-underline-width="auto" style:text-underline-color="font-color" officeooo:rsid="29645d30"/>
    </style:style>
    <style:style style:name="T222" style:family="text">
      <style:text-properties style:text-underline-style="solid" style:text-underline-width="auto" style:text-underline-color="font-color" officeooo:rsid="296c71b6"/>
    </style:style>
    <style:style style:name="T223" style:family="text">
      <style:text-properties style:text-underline-style="solid" style:text-underline-width="auto" style:text-underline-color="font-color" officeooo:rsid="29e284b1"/>
    </style:style>
    <style:style style:name="T224" style:family="text">
      <style:text-properties style:text-underline-style="solid" style:text-underline-width="auto" style:text-underline-color="font-color" officeooo:rsid="2984a4c3"/>
    </style:style>
    <style:style style:name="T225" style:family="text">
      <style:text-properties style:text-underline-style="none"/>
    </style:style>
    <style:style style:name="T226" style:family="text">
      <style:text-properties style:text-underline-style="none" officeooo:rsid="26d7526d"/>
    </style:style>
    <style:style style:name="T227" style:family="text">
      <style:text-properties style:text-underline-style="none" officeooo:rsid="26daeec0"/>
    </style:style>
    <style:style style:name="T228" style:family="text">
      <style:text-properties style:text-underline-style="none" officeooo:rsid="280323f7"/>
    </style:style>
    <style:style style:name="T229" style:family="text">
      <style:text-properties style:text-underline-style="none" officeooo:rsid="289b8866"/>
    </style:style>
    <style:style style:name="T230" style:family="text">
      <style:text-properties style:text-underline-style="none" officeooo:rsid="289e4813"/>
    </style:style>
    <style:style style:name="T231" style:family="text">
      <style:text-properties style:text-underline-style="none" officeooo:rsid="28c62bc8"/>
    </style:style>
    <style:style style:name="T232" style:family="text">
      <style:text-properties style:text-underline-style="none" officeooo:rsid="284ed08a"/>
    </style:style>
    <style:style style:name="T233" style:family="text">
      <style:text-properties style:text-underline-style="none" officeooo:rsid="28ed2fb6"/>
    </style:style>
    <style:style style:name="T234" style:family="text">
      <style:text-properties style:text-underline-style="none" officeooo:rsid="290011b2"/>
    </style:style>
    <style:style style:name="T235" style:family="text">
      <style:text-properties style:text-underline-style="none" officeooo:rsid="296c71b6"/>
    </style:style>
    <style:style style:name="T236" style:family="text">
      <style:text-properties style:text-underline-style="none" officeooo:rsid="29b72064"/>
    </style:style>
    <style:style style:name="T237" style:family="text">
      <style:text-properties style:text-underline-style="none" officeooo:rsid="29e284b1"/>
    </style:style>
    <style:style style:name="T238" style:family="text">
      <style:text-properties style:text-underline-style="none" officeooo:rsid="29e46aeb"/>
    </style:style>
    <style:style style:name="T239" style:family="text">
      <style:text-properties style:text-underline-style="none" officeooo:rsid="29e6026e"/>
    </style:style>
    <style:style style:name="T240" style:family="text">
      <style:text-properties style:text-underline-style="none" officeooo:rsid="2aaf8ce8"/>
    </style:style>
    <style:style style:name="T241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42" style:family="text">
      <style:text-properties fo:font-variant="normal" fo:text-transform="none" fo:color="#222222" fo:letter-spacing="normal" fo:language="cs" fo:country="CZ"/>
    </style:style>
    <style:style style:name="T243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44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45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46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47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48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49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50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51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52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53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54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55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56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57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58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59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60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61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62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63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64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65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266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26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26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26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27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27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27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273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274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275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276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277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278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279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280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281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282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283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284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285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286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287" style:family="text">
      <style:text-properties fo:font-variant="normal" fo:text-transform="none" fo:color="#222222" fo:letter-spacing="normal" fo:language="cs" fo:country="CZ" fo:font-style="italic" style:text-underline-style="none" officeooo:rsid="2a3c99dd" style:font-style-asian="italic" style:font-style-complex="italic"/>
    </style:style>
    <style:style style:name="T288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289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290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291" style:family="text">
      <style:text-properties fo:font-variant="normal" fo:text-transform="none" fo:color="#222222" fo:letter-spacing="normal" fo:language="cs" fo:country="CZ" officeooo:rsid="1d1a7fb6"/>
    </style:style>
    <style:style style:name="T292" style:family="text">
      <style:text-properties fo:font-variant="normal" fo:text-transform="none" fo:color="#222222" fo:letter-spacing="normal" fo:language="cs" fo:country="CZ" officeooo:rsid="2745d62c"/>
    </style:style>
    <style:style style:name="T293" style:family="text">
      <style:text-properties fo:font-variant="normal" fo:text-transform="none" fo:color="#222222" fo:letter-spacing="normal" fo:language="cs" fo:country="CZ" officeooo:rsid="27ecaabe"/>
    </style:style>
    <style:style style:name="T294" style:family="text">
      <style:text-properties fo:font-variant="normal" fo:text-transform="none" fo:color="#222222" fo:letter-spacing="normal" fo:language="cs" fo:country="CZ" officeooo:rsid="27ef7ad8"/>
    </style:style>
    <style:style style:name="T295" style:family="text">
      <style:text-properties fo:font-variant="normal" fo:text-transform="none" fo:color="#222222" fo:letter-spacing="normal" fo:language="cs" fo:country="CZ" officeooo:rsid="27f0fe41"/>
    </style:style>
    <style:style style:name="T296" style:family="text">
      <style:text-properties fo:font-variant="normal" fo:text-transform="none" fo:color="#222222" fo:letter-spacing="normal" fo:language="cs" fo:country="CZ" officeooo:rsid="19e265e8"/>
    </style:style>
    <style:style style:name="T297" style:family="text">
      <style:text-properties fo:font-variant="normal" fo:text-transform="none" fo:color="#222222" fo:letter-spacing="normal" fo:language="cs" fo:country="CZ" officeooo:rsid="27f295fc"/>
    </style:style>
    <style:style style:name="T298" style:family="text">
      <style:text-properties fo:font-variant="normal" fo:text-transform="none" fo:color="#222222" fo:letter-spacing="normal" fo:language="cs" fo:country="CZ" officeooo:rsid="27f3ae10"/>
    </style:style>
    <style:style style:name="T299" style:family="text">
      <style:text-properties fo:font-variant="normal" fo:text-transform="none" fo:color="#222222" fo:letter-spacing="normal" fo:language="cs" fo:country="CZ" officeooo:rsid="2847ad8e"/>
    </style:style>
    <style:style style:name="T300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01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02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03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04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05" style:family="text">
      <style:text-properties fo:font-variant="normal" fo:text-transform="none" fo:color="#222222" fo:letter-spacing="normal" fo:language="cs" fo:country="CZ" officeooo:rsid="2857abd7"/>
    </style:style>
    <style:style style:name="T306" style:family="text">
      <style:text-properties fo:font-variant="normal" fo:text-transform="none" fo:color="#222222" fo:letter-spacing="normal" fo:language="cs" fo:country="CZ" officeooo:rsid="28590130"/>
    </style:style>
    <style:style style:name="T307" style:family="text">
      <style:text-properties fo:font-variant="normal" fo:text-transform="none" fo:color="#222222" fo:letter-spacing="normal" fo:language="cs" fo:country="CZ" officeooo:rsid="289bb0bd"/>
    </style:style>
    <style:style style:name="T308" style:family="text">
      <style:text-properties fo:font-variant="normal" fo:text-transform="none" fo:color="#222222" fo:letter-spacing="normal" fo:language="cs" fo:country="CZ" officeooo:rsid="28e96a34"/>
    </style:style>
    <style:style style:name="T309" style:family="text">
      <style:text-properties fo:font-variant="normal" fo:text-transform="none" fo:color="#222222" fo:letter-spacing="normal" fo:language="cs" fo:country="CZ" officeooo:rsid="28fac9b6"/>
    </style:style>
    <style:style style:name="T310" style:family="text">
      <style:text-properties fo:font-variant="normal" fo:text-transform="none" fo:color="#222222" fo:letter-spacing="normal" fo:language="cs" fo:country="CZ" officeooo:rsid="28fc33eb"/>
    </style:style>
    <style:style style:name="T311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12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13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14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15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16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17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18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19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20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21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22" style:family="text">
      <style:text-properties fo:font-variant="normal" fo:text-transform="none" fo:color="#222222" fo:letter-spacing="normal" fo:language="cs" fo:country="CZ" officeooo:rsid="294899d6"/>
    </style:style>
    <style:style style:name="T323" style:family="text">
      <style:text-properties fo:font-variant="normal" fo:text-transform="none" fo:color="#222222" fo:letter-spacing="normal" fo:language="cs" fo:country="CZ" officeooo:rsid="2ab9b231"/>
    </style:style>
    <style:style style:name="T324" style:family="text">
      <style:text-properties fo:font-variant="normal" fo:text-transform="none" fo:color="#222222" fo:letter-spacing="normal" fo:language="cs" fo:country="CZ" officeooo:rsid="2abaeed8"/>
    </style:style>
    <style:style style:name="T325" style:family="text">
      <style:text-properties fo:font-variant="normal" fo:text-transform="none" fo:color="#222222" fo:letter-spacing="normal" fo:language="cs" fo:country="CZ" officeooo:rsid="2ac44257"/>
    </style:style>
    <style:style style:name="T326" style:family="text">
      <style:text-properties fo:font-variant="normal" fo:text-transform="none" fo:color="#222222" fo:letter-spacing="normal" fo:language="cs" fo:country="CZ" officeooo:rsid="2ac4710d"/>
    </style:style>
    <style:style style:name="T327" style:family="text">
      <style:text-properties fo:font-variant="normal" fo:text-transform="none" fo:color="#222222" fo:letter-spacing="normal" fo:language="cs" fo:country="CZ" officeooo:rsid="15520144"/>
    </style:style>
    <style:style style:name="T328" style:family="text">
      <style:text-properties fo:font-variant="normal" fo:text-transform="none" fo:color="#222222" fo:letter-spacing="normal" fo:language="cs" fo:country="CZ" officeooo:rsid="2ac614e1"/>
    </style:style>
    <style:style style:name="T329" style:family="text">
      <style:text-properties fo:font-variant="normal" fo:text-transform="none" fo:color="#222222" fo:letter-spacing="normal" fo:language="cs" fo:country="CZ" officeooo:rsid="2ac8713c"/>
    </style:style>
    <style:style style:name="T330" style:family="text">
      <style:text-properties fo:font-variant="normal" fo:text-transform="none" fo:color="#222222" fo:letter-spacing="normal" style:text-underline-style="none"/>
    </style:style>
    <style:style style:name="T331" style:family="text">
      <style:text-properties fo:font-variant="normal" fo:text-transform="none" fo:color="#222222" fo:letter-spacing="normal" style:text-underline-style="none" officeooo:rsid="29dae328"/>
    </style:style>
    <style:style style:name="T332" style:family="text">
      <style:text-properties fo:font-variant="normal" fo:text-transform="none" fo:color="#222222" fo:letter-spacing="normal" style:text-underline-style="none" officeooo:rsid="2a39e571"/>
    </style:style>
    <style:style style:name="T333" style:family="text">
      <style:text-properties fo:font-variant="normal" fo:text-transform="none" fo:color="#222222" fo:letter-spacing="normal" style:text-underline-style="none" officeooo:rsid="2a3b6e79"/>
    </style:style>
    <style:style style:name="T334" style:family="text">
      <style:text-properties fo:font-variant="normal" fo:text-transform="none" fo:color="#222222" fo:letter-spacing="normal" fo:font-style="italic" style:text-underline-style="none" style:font-style-asian="italic" style:font-style-complex="italic"/>
    </style:style>
    <style:style style:name="T335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3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3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3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3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3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3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3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3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3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3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3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3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3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3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3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3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3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3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3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3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3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3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b9f8" style:font-style-asian="normal" style:font-weight-asian="normal" style:font-style-complex="normal" style:font-weight-complex="normal"/>
    </style:style>
    <style:style style:name="T3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3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3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3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3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3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3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3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3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3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3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3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3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3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3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3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3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3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3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3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3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3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3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3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3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3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3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3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3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3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3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3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3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3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3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080e6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3b4ac" style:font-style-asian="normal" style:font-weight-asian="normal" style:font-style-complex="normal" style:font-weight-complex="normal"/>
    </style:style>
    <style:style style:name="T3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dab74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e0da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ed8a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52b3f6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c154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988439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d73243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c037d7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0cadf3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a24bac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5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5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5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5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5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5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5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59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59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59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59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60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60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60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60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60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60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60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60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60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60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61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61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61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52b3f6" style:font-style-asian="italic" style:font-weight-asian="normal" style:font-style-complex="italic" style:font-weight-complex="normal"/>
    </style:style>
    <style:style style:name="T61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912438" style:font-style-asian="italic" style:font-weight-asian="normal" style:font-style-complex="italic" style:font-weight-complex="normal"/>
    </style:style>
    <style:style style:name="T61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cc8933" style:font-style-asian="italic" style:font-weight-asian="normal" style:font-style-complex="italic" style:font-weight-complex="normal"/>
    </style:style>
    <style:style style:name="T61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61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61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d73243" style:font-style-asian="italic" style:font-weight-asian="normal" style:font-style-complex="italic" style:font-weight-complex="normal"/>
    </style:style>
    <style:style style:name="T618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20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621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622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23" style:family="text">
      <style:text-properties fo:font-variant="normal" fo:text-transform="none" fo:color="#333333" fo:letter-spacing="normal" fo:font-style="normal" officeooo:rsid="2745d62c" style:font-style-asian="normal" style:font-style-complex="normal"/>
    </style:style>
    <style:style style:name="T624" style:family="text">
      <style:text-properties fo:font-variant="normal" fo:text-transform="none" fo:color="#333333" fo:letter-spacing="normal" fo:font-style="normal" officeooo:rsid="27eb7722" style:font-style-asian="normal" style:font-style-complex="normal"/>
    </style:style>
    <style:style style:name="T625" style:family="text">
      <style:text-properties fo:font-variant="normal" fo:text-transform="none" fo:color="#333333" fo:letter-spacing="normal" fo:font-style="normal" officeooo:rsid="292e76e7" style:font-style-asian="normal" style:font-style-complex="normal"/>
    </style:style>
    <style:style style:name="T626" style:family="text">
      <style:text-properties fo:font-variant="normal" fo:text-transform="none" fo:color="#333333" fo:letter-spacing="normal" fo:font-style="normal" officeooo:rsid="27ec0962" style:font-style-asian="normal" style:font-style-complex="normal"/>
    </style:style>
    <style:style style:name="T627" style:family="text">
      <style:text-properties fo:font-variant="normal" fo:text-transform="none" fo:color="#333333" fo:letter-spacing="normal" fo:font-style="normal" officeooo:rsid="292ed6e3" style:font-style-asian="normal" style:font-style-complex="normal"/>
    </style:style>
    <style:style style:name="T628" style:family="text">
      <style:text-properties fo:font-variant="normal" fo:text-transform="none" fo:color="#333333" fo:letter-spacing="normal" fo:font-style="italic" officeooo:rsid="27eb7722" style:font-style-asian="italic" style:font-style-complex="italic"/>
    </style:style>
    <style:style style:name="T629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630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631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632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633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634" style:family="text">
      <style:text-properties fo:font-variant="normal" fo:text-transform="none" fo:color="#333333" fo:letter-spacing="normal" fo:language="cs" fo:country="CZ" officeooo:rsid="2745d62c"/>
    </style:style>
    <style:style style:name="T635" style:family="text">
      <style:text-properties fo:font-variant="normal" fo:text-transform="none" fo:color="#333333" fo:letter-spacing="normal" fo:language="cs" fo:country="CZ" officeooo:rsid="2ac8713c"/>
    </style:style>
    <style:style style:name="T636" style:family="text">
      <style:text-properties fo:font-variant="normal" fo:text-transform="none" fo:color="#333333" fo:letter-spacing="normal" officeooo:rsid="27eb7722"/>
    </style:style>
    <style:style style:name="T637" style:family="text">
      <style:text-properties fo:font-variant="normal" fo:text-transform="none" fo:color="#333333" fo:letter-spacing="normal" officeooo:rsid="2745d62c"/>
    </style:style>
    <style:style style:name="T638" style:family="text">
      <style:text-properties officeooo:rsid="24543bc7"/>
    </style:style>
    <style:style style:name="T639" style:family="text">
      <style:text-properties officeooo:rsid="251ce297"/>
    </style:style>
    <style:style style:name="T640" style:family="text">
      <style:text-properties officeooo:rsid="2542d092"/>
    </style:style>
    <style:style style:name="T641" style:family="text">
      <style:text-properties officeooo:rsid="25dfe54b"/>
    </style:style>
    <style:style style:name="T642" style:family="text">
      <style:text-properties officeooo:rsid="2638215c"/>
    </style:style>
    <style:style style:name="T643" style:family="text">
      <style:text-properties officeooo:rsid="266fa8fe"/>
    </style:style>
    <style:style style:name="T644" style:family="text">
      <style:text-properties officeooo:rsid="2671fb12"/>
    </style:style>
    <style:style style:name="T645" style:family="text">
      <style:text-properties officeooo:rsid="267200fc"/>
    </style:style>
    <style:style style:name="T646" style:family="text">
      <style:text-properties officeooo:rsid="2697720b"/>
    </style:style>
    <style:style style:name="T647" style:family="text">
      <style:text-properties officeooo:rsid="26989a2f"/>
    </style:style>
    <style:style style:name="T648" style:family="text">
      <style:text-properties officeooo:rsid="269dc869"/>
    </style:style>
    <style:style style:name="T649" style:family="text">
      <style:text-properties officeooo:rsid="26a2c07e"/>
    </style:style>
    <style:style style:name="T650" style:family="text">
      <style:text-properties officeooo:rsid="26a4e844"/>
    </style:style>
    <style:style style:name="T651" style:family="text">
      <style:text-properties officeooo:rsid="26a694d9"/>
    </style:style>
    <style:style style:name="T652" style:family="text">
      <style:text-properties officeooo:rsid="26b833f0"/>
    </style:style>
    <style:style style:name="T653" style:family="text">
      <style:text-properties officeooo:rsid="26c2ee38"/>
    </style:style>
    <style:style style:name="T654" style:family="text">
      <style:text-properties officeooo:rsid="26c8cb7a"/>
    </style:style>
    <style:style style:name="T655" style:family="text">
      <style:text-properties officeooo:rsid="26d36516"/>
    </style:style>
    <style:style style:name="T656" style:family="text">
      <style:text-properties officeooo:rsid="26d7526d"/>
    </style:style>
    <style:style style:name="T657" style:family="text">
      <style:text-properties officeooo:rsid="26e7fa1f"/>
    </style:style>
    <style:style style:name="T658" style:family="text">
      <style:text-properties officeooo:rsid="26f34754"/>
    </style:style>
    <style:style style:name="T659" style:family="text">
      <style:text-properties officeooo:rsid="26f505f0"/>
    </style:style>
    <style:style style:name="T660" style:family="text">
      <style:text-properties officeooo:rsid="26fbf756"/>
    </style:style>
    <style:style style:name="T661" style:family="text">
      <style:text-properties officeooo:rsid="270ccdb0"/>
    </style:style>
    <style:style style:name="T662" style:family="text">
      <style:text-properties officeooo:rsid="270db580"/>
    </style:style>
    <style:style style:name="T663" style:family="text">
      <style:text-properties officeooo:rsid="27159c3b"/>
    </style:style>
    <style:style style:name="T664" style:family="text">
      <style:text-properties officeooo:rsid="27309ce7"/>
    </style:style>
    <style:style style:name="T665" style:family="text">
      <style:text-properties officeooo:rsid="2735fc92"/>
    </style:style>
    <style:style style:name="T666" style:family="text">
      <style:text-properties officeooo:rsid="2745d62c"/>
    </style:style>
    <style:style style:name="T667" style:family="text">
      <style:text-properties officeooo:rsid="2750f31d"/>
    </style:style>
    <style:style style:name="T668" style:family="text">
      <style:text-properties officeooo:rsid="275aa269"/>
    </style:style>
    <style:style style:name="T669" style:family="text">
      <style:text-properties officeooo:rsid="2774dace"/>
    </style:style>
    <style:style style:name="T670" style:family="text">
      <style:text-properties officeooo:rsid="2783b192"/>
    </style:style>
    <style:style style:name="T671" style:family="text">
      <style:text-properties officeooo:rsid="2797fc5b"/>
    </style:style>
    <style:style style:name="T672" style:family="text">
      <style:text-properties officeooo:rsid="279f4f03"/>
    </style:style>
    <style:style style:name="T673" style:family="text">
      <style:text-properties officeooo:rsid="27a0dee9"/>
    </style:style>
    <style:style style:name="T674" style:family="text">
      <style:text-properties officeooo:rsid="27a306cd"/>
    </style:style>
    <style:style style:name="T675" style:family="text">
      <style:text-properties officeooo:rsid="27a5b8df"/>
    </style:style>
    <style:style style:name="T676" style:family="text">
      <style:text-properties officeooo:rsid="27a5e4db"/>
    </style:style>
    <style:style style:name="T677" style:family="text">
      <style:text-properties officeooo:rsid="27a88f70"/>
    </style:style>
    <style:style style:name="T678" style:family="text">
      <style:text-properties officeooo:rsid="27a8fd9a"/>
    </style:style>
    <style:style style:name="T679" style:family="text">
      <style:text-properties officeooo:rsid="280323f7"/>
    </style:style>
    <style:style style:name="T680" style:family="text">
      <style:text-properties officeooo:rsid="28301bf5"/>
    </style:style>
    <style:style style:name="T681" style:family="text">
      <style:text-properties officeooo:rsid="2839631f"/>
    </style:style>
    <style:style style:name="T682" style:family="text">
      <style:text-properties officeooo:rsid="283d0077"/>
    </style:style>
    <style:style style:name="T683" style:family="text">
      <style:text-properties officeooo:rsid="284a5191"/>
    </style:style>
    <style:style style:name="T684" style:family="text">
      <style:text-properties officeooo:rsid="2859e9b8"/>
    </style:style>
    <style:style style:name="T685" style:family="text">
      <style:text-properties officeooo:rsid="28646340"/>
    </style:style>
    <style:style style:name="T686" style:family="text">
      <style:text-properties officeooo:rsid="17e6c942"/>
    </style:style>
    <style:style style:name="T687" style:family="text">
      <style:text-properties officeooo:rsid="28951655"/>
    </style:style>
    <style:style style:name="T688" style:family="text">
      <style:text-properties officeooo:rsid="2896bafe"/>
    </style:style>
    <style:style style:name="T689" style:family="text">
      <style:text-properties officeooo:rsid="289824b7"/>
    </style:style>
    <style:style style:name="T690" style:family="text">
      <style:text-properties officeooo:rsid="2898625d"/>
    </style:style>
    <style:style style:name="T691" style:family="text">
      <style:text-properties officeooo:rsid="289a74d5"/>
    </style:style>
    <style:style style:name="T692" style:family="text">
      <style:text-properties officeooo:rsid="289b8866"/>
    </style:style>
    <style:style style:name="T693" style:family="text">
      <style:text-properties officeooo:rsid="284ed08a"/>
    </style:style>
    <style:style style:name="T694" style:family="text">
      <style:text-properties officeooo:rsid="28acdd98"/>
    </style:style>
    <style:style style:name="T695" style:family="text">
      <style:text-properties officeooo:rsid="28af6c2b"/>
    </style:style>
    <style:style style:name="T696" style:family="text">
      <style:text-properties officeooo:rsid="28d541cb"/>
    </style:style>
    <style:style style:name="T697" style:family="text">
      <style:text-properties officeooo:rsid="28e048ea"/>
    </style:style>
    <style:style style:name="T698" style:family="text">
      <style:text-properties officeooo:rsid="28e2a33c"/>
    </style:style>
    <style:style style:name="T699" style:family="text">
      <style:text-properties officeooo:rsid="28e87d10"/>
    </style:style>
    <style:style style:name="T700" style:family="text">
      <style:text-properties officeooo:rsid="28eaa0d5"/>
    </style:style>
    <style:style style:name="T701" style:family="text">
      <style:text-properties officeooo:rsid="28ebcfd8"/>
    </style:style>
    <style:style style:name="T702" style:family="text">
      <style:text-properties officeooo:rsid="28f84b09"/>
    </style:style>
    <style:style style:name="T703" style:family="text">
      <style:text-properties officeooo:rsid="28f9fa77"/>
    </style:style>
    <style:style style:name="T704" style:family="text">
      <style:text-properties officeooo:rsid="2915a271"/>
    </style:style>
    <style:style style:name="T705" style:family="text">
      <style:text-properties officeooo:rsid="291a21a4"/>
    </style:style>
    <style:style style:name="T706" style:family="text">
      <style:text-properties officeooo:rsid="291c77bf"/>
    </style:style>
    <style:style style:name="T707" style:family="text">
      <style:text-properties officeooo:rsid="291d9679"/>
    </style:style>
    <style:style style:name="T708" style:family="text">
      <style:text-properties officeooo:rsid="29201ac6"/>
    </style:style>
    <style:style style:name="T709" style:family="text">
      <style:text-properties officeooo:rsid="293996c1"/>
    </style:style>
    <style:style style:name="T710" style:family="text">
      <style:text-properties officeooo:rsid="293a8481"/>
    </style:style>
    <style:style style:name="T711" style:family="text">
      <style:text-properties officeooo:rsid="293b8584"/>
    </style:style>
    <style:style style:name="T712" style:family="text">
      <style:text-properties officeooo:rsid="295b4878"/>
    </style:style>
    <style:style style:name="T713" style:family="text">
      <style:text-properties officeooo:rsid="295dac73"/>
    </style:style>
    <style:style style:name="T714" style:family="text">
      <style:text-properties officeooo:rsid="29636b46"/>
    </style:style>
    <style:style style:name="T715" style:family="text">
      <style:text-properties officeooo:rsid="29645d30"/>
    </style:style>
    <style:style style:name="T716" style:family="text">
      <style:text-properties officeooo:rsid="296c71b6"/>
    </style:style>
    <style:style style:name="T717" style:family="text">
      <style:text-properties officeooo:rsid="2970d609"/>
    </style:style>
    <style:style style:name="T718" style:family="text">
      <style:text-properties officeooo:rsid="2973e04b"/>
    </style:style>
    <style:style style:name="T719" style:family="text">
      <style:text-properties officeooo:rsid="29766003"/>
    </style:style>
    <style:style style:name="T720" style:family="text">
      <style:text-properties officeooo:rsid="297935e3"/>
    </style:style>
    <style:style style:name="T721" style:family="text">
      <style:text-properties officeooo:rsid="297ba3cd"/>
    </style:style>
    <style:style style:name="T722" style:family="text">
      <style:text-properties officeooo:rsid="297cddd1"/>
    </style:style>
    <style:style style:name="T723" style:family="text">
      <style:text-properties officeooo:rsid="297e60ac"/>
    </style:style>
    <style:style style:name="T724" style:family="text">
      <style:text-properties officeooo:rsid="2984a4c3"/>
    </style:style>
    <style:style style:name="T725" style:family="text">
      <style:text-properties officeooo:rsid="299ad1d2"/>
    </style:style>
    <style:style style:name="T726" style:family="text">
      <style:text-properties officeooo:rsid="29a09a34"/>
    </style:style>
    <style:style style:name="T727" style:family="text">
      <style:text-properties officeooo:rsid="29a1bf74"/>
    </style:style>
    <style:style style:name="T728" style:family="text">
      <style:text-properties officeooo:rsid="27e2dc8a"/>
    </style:style>
    <style:style style:name="T729" style:family="text">
      <style:text-properties officeooo:rsid="29c1d6ca"/>
    </style:style>
    <style:style style:name="T730" style:family="text">
      <style:text-properties officeooo:rsid="29e1b3f0"/>
    </style:style>
    <style:style style:name="T731" style:family="text">
      <style:text-properties officeooo:rsid="29e284b1"/>
    </style:style>
    <style:style style:name="T732" style:family="text">
      <style:text-properties officeooo:rsid="2794b590"/>
    </style:style>
    <style:style style:name="T733" style:family="text">
      <style:text-properties officeooo:rsid="29e46aeb"/>
    </style:style>
    <style:style style:name="T734" style:family="text">
      <style:text-properties officeooo:rsid="2a06ff1d"/>
    </style:style>
    <style:style style:name="T735" style:family="text">
      <style:text-properties officeooo:rsid="2a0ab732"/>
    </style:style>
    <style:style style:name="T736" style:family="text">
      <style:text-properties officeooo:rsid="2a10fa17"/>
    </style:style>
    <style:style style:name="T737" style:family="text">
      <style:text-properties officeooo:rsid="2a148a63"/>
    </style:style>
    <style:style style:name="T738" style:family="text">
      <style:text-properties officeooo:rsid="2a15c51f"/>
    </style:style>
    <style:style style:name="T739" style:family="text">
      <style:text-properties officeooo:rsid="2a16d032"/>
    </style:style>
    <style:style style:name="T740" style:family="text">
      <style:text-properties officeooo:rsid="2a173314"/>
    </style:style>
    <style:style style:name="T741" style:family="text">
      <style:text-properties officeooo:rsid="2a18bced"/>
    </style:style>
    <style:style style:name="T742" style:family="text">
      <style:text-properties officeooo:rsid="2a1efa5d"/>
    </style:style>
    <style:style style:name="T743" style:family="text">
      <style:text-properties officeooo:rsid="2a20905e"/>
    </style:style>
    <style:style style:name="T744" style:family="text">
      <style:text-properties officeooo:rsid="2a25e1f2"/>
    </style:style>
    <style:style style:name="T745" style:family="text">
      <style:text-properties officeooo:rsid="2a2791a2"/>
    </style:style>
    <style:style style:name="T746" style:family="text">
      <style:text-properties officeooo:rsid="2a28fd67"/>
    </style:style>
    <style:style style:name="T747" style:family="text">
      <style:text-properties officeooo:rsid="2a2a37c1"/>
    </style:style>
    <style:style style:name="T748" style:family="text">
      <style:text-properties officeooo:rsid="2a32041e"/>
    </style:style>
    <style:style style:name="T749" style:family="text">
      <style:text-properties officeooo:rsid="2a41ea57"/>
    </style:style>
    <style:style style:name="T750" style:family="text">
      <style:text-properties officeooo:rsid="2a46c372"/>
    </style:style>
    <style:style style:name="T751" style:family="text">
      <style:text-properties officeooo:rsid="2a4715b4"/>
    </style:style>
    <style:style style:name="T752" style:family="text">
      <style:text-properties officeooo:rsid="2a560cd0"/>
    </style:style>
    <style:style style:name="T753" style:family="text">
      <style:text-properties officeooo:rsid="26b567fc"/>
    </style:style>
    <style:style style:name="T754" style:family="text">
      <style:text-properties officeooo:rsid="26a9fe97"/>
    </style:style>
    <style:style style:name="T755" style:family="text">
      <style:text-properties officeooo:rsid="2694ab0e"/>
    </style:style>
    <style:style style:name="T756" style:family="text">
      <style:text-properties officeooo:rsid="26a1ccd4"/>
    </style:style>
    <style:style style:name="T757" style:family="text">
      <style:text-properties officeooo:rsid="26a08456"/>
    </style:style>
    <style:style style:name="T758" style:family="text">
      <style:text-properties officeooo:rsid="269e6f53"/>
    </style:style>
    <style:style style:name="T759" style:family="text">
      <style:text-properties officeooo:rsid="26a6fb61"/>
    </style:style>
    <style:style style:name="T760" style:family="text">
      <style:text-properties officeooo:rsid="26a7c37c"/>
    </style:style>
    <style:style style:name="T761" style:family="text">
      <style:text-properties officeooo:rsid="26a524f5"/>
    </style:style>
    <style:style style:name="T762" style:family="text">
      <style:text-properties officeooo:rsid="26b0b017"/>
    </style:style>
    <style:style style:name="T763" style:family="text">
      <style:text-properties officeooo:rsid="26b224c4"/>
    </style:style>
    <style:style style:name="T764" style:family="text">
      <style:text-properties officeooo:rsid="26a468cd"/>
    </style:style>
    <style:style style:name="T765" style:family="text">
      <style:text-properties officeooo:rsid="26b2a1b1"/>
    </style:style>
    <style:style style:name="T766" style:family="text">
      <style:text-properties officeooo:rsid="26b3c908"/>
    </style:style>
    <style:style style:name="T767" style:family="text">
      <style:text-properties officeooo:rsid="26b9d365"/>
    </style:style>
    <style:style style:name="T768" style:family="text">
      <style:text-properties officeooo:rsid="26b62c84"/>
    </style:style>
    <style:style style:name="T769" style:family="text">
      <style:text-properties officeooo:rsid="26a37464"/>
    </style:style>
    <style:style style:name="T770" style:family="text">
      <style:text-properties officeooo:rsid="26b8180f"/>
    </style:style>
    <style:style style:name="T771" style:family="text">
      <style:text-properties officeooo:rsid="26ac96e2"/>
    </style:style>
    <style:style style:name="T772" style:family="text">
      <style:text-properties officeooo:rsid="26b024e4"/>
    </style:style>
    <style:style style:name="T773" style:family="text">
      <style:text-properties officeooo:rsid="26b4e3ef"/>
    </style:style>
    <style:style style:name="T774" style:family="text">
      <style:text-properties officeooo:rsid="2695f9a4"/>
    </style:style>
    <style:style style:name="T775" style:family="text">
      <style:text-properties officeooo:rsid="26970494"/>
    </style:style>
    <style:style style:name="T776" style:family="text">
      <style:text-properties officeooo:rsid="269fd932"/>
    </style:style>
    <style:style style:name="T777" style:family="text">
      <style:text-properties officeooo:rsid="26942f8c"/>
    </style:style>
    <style:style style:name="T778" style:family="text">
      <style:text-properties officeooo:rsid="269f2c8f"/>
    </style:style>
    <style:style style:name="T779" style:family="text">
      <style:text-properties officeooo:rsid="288aa3ba"/>
    </style:style>
    <style:style style:name="T780" style:family="text">
      <style:text-properties officeooo:rsid="26b936d4"/>
    </style:style>
    <style:style style:name="T781" style:family="text">
      <style:text-properties officeooo:rsid="269a28e5"/>
    </style:style>
    <style:style style:name="T782" style:family="text">
      <style:text-properties officeooo:rsid="26af16fa"/>
    </style:style>
    <style:style style:name="T783" style:family="text">
      <style:text-properties officeooo:rsid="26b023c8"/>
    </style:style>
    <style:style style:name="T784" style:family="text">
      <style:text-properties officeooo:rsid="26addb8b"/>
    </style:style>
    <style:style style:name="T785" style:family="text">
      <style:text-properties officeooo:rsid="26a50403"/>
    </style:style>
    <style:style style:name="T786" style:family="text">
      <style:text-properties officeooo:rsid="26b0287d"/>
    </style:style>
    <style:style style:name="T787" style:family="text">
      <style:text-properties officeooo:rsid="26a1be84"/>
    </style:style>
    <style:style style:name="T788" style:family="text">
      <style:text-properties officeooo:rsid="269d01ee"/>
    </style:style>
    <style:style style:name="T789" style:family="text">
      <style:text-properties officeooo:rsid="2a63ab6c"/>
    </style:style>
    <style:style style:name="T790" style:family="text">
      <style:text-properties officeooo:rsid="2a64fea9"/>
    </style:style>
    <style:style style:name="T791" style:family="text">
      <style:text-properties officeooo:rsid="25fb237b"/>
    </style:style>
    <style:style style:name="T792" style:family="text">
      <style:text-properties officeooo:rsid="2a6c1624"/>
    </style:style>
    <style:style style:name="T793" style:family="text">
      <style:text-properties officeooo:rsid="2a771cc2"/>
    </style:style>
    <style:style style:name="T794" style:family="text">
      <style:text-properties officeooo:rsid="2a7aa18a"/>
    </style:style>
    <style:style style:name="T795" style:family="text">
      <style:text-properties officeooo:rsid="2a7bf5a2"/>
    </style:style>
    <style:style style:name="T796" style:family="text">
      <style:text-properties officeooo:rsid="2a7eb30c"/>
    </style:style>
    <style:style style:name="T797" style:family="text">
      <style:text-properties officeooo:rsid="2a7fd860"/>
    </style:style>
    <style:style style:name="T798" style:family="text">
      <style:text-properties officeooo:rsid="2a8214b7"/>
    </style:style>
    <style:style style:name="T799" style:family="text">
      <style:text-properties officeooo:rsid="2a832a1f"/>
    </style:style>
    <style:style style:name="T800" style:family="text">
      <style:text-properties officeooo:rsid="2a874811"/>
    </style:style>
    <style:style style:name="T801" style:family="text">
      <style:text-properties officeooo:rsid="2a8abc6d"/>
    </style:style>
    <style:style style:name="T802" style:family="text">
      <style:text-properties officeooo:rsid="2a91d861"/>
    </style:style>
    <style:style style:name="T803" style:family="text">
      <style:text-properties officeooo:rsid="2a91d861" fo:background-color="#b2b2b2" loext:char-shading-value="0"/>
    </style:style>
    <style:style style:name="T804" style:family="text">
      <style:text-properties officeooo:rsid="2a37a9e6" fo:background-color="#b2b2b2" loext:char-shading-value="0"/>
    </style:style>
    <style:style style:name="T805" style:family="text">
      <style:text-properties officeooo:rsid="2a9e6f19"/>
    </style:style>
    <style:style style:name="T806" style:family="text">
      <style:text-properties officeooo:rsid="295ccb54"/>
    </style:style>
    <style:style style:name="T807" style:family="text">
      <style:text-properties officeooo:rsid="2abce980"/>
    </style:style>
    <style:style style:name="T808" style:family="text">
      <style:text-properties officeooo:rsid="15520144"/>
    </style:style>
    <style:style style:name="T809" style:family="text">
      <style:text-properties officeooo:rsid="2ad945c9"/>
    </style:style>
    <style:style style:name="T810" style:family="text">
      <style:text-properties officeooo:rsid="268cf1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2">Z<text:span text:style-name="T641">atopený</text:span></text:p>
      <text:p text:style-name="P83">důl</text:p>
      <text:p text:style-name="P80"/>
      <text:p text:style-name="P80"/>
      <text:p text:style-name="P81">dobrodružství pro hru</text:p>
      <text:p text:style-name="P189">D<text:span text:style-name="T641">račák</text:span></text:p>
      <text:p text:style-name="P188"/>
      <text:p text:style-name="P190">podle staré školy</text:p>
      <text:p text:style-name="P187"/>
      <text:p text:style-name="P187"/>
      <text:p text:style-name="P186"/>
      <text:p text:style-name="P186"/>
      <text:p text:style-name="P186"/>
      <text:p text:style-name="P186"/>
      <text:p text:style-name="P186"/>
      <text:p text:style-name="P186"/>
      <text:p text:style-name="P5">Michal Světlý</text:p>
      <text:p text:style-name="P4">Verze 0.<text:span text:style-name="T809">0</text:span></text:p>
      <text:h text:style-name="P250" text:outline-level="1"><text:bookmark-start text:name="__RefHeading___Toc13849_1990953305"/><text:span text:style-name="T810">Místnosti</text:span>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3">Už z dálky <text:span text:style-name="T687">je vidět</text:span> vysok<text:span text:style-name="T687">á</text:span>, kuželovit<text:span text:style-name="T687">á</text:span> <text:span text:style-name="T206">těžební budov</text:span><text:span text:style-name="T217">a</text:span>.<text:span text:style-name="T679"> Vedle ní je </text:span><text:span text:style-name="T228">menší </text:span><text:span text:style-name="T218">stavba</text:span><text:span text:style-name="T210"> </text:span><text:span text:style-name="T219">se sedlovou střechou</text:span><text:span text:style-name="T231">, </text:span><text:span text:style-name="T234">ze které</text:span><text:span text:style-name="T679"> vychází tenký sloup kouře. </text:span>Budovy jsou <text:span text:style-name="T705">v celkem dobrém stavu, někdo je zřejmě</text:span> opravil. Byl to ovšem znatelně horší řemeslník než původní stavitelé a <text:span text:style-name="T685">díry ve střechách navíc</text:span> zazáplatova<text:span text:style-name="T685">l jen</text:span> <text:span text:style-name="T685">silnou kůží</text:span>. <text:span text:style-name="T689">Vedle těžební budovy je velká hromada hlíny a kamení. </text:span>Zhruba 30 metrů stranou <text:span text:style-name="T688">je</text:span> do země za<text:span text:style-name="T685">pích</text:span>nut<text:span text:style-name="T688">á</text:span> <text:span text:style-name="T206">lopat</text:span><text:span text:style-name="T212">a</text:span>. <text:span text:style-name="T694">Opodál protéká potok.</text:span></text:p>
      <text:p text:style-name="P118"><text:span text:style-name="Emphasis"><text:span text:style-name="T526">Pokud postavy obejdou budovy </text:span></text:span><text:span text:style-name="Emphasis"><text:span text:style-name="T528">kolem dokola</text:span></text:span><text:span text:style-name="Emphasis"><text:span text:style-name="T526">:</text:span></text:span></text:p>
      <text:list xml:id="list2632957146" text:style-name="L6">
        <text:list-item>
          <text:p text:style-name="P261"><text:span text:style-name="Emphasis"><text:span text:style-name="T473">N</text:span></text:span><text:span text:style-name="Emphasis"><text:span text:style-name="T469">arazí na stopy od vozů </text:span></text:span><text:span text:style-name="Emphasis"><text:span text:style-name="T470">(vedou k hromadě vedle těžební budovy)</text:span></text:span><text:span text:style-name="Emphasis"><text:span text:style-name="T469">.</text:span></text:span></text:p>
        </text:list-item>
      </text:list>
      <text:p text:style-name="P48"><text:span text:style-name="Emphasis"><text:span text:style-name="T526">Když</text:span></text:span><text:span text:style-name="Emphasis"><text:span text:style-name="T521"> stráví nějaký čas pozorováním</text:span></text:span><text:span text:style-name="Emphasis"><text:span text:style-name="T527">:</text:span></text:span></text:p>
      <text:list xml:id="list3774457477" text:style-name="L7">
        <text:list-item>
          <text:p text:style-name="P262"><text:span text:style-name="Emphasis"><text:span text:style-name="T448">V </text:span></text:span><text:span text:style-name="Emphasis"><text:span text:style-name="T471">budově se sedlovou střechou</text:span></text:span><text:span text:style-name="Emphasis"><text:span text:style-name="T448"> pracuje </text:span></text:span><text:span text:style-name="Emphasis"><text:span text:style-name="T454">starý</text:span></text:span><text:span text:style-name="Emphasis"><text:span text:style-name="T448"> skřet (viz popis </text:span></text:span><text:span text:style-name="Emphasis"><text:span text:style-name="T525">A2</text:span></text:span><text:span text:style-name="Emphasis"><text:span text:style-name="T448">). </text:span></text:span><text:span text:style-name="Emphasis"><text:span text:style-name="T471">Občas chodí pro vodu k potoku.</text:span></text:span></text:p>
          <text:list>
            <text:list-item>
              <text:p text:style-name="P263"><text:span text:style-name="Emphasis"><text:span text:style-name="T471">A</text:span></text:span><text:span text:style-name="Emphasis"><text:span text:style-name="T452">ž </text:span></text:span><text:span text:style-name="Emphasis"><text:span text:style-name="T474">dodělá žebřík, na kterém pracuje</text:span></text:span><text:span text:style-name="Emphasis"><text:span text:style-name="T452"> (někdy další den), odnese ho do těžební budovy. </text:span></text:span><text:span text:style-name="Emphasis"><text:span text:style-name="T471">Potom z ní</text:span></text:span><text:span text:style-name="Emphasis"><text:span text:style-name="T453"> začnou </text:span></text:span><text:span text:style-name="Emphasis"><text:span text:style-name="T481">dva</text:span></text:span><text:span text:style-name="Emphasis"><text:span text:style-name="T453"> skřeti </text:span></text:span><text:span text:style-name="Emphasis"><text:span text:style-name="T474">ze štol</text:span></text:span><text:span text:style-name="Emphasis"><text:span text:style-name="T481">y</text:span></text:span><text:span text:style-name="Emphasis"><text:span text:style-name="T474"> TODO</text:span></text:span><text:span text:style-name="Emphasis"><text:span text:style-name="T453"> vynášet kýble s nakutanou rudou a vysypávat je na hromadu opodál. </text:span></text:span><text:span text:style-name="Emphasis"><text:span text:style-name="T472">Krumpáče a motyky nechají dole.</text:span></text:span></text:p>
            </text:list-item>
          </text:list>
        </text:list-item>
        <text:list-item>
          <text:p text:style-name="P264"><text:soft-page-break/><text:span text:style-name="Emphasis"><text:span text:style-name="T448">Jednou za čas (zhruba po osmi hodinách) z těžební budovy vyjdou dva skřeti </text:span></text:span><text:span text:style-name="Emphasis"><text:span text:style-name="T475">ze štol TODO a TODO</text:span></text:span><text:span text:style-name="Emphasis"><text:span text:style-name="T448">, zajdou do hranaté budovy pro kotel s polévkou a odnesou ho do těžební budovy. Pak se ještě vrátí pro misky. Asi o čtvrt hodiny později zase misky a prázdný kotel přinesou zpět. </text:span></text:span><text:span text:style-name="Emphasis"><text:span text:style-name="T451">Skřet</text:span></text:span><text:span text:style-name="Emphasis"><text:span text:style-name="T475">í kuchař z </text:span></text:span><text:span text:style-name="Emphasis"><text:span text:style-name="T529">A2</text:span></text:span><text:span text:style-name="Emphasis"><text:span text:style-name="T451"> pak zajde k potoku umýt kotlík a misky a nab</text:span></text:span><text:span text:style-name="Emphasis"><text:span text:style-name="T482">rat</text:span></text:span><text:span text:style-name="Emphasis"><text:span text:style-name="T451"> novou vodu.</text:span></text:span></text:p>
          <text:list>
            <text:list-item>
              <text:p text:style-name="P265"><text:span text:style-name="Emphasis"><text:span text:style-name="T449">S kuchařem </text:span></text:span><text:span text:style-name="Emphasis"><text:span text:style-name="T483">se</text:span></text:span><text:span text:style-name="Emphasis"><text:span text:style-name="T449"> budou </text:span></text:span><text:span text:style-name="Emphasis"><text:span text:style-name="T459">nosiči polévky</text:span></text:span><text:span text:style-name="Emphasis"><text:span text:style-name="T449"> bavit jen krátce a samozřejmě ve skřetí řeči. Mohou se ho například zeptat, když už bude hotový žebřík </text:span></text:span><text:span text:style-name="Emphasis"><text:span text:style-name="T459">(proto</text:span></text:span><text:span text:style-name="Emphasis"><text:span text:style-name="T449">že je nebaví šplhat po provaze</text:span></text:span><text:span text:style-name="Emphasis"><text:span text:style-name="T459">)</text:span></text:span><text:span text:style-name="Emphasis"><text:span text:style-name="T449">, nebo jestli se konečně naučil vařit i něco jiného než pol</text:span></text:span><text:span text:style-name="Emphasis"><text:span text:style-name="T459">é</text:span></text:span><text:span text:style-name="Emphasis"><text:span text:style-name="T449">vku (nenaučil a jestli chtěj, můžou vařit sami).</text:span></text:span></text:p>
            </text:list-item>
          </text:list>
        </text:list-item>
        <text:list-item>
          <text:p text:style-name="P266"><text:span text:style-name="Emphasis"><text:span text:style-name="T475">Nezapomeň, že pokud zde postavy pobijí nějaké skřety, budou pak chybět v místnostech, odkud přišli. Zůstanou tam po nich jen motyky a krumpáče (s těmi nahoru nechodí).</text:span></text:span></text:p>
        </text:list-item>
      </text:list>
      <text:p text:style-name="P45"><text:span text:style-name="T178">👣</text:span> <text:span text:style-name="T690">Vedle velké hromady hlíny jsou stopy od těžkého vozu. Vedou pryč od dolu (vůz odvážel natěženou rudu ke zpracování).<text:line-break/></text:span>👣 <text:span text:style-name="T101">(stopování)</text:span><text:span text:style-name="T683"> </text:span>Všude <text:span text:style-name="T807">kolem budov</text:span> jsou <text:span text:style-name="T690">čerstvé</text:span> skřetí stopy. <text:span text:style-name="T807">Další</text:span> <text:span text:style-name="T807">vedou k potoku a zpět.</text:span></text:p>
      <text:p text:style-name="P49"><text:span text:style-name="T178">Pokud budou postavy dělat hluk, skřet z </text:span><text:span text:style-name="T182">budovy se sedlovou střechou</text:span><text:span text:style-name="T178"> </text:span><text:span text:style-name="T195">(A2)</text:span><text:span text:style-name="T178"> se </text:span><text:span text:style-name="T181">pů</text:span><text:span text:style-name="T178">jde podívat, co se děje.</text:span></text:p>
      <text:list xml:id="list3548632020" text:style-name="L8">
        <text:list-item>
          <text:p text:style-name="P267"><text:span text:style-name="T703">Když je uvidí</text:span>, uteče zpět do kůlny nebo do těžební budovy (podle toho, co je blíž) <text:span text:style-name="T702">a začne něčím do něčeho bušit – volat na poplach nemůže, protože je němý</text:span>.</text:p>
        </text:list-item>
        <text:list-item>
          <text:p text:style-name="P268"><text:span text:style-name="Emphasis"><text:span text:style-name="T530">⚔ </text:span></text:span>Pokud ho postavy nechají bušit, z<text:span text:style-name="T706">e zbrojnice</text:span> <text:span text:style-name="T183">B</text:span><text:span text:style-name="T187">10</text:span><text:span text:style-name="T706"> po několika minutách</text:span> <text:span text:style-name="T707">dorazí</text:span> skřetí hlídka: <text:span text:style-name="T708">2 </text:span><text:span text:style-name="T103">skřeti s lukem</text:span><text:span text:style-name="T708"> (karta) a 2 </text:span><text:span text:style-name="T103">skřeti s kopím</text:span><text:span text:style-name="T708"> (karta).</text:span></text:p>
          <text:list>
            <text:list-item>
              <text:p text:style-name="P269"><text:span text:style-name="T708">Vylezou hlavní šachtou </text:span><text:span text:style-name="T183">B</text:span><text:span text:style-name="T188">13</text:span><text:span text:style-name="T706"> do těžební budovy </text:span><text:span text:style-name="T183">A3</text:span><text:span text:style-name="T706">, takže z té je nejspíš postavy uvidí vycházet</text:span>.</text:p>
            </text:list-item>
          </text:list>
        </text:list-item>
      </text:list>
      <text:p text:style-name="P47"><text:soft-page-break/><text:span text:style-name="Emphasis"><text:span text:style-name="T336">▸<text:tab/></text:span></text:span><text:span text:style-name="Emphasis"><text:span text:style-name="T416">Kuželovitá </text:span></text:span><text:span text:style-name="Emphasis"><text:span text:style-name="T566">těžební budova</text:span></text:span><text:span text:style-name="Emphasis"><text:span text:style-name="T414">: </text:span></text:span><text:span text:style-name="Emphasis"><text:span text:style-name="T447">Přeskoč na</text:span></text:span><text:span text:style-name="Emphasis"><text:span text:style-name="T414"> </text:span></text:span><text:span text:style-name="Emphasis"><text:span text:style-name="T522">A</text:span></text:span><text:span text:style-name="Emphasis"><text:span text:style-name="T523">3</text:span></text:span><text:span text:style-name="Emphasis"><text:span text:style-name="T416">.</text:span></text:span></text:p>
      <text:p text:style-name="P46"><text:span text:style-name="Emphasis"><text:span text:style-name="T336">▸<text:tab/></text:span></text:span><text:span text:style-name="Emphasis"><text:span text:style-name="T573">Stavba se sedlovou střechou</text:span></text:span><text:span text:style-name="Emphasis"><text:span text:style-name="T439"> je sice nižší než těžební budova, ale zato </text:span></text:span><text:span text:style-name="Emphasis"><text:span text:style-name="T456">mnohem delší</text:span></text:span><text:span text:style-name="Emphasis"><text:span text:style-name="T439">. V obou kratších stěnách jsou dveře a dvě okna, z každé strany dveří jedno. </text:span></text:span><text:span text:style-name="Emphasis"><text:span text:style-name="T457">Dlouhé</text:span></text:span><text:span text:style-name="Emphasis"><text:span text:style-name="T439"> stěny žádná okna ani dveře nemají. Všechna okna jsou vysklená, dají se přes ně ale zavřít okenice.</text:span></text:span></text:p>
      <text:list xml:id="list2060839280" text:style-name="L9">
        <text:list-item>
          <text:p text:style-name="P284"><text:span text:style-name="Emphasis"><text:span text:style-name="T440">Pokud se postavy rozhodnou </text:span></text:span><text:span text:style-name="Emphasis"><text:span text:style-name="T458">kůlnu</text:span></text:span><text:span text:style-name="Emphasis"><text:span text:style-name="T440"> prozkoumat, přeskoč na </text:span></text:span><text:span text:style-name="Emphasis"><text:span text:style-name="T524">A2</text:span></text:span><text:span text:style-name="Emphasis"><text:span text:style-name="T440">.</text:span></text:span></text:p>
        </text:list-item>
      </text:list>
      <text:p text:style-name="P47"><text:span text:style-name="Emphasis"><text:span text:style-name="T336">▸<text:tab/></text:span></text:span><text:span text:style-name="Emphasis"><text:span text:style-name="T566">Lopata</text:span></text:span><text:span text:style-name="Emphasis"><text:span text:style-name="T414">: </text:span></text:span><text:span text:style-name="Emphasis"><text:span text:style-name="T440">Přeskoč na </text:span></text:span><text:span text:style-name="Emphasis"><text:span text:style-name="T522">A</text:span></text:span><text:span text:style-name="Emphasis"><text:span text:style-name="T523">1</text:span></text:span><text:span text:style-name="Emphasis"><text:span text:style-name="T416">.</text:span></text:span></text:p>
      <text:h text:style-name="P223" text:outline-level="3">A1 – Zabodnutá lopata</text:h>
      <text:p text:style-name="P181"><text:span text:style-name="T100">D</text:span><text:span text:style-name="T94">o </text:span><text:span text:style-name="T100">trávy je </text:span><text:span text:style-name="T102">tady</text:span><text:span text:style-name="T94"> zabodnutá </text:span><text:span text:style-name="T122">lopata</text:span><text:span text:style-name="T174"> </text:span><text:span text:style-name="T175">(karta)</text:span><text:span text:style-name="T94">.</text:span><text:span text:style-name="Emphasis"><text:span text:style-name="T580"> Vedle ní je zhruba dvoumetrov</text:span></text:span><text:span text:style-name="Emphasis"><text:span text:style-name="T603">ý</text:span></text:span><text:span text:style-name="Emphasis"><text:span text:style-name="T580"> </text:span></text:span><text:span text:style-name="Emphasis"><text:span text:style-name="T603">kruh</text:span></text:span><text:span text:style-name="Emphasis"><text:span text:style-name="T580"> čerstv</text:span></text:span><text:span text:style-name="Emphasis"><text:span text:style-name="T604">é</text:span></text:span><text:span text:style-name="Emphasis"><text:span text:style-name="T580"> hlíny, jako kdyby tu byla velká díra a někdo ji </text:span></text:span><text:span text:style-name="Emphasis"><text:span text:style-name="T604">nedávno</text:span></text:span><text:span text:style-name="Emphasis"><text:span text:style-name="T580"> zasypal. Zhruba uprostřed je malá </text:span></text:span><text:span text:style-name="Emphasis"><text:span text:style-name="T619">trhlina</text:span></text:span><text:span text:style-name="Emphasis"><text:span text:style-name="T580">, kudy se hlína propadává dolů pod zem.</text:span></text:span></text:p>
      <text:p text:style-name="P23"><text:span text:style-name="Emphasis"><text:span text:style-name="T273">👣</text:span></text:span><text:span text:style-name="Emphasis"><text:span text:style-name="T269"> </text:span></text:span><text:span text:style-name="Emphasis"><text:span text:style-name="T290">(stopování)</text:span></text:span><text:span text:style-name="Emphasis"><text:span text:style-name="T270"> </text:span></text:span><text:span text:style-name="Emphasis"><text:span text:style-name="T271">Jsou zde </text:span></text:span><text:span text:style-name="Emphasis"><text:span text:style-name="T272">staré</text:span></text:span><text:span text:style-name="Emphasis"><text:span text:style-name="T271"> </text:span></text:span><text:span text:style-name="Emphasis"><text:span text:style-name="T272">skřetí stopy.</text:span></text:span></text:p>
      <text:p text:style-name="P91"><text:span text:style-name="Emphasis"><text:span text:style-name="T336">▸<text:tab/></text:span></text:span><text:span text:style-name="Emphasis"><text:span text:style-name="T563">Trhlinu</text:span></text:span><text:span text:style-name="Emphasis"><text:span text:style-name="T337"> </text:span></text:span><text:span text:style-name="Emphasis"><text:span text:style-name="T404">je </text:span></text:span><text:span text:style-name="Emphasis"><text:span text:style-name="T411">možné rozšířit </text:span></text:span><text:span text:style-name="Emphasis"><text:span text:style-name="T412">a prokopat se tak do podzemí</text:span></text:span><text:span text:style-name="Emphasis"><text:span text:style-name="T411">. Jednou lopatou to bude práce tak na půl hodiny. Díra vede do </text:span></text:span><text:span text:style-name="Emphasis"><text:span text:style-name="T519">B</text:span></text:span><text:span text:style-name="Emphasis"><text:span text:style-name="T542">3</text:span></text:span><text:span text:style-name="Emphasis"><text:span text:style-name="T417"> </text:span></text:span><text:span text:style-name="Emphasis"><text:span text:style-name="T418">(</text:span></text:span><text:span text:style-name="Emphasis"><text:span text:style-name="T446">Tunel na povrch</text:span></text:span><text:span text:style-name="Emphasis"><text:span text:style-name="T418">)</text:span></text:span><text:span text:style-name="Emphasis"><text:span text:style-name="T411">.</text:span></text:span></text:p>
      <text:h text:style-name="P224" text:outline-level="3">A2 – <text:span text:style-name="T699">Budova se sedlovou střechou</text:span></text:h>
      <text:p text:style-name="P72"><text:span text:style-name="T291">♨<text:tab/></text:span><text:span text:style-name="T307">Ve dne je zde cítit kouř z ohniště, vůně čerstvého dřeva a právě vařené polévky. </text:span><text:span text:style-name="T308">V noci jen vůně čerstvého dřeva.</text:span></text:p>
      <text:p text:style-name="P39"><text:span text:style-name="T4">🔊<text:tab/></text:span><text:span text:style-name="T326">Jsou zde slyšet zvuky práce a praskání ohně.</text:span></text:p>
      <text:p text:style-name="P12"><text:soft-page-break/>Uvnitř <text:span text:style-name="T695">budovy</text:span> je dlouhá, obdélníková místnost. U <text:span text:style-name="T701">stěny</text:span> je vyskládaná <text:span text:style-name="T206">hromada dřeva.</text:span><text:span text:style-name="T225"> </text:span><text:span text:style-name="T229">Vedle ní je </text:span><text:span text:style-name="T233">nedodělaný</text:span><text:span text:style-name="T229"> </text:span><text:span text:style-name="T213">žebřík</text:span><text:span text:style-name="T229"> </text:span><text:span text:style-name="T230">a </text:span><text:span text:style-name="T215">tesařské nářadí</text:span><text:span text:style-name="T229">.</text:span> <text:span text:style-name="T692">O kus dál je ohniště s velkým kotlíkem, hromada dřevěných misek </text:span><text:span text:style-name="T135">(12 kusů)</text:span><text:span text:style-name="T691"> a dvě vědra s vodou</text:span><text:span text:style-name="T135">.</text:span> <text:span text:style-name="T700">Vedle ohniště </text:span>ze stropu visí sušené maso a svazečky různých <text:span text:style-name="T206">bylin</text:span><text:span text:style-name="T691">. V poslední třetině místnosti je hromada písku a další hromada zakrytá hadrem </text:span><text:span text:style-name="T135">(vápno)</text:span><text:span text:style-name="T691">. Vedle nich leží mělká </text:span><text:span text:style-name="T216">kulatá mísa</text:span><text:span text:style-name="T670"> velká asi jako štít. Na ní je naskládané </text:span><text:span text:style-name="T216">zednické nářadí</text:span><text:span text:style-name="T670">. U stěny je vyskládaná řada hliněných lahví</text:span><text:span text:style-name="T155"> (je v nich lampový olej)</text:span><text:span text:style-name="T670">.</text:span></text:p>
      <text:p text:style-name="P93"><text:span text:style-name="Emphasis"><text:span text:style-name="T455">Uvnitř</text:span></text:span><text:span text:style-name="Emphasis"><text:span text:style-name="T448"> pracuje </text:span></text:span><text:span text:style-name="Emphasis"><text:span text:style-name="T464">velký </text:span></text:span><text:span text:style-name="Emphasis"><text:span text:style-name="T476">němý</text:span></text:span><text:span text:style-name="Emphasis"><text:span text:style-name="T448"> </text:span></text:span><text:span text:style-name="Emphasis"><text:span text:style-name="T578">skřet</text:span></text:span><text:span text:style-name="Emphasis"><text:span text:style-name="T448"> </text:span></text:span><text:span text:style-name="Emphasis"><text:span text:style-name="T464">(karta </text:span></text:span><text:span text:style-name="Emphasis"><text:span text:style-name="T608">skřetí kuchař</text:span></text:span><text:span text:style-name="Emphasis"><text:span text:style-name="T464">)</text:span></text:span><text:span text:style-name="Emphasis"><text:span text:style-name="T448">. </text:span></text:span><text:span text:style-name="Emphasis"><text:span text:style-name="T484">Vyrábí nový žebřík a přitom vaří polévku</text:span></text:span><text:span text:style-name="Emphasis"><text:span text:style-name="T455">.</text:span></text:span></text:p>
      <text:list xml:id="list3975575349" text:style-name="L10">
        <text:list-item>
          <text:p text:style-name="P285"><text:span text:style-name="Emphasis"><text:span text:style-name="T477">S postavami bojovat nebude – buď se pokusí </text:span></text:span><text:span text:style-name="Emphasis"><text:span text:style-name="T478">přivolat </text:span></text:span><text:span text:style-name="Emphasis"><text:span text:style-name="T485">pomoc</text:span></text:span><text:span text:style-name="Emphasis"><text:span text:style-name="T477"> bušením (</text:span></text:span><text:span text:style-name="Emphasis"><text:span text:style-name="T486">volat nemůže, protože je němý</text:span></text:span><text:span text:style-name="Emphasis"><text:span text:style-name="T477">), nebo rovnou utéct do těžební budovy A3 </text:span></text:span><text:span text:style-name="Emphasis"><text:span text:style-name="T479">a sešplhat dolů</text:span></text:span><text:span text:style-name="Emphasis"><text:span text:style-name="T477">, </text:span></text:span><text:span text:style-name="Emphasis"><text:span text:style-name="T478">aby </text:span></text:span><text:span text:style-name="Emphasis"><text:span text:style-name="T486">ji</text:span></text:span><text:span text:style-name="Emphasis"><text:span text:style-name="T478"> přivedl osobně</text:span></text:span><text:span text:style-name="Emphasis"><text:span text:style-name="T477">.</text:span></text:span></text:p>
        </text:list-item>
        <text:list-item>
          <text:p text:style-name="P270"><text:span text:style-name="Emphasis"><text:span text:style-name="T530">⚔ </text:span></text:span>Pokud ho postavy nechají bušit, z<text:span text:style-name="T706">e zbrojnice</text:span> <text:span text:style-name="T183">B</text:span><text:span text:style-name="T187">10</text:span><text:span text:style-name="T706"> po několika minutách</text:span> <text:span text:style-name="T707">dorazí</text:span> skřetí hlídka: <text:span text:style-name="T708">2 </text:span><text:span text:style-name="T103">skřeti s lukem</text:span><text:span text:style-name="T708"> (karta) a 2 </text:span><text:span text:style-name="T103">skřeti s kopím</text:span><text:span text:style-name="T708"> (karta).</text:span></text:p>
          <text:list>
            <text:list-item>
              <text:p text:style-name="P270"><text:span text:style-name="Emphasis"><text:span text:style-name="T487">Vylezou hlavní šachtou </text:span></text:span><text:span text:style-name="Emphasis"><text:span text:style-name="T531">B</text:span></text:span><text:span text:style-name="Emphasis"><text:span text:style-name="T545">13</text:span></text:span><text:span text:style-name="Emphasis"><text:span text:style-name="T480"> do těžební budovy </text:span></text:span><text:span text:style-name="Emphasis"><text:span text:style-name="T531">A3</text:span></text:span><text:span text:style-name="Emphasis"><text:span text:style-name="T480">, takže z té je nejspíš postavy uvidí vycházet</text:span></text:span><text:span text:style-name="Emphasis"><text:span text:style-name="T335">.</text:span></text:span></text:p>
            </text:list-item>
          </text:list>
          <text:p text:style-name="P271"><text:span text:style-name="Emphasis"><text:span text:style-name="T336">▸ <text:s/></text:span></text:span><text:span text:style-name="Emphasis"><text:span text:style-name="T579">Skřet</text:span></text:span><text:span text:style-name="Emphasis"><text:span text:style-name="T513"> má v kapse křesadlo.</text:span></text:span></text:p>
        </text:list-item>
      </text:list>
      <text:p text:style-name="P112"><text:span text:style-name="Emphasis"><text:span text:style-name="T336">▸<text:tab/></text:span></text:span><text:span text:style-name="Emphasis"><text:span text:style-name="T441">Na </text:span></text:span><text:span text:style-name="Emphasis"><text:span text:style-name="T569">hromadě dřeva</text:span></text:span><text:span text:style-name="Emphasis"><text:span text:style-name="T441"> není jen dřevo na topení, ale také různě velké opracované fošny, plaňky </text:span></text:span><text:span text:style-name="Emphasis"><text:span text:style-name="T442">a prkna</text:span></text:span><text:span text:style-name="Emphasis"><text:span text:style-name="T441">.</text:span></text:span></text:p>
      <text:p text:style-name="P113"><text:span text:style-name="Emphasis"><text:span text:style-name="T336">▸<text:tab/></text:span></text:span><text:span text:style-name="Emphasis"><text:span text:style-name="T570">Žebřík</text:span></text:span><text:span text:style-name="Emphasis"><text:span text:style-name="T443"> je bytelný </text:span></text:span><text:span text:style-name="Emphasis"><text:span text:style-name="T444">a</text:span></text:span><text:span text:style-name="Emphasis"><text:span text:style-name="T443"> zhruba dva metry dlouhý. Má ale zatím jen několik příček. Zbylé jsou položené vedle, takže ne</text:span></text:span><text:span text:style-name="Emphasis"><text:span text:style-name="T465">ní</text:span></text:span><text:span text:style-name="Emphasis"><text:span text:style-name="T443"> problém ho dodělat. Zkušenému tesaři to zabere zhruba </text:span></text:span><text:span text:style-name="Emphasis"><text:span text:style-name="T465">dvě</text:span></text:span><text:span text:style-name="Emphasis"><text:span text:style-name="T443"> hodin</text:span></text:span><text:span text:style-name="Emphasis"><text:span text:style-name="T465">y</text:span></text:span><text:span text:style-name="Emphasis"><text:span text:style-name="T443">, někomu jinému </text:span></text:span><text:span text:style-name="Emphasis"><text:span text:style-name="T465">půl dne</text:span></text:span><text:span text:style-name="Emphasis"><text:span text:style-name="T443">.</text:span></text:span></text:p>
      <text:list xml:id="list1125095355" text:style-name="L11">
        <text:list-item>
          <text:p text:style-name="P286"><text:soft-page-break/><text:span text:style-name="Emphasis"><text:span text:style-name="T445">Pokud postavy stráví alespoň jeden den pozorováním, skřetí řemeslník ho dodělá a odnese ho do vstupu do šachty v těžební budově </text:span></text:span><text:span text:style-name="Emphasis"><text:span text:style-name="T521">A3</text:span></text:span><text:span text:style-name="Emphasis"><text:span text:style-name="T445">, kde chybí.</text:span></text:span></text:p>
        </text:list-item>
      </text:list>
      <text:p text:style-name="P114"><text:span text:style-name="Emphasis"><text:span text:style-name="T336">▸<text:tab/></text:span></text:span><text:span text:style-name="Emphasis"><text:span text:style-name="T571">T</text:span></text:span><text:span text:style-name="Emphasis"><text:span text:style-name="T570">e</text:span></text:span><text:span text:style-name="Emphasis"><text:span text:style-name="T571">sařské nářadí</text:span></text:span><text:span text:style-name="Emphasis"><text:span text:style-name="T450">:</text:span></text:span><text:span text:style-name="Emphasis"><text:span text:style-name="T443"> </text:span></text:span><text:span text:style-name="Emphasis"><text:span text:style-name="T450">sekera, </text:span></text:span><text:span text:style-name="Emphasis"><text:span text:style-name="T460">dláto, pila a kladivo. </text:span></text:span><text:span text:style-name="Emphasis"><text:span text:style-name="T466">Jsou to sice velmi staré, ale kvalitní trpaslické nástroje.</text:span></text:span></text:p>
      <text:p text:style-name="P115"><text:span text:style-name="Emphasis"><text:span text:style-name="T336">▸<text:tab/></text:span></text:span><text:span text:style-name="T214">Byliny</text:span><text:span text:style-name="T232">:</text:span><text:span text:style-name="T693"> </text:span>cibule, česnek, <text:span text:style-name="T691">hořčice, kmín a planý kopr.</text:span></text:p>
      <text:p text:style-name="P116"><text:span text:style-name="Emphasis"><text:span text:style-name="T336">▸<text:tab/></text:span></text:span><text:span text:style-name="Emphasis"><text:span text:style-name="T569">K</text:span></text:span><text:span text:style-name="T211">ulatá mísa</text:span><text:span text:style-name="T686"> je zanesená silnou vrstvou drolivé hmoty – někdo v ní nejspíš rozmíchával maltu. Na dotek brní (je to totiž ve skutečnosti kouzelný štít – karta </text:span><text:span text:style-name="T99">jehelníček</text:span><text:span text:style-name="T670">. Po očištění od zbytků malty bude plně funkční).</text:span></text:p>
      <text:p text:style-name="P117"><text:span text:style-name="Emphasis"><text:span text:style-name="T336">▸<text:tab/></text:span></text:span><text:span text:style-name="Emphasis"><text:span text:style-name="T572">Zednické nářadí</text:span></text:span><text:span text:style-name="Emphasis"><text:span text:style-name="T460">:</text:span></text:span><text:span text:style-name="Emphasis"><text:span text:style-name="T463"> </text:span></text:span><text:span text:style-name="Emphasis"><text:span text:style-name="T460">špach</text:span></text:span><text:span text:style-name="Emphasis"><text:span text:style-name="T462">t</text:span></text:span><text:span text:style-name="Emphasis"><text:span text:style-name="T460">le, </text:span></text:span><text:span text:style-name="Emphasis"><text:span text:style-name="T467">dřevěné </text:span></text:span><text:span text:style-name="Emphasis"><text:span text:style-name="T460">hladítko </text:span></text:span><text:span text:style-name="Emphasis"><text:span text:style-name="T461">a zednická lžíce. </text:span></text:span><text:span text:style-name="Emphasis"><text:span text:style-name="T468">Lžíce je trpaslické výroby, špachtli a hladítko vyrobili skřeti.</text:span></text:span></text:p>
      <text:h text:style-name="Heading_20_3" text:outline-level="3"><text:span text:style-name="T713">A3 – T</text:span>ěžební budov<text:span text:style-name="T679">a</text:span></text:h>
      <text:p text:style-name="P31">Uvnitř těžební budovy je jedna velká, kuželovitá místnost. <text:span text:style-name="T709">U</text:span>prostřed <text:span text:style-name="T709">je otočný sloup se dvěma rameny, ke kterým je možné zapřáhnout tažná zvířata</text:span>. Velká ozubená kola pohyb přenášejí na masivní <text:span text:style-name="T206">naviják</text:span>, který zřejmě vytahoval silný řetěz z díry pod ním. Ten je ale utržený, <text:span text:style-name="T710">zbývá z něj</text:span> jen malý kus. <text:span text:style-name="T711">Vedle něj je přes naviják přehozený provaz, který teď slouží místo řetězu a vytahuje se ručně.</text:span> <text:span text:style-name="T711">Podlaha zřejmě neunesla váhu jednoho z tažných zvířat, takže je v ní teď velká </text:span><text:span text:style-name="T220">díra</text:span><text:span text:style-name="T711">.</text:span></text:p>
      <text:p text:style-name="P24"><text:span text:style-name="T275">👣</text:span><text:span text:style-name="T254"> </text:span><text:span text:style-name="T324">(stopování)</text:span><text:span text:style-name="T256"> </text:span><text:span text:style-name="T263">J</text:span><text:span text:style-name="T257">sou</text:span><text:span text:style-name="T260"> </text:span><text:span text:style-name="T263">zde</text:span><text:span text:style-name="T260"> čerstvé</text:span><text:span text:style-name="T257"> </text:span><text:span text:style-name="T258">skřetí stopy. </text:span><text:span text:style-name="T260">Vedou od </text:span><text:span text:style-name="T264">vstupu do šachty</text:span><text:span text:style-name="T260"> šachtě k </text:span><text:span text:style-name="T264">východu k</text:span><text:span text:style-name="T260"> hranaté budově </text:span><text:span text:style-name="T276">A2</text:span><text:span text:style-name="T260">.</text:span></text:p>
      <text:p text:style-name="P94"><text:span text:style-name="Emphasis"><text:span text:style-name="T336">▸<text:tab/></text:span></text:span><text:span text:style-name="Emphasis"><text:span text:style-name="T565">Naviják</text:span></text:span><text:span text:style-name="Emphasis"><text:span text:style-name="T414"> je stále funkční. Chybí ale řetěz a pokud postavy zkusí otáčet </text:span></text:span><text:span text:style-name="Emphasis"><text:span text:style-name="T512">centrálním</text:span></text:span><text:span text:style-name="Emphasis"><text:span text:style-name="T414"> </text:span></text:span><text:span text:style-name="Emphasis"><text:span text:style-name="T415">sloupem</text:span></text:span><text:span text:style-name="Emphasis"><text:span text:style-name="T414">, zjistí, že jim v tom brání díra v podlaze. Pokud ji </text:span></text:span><text:span text:style-name="Emphasis"><text:span text:style-name="T512">ale</text:span></text:span><text:span text:style-name="Emphasis"><text:span text:style-name="T414"> něčím pevným překryjí, mohou jej používat.</text:span></text:span></text:p>
      <text:p text:style-name="P92"><text:soft-page-break/><text:span text:style-name="Emphasis"><text:span text:style-name="T336">▸<text:tab/></text:span></text:span><text:span text:style-name="Emphasis"><text:span text:style-name="T413">Pod </text:span></text:span><text:span text:style-name="Emphasis"><text:span text:style-name="T564">dírou</text:span></text:span><text:span text:style-name="Emphasis"><text:span text:style-name="T337"> </text:span></text:span><text:span text:style-name="Emphasis"><text:span text:style-name="T413">v podlaze je hluboká těžební šachta </text:span></text:span><text:span text:style-name="Emphasis"><text:span text:style-name="T551">B13</text:span></text:span><text:span text:style-name="Emphasis"><text:span text:style-name="T413">. Na dně se se něco leskne, nejspíš je tam voda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123"><text:span text:style-name="T713">Š</text:span>toly jsou zhruba dva metry vysoké a metr a půl široké. <text:span text:style-name="T713">V části vybudované v dávných dobách trpaslíky (na mapě černou barvou) jsou stěny</text:span> zpevněné kamennými opěrami. <text:span text:style-name="T713">Nové štoly, které vykopali skřeti (na mapě tmavě hnědou barvou), mají jen výdřevou. Na opěrách, jak kamenných tak dřevěných, jsou háčky na zavěšení kahanu.</text:span></text:p>
      <text:h text:style-name="P225" text:outline-level="3"><text:span text:style-name="T77">B</text:span><text:span text:style-name="T87">1</text:span><text:span text:style-name="T77"> – </text:span><text:span text:style-name="T76">D</text:span><text:span text:style-name="T4">olující brouk </text:span><text:span text:style-name="T87">a horník</text:span></text:h>
      <text:p text:style-name="P57"><text:span text:style-name="T60">💡</text:span><text:span text:style-name="T87"> V</text:span><text:span text:style-name="T89">e štole</text:span><text:span text:style-name="T87"> je světlo od hornického kahanu </text:span><text:span text:style-name="T89">zavěšeného pod výdřevou</text:span><text:span text:style-name="T87">.</text:span></text:p>
      <text:p text:style-name="P39"><text:span text:style-name="T4">🔊<text:tab/></text:span><text:span text:style-name="T89">Zvuky hrabání </text:span><text:span text:style-name="T92">a nakládání lopatou</text:span><text:span text:style-name="T89">.</text:span></text:p>
      <text:p text:style-name="P132"><text:span text:style-name="T17">Ú</text:span><text:span text:style-name="T14">plně na konci štoly je vidět zadek </text:span><text:span text:style-name="T36">obřího brouka</text:span><text:span text:style-name="T15"> </text:span><text:span text:style-name="T36">(karta </text:span><text:span text:style-name="T20">obří hrabavý brouk</text:span><text:span text:style-name="T36">)</text:span><text:span text:style-name="T15">, </text:span><text:span text:style-name="T14">který za sebe nohama odstrkuje </text:span><text:span text:style-name="T19">vyhrabanou</text:span><text:span text:style-name="T14"> zeminu.</text:span><text:span text:style-name="T17"> </text:span><text:span text:style-name="T19">Tu</text:span><text:span text:style-name="T17"> následně skřetí horník </text:span><text:span text:style-name="T46">(karty </text:span><text:span text:style-name="T17">skřet s lopatou</text:span><text:span text:style-name="T46"> a </text:span><text:span text:style-name="T17">lopata</text:span><text:span text:style-name="T46">)</text:span><text:span text:style-name="T6"> </text:span><text:span text:style-name="T17">nakládá do kýble upevněného na zádech obří ploštice</text:span><text:span text:style-name="T46"> (karta)</text:span><text:span text:style-name="T6">.</text:span><text:span text:style-name="T14"> </text:span><text:span text:style-name="T18">N</text:span><text:span text:style-name="T16">a výdřevě </text:span><text:span text:style-name="T18">je</text:span><text:span text:style-name="T16"> zavěšený zapálený kahan. Na zemi stojí hliněná láhev</text:span><text:span text:style-name="T44"> (s vodou)</text:span><text:span text:style-name="T16">.</text:span></text:p>
      <text:list xml:id="list539342632" text:style-name="L12">
        <text:list-item>
          <text:p text:style-name="P287"><text:span text:style-name="T45">Skřet, brouk ani ploštice si nebudou postav všímat</text:span><text:span text:style-name="T36">.</text:span></text:p>
        </text:list-item>
        <text:list-item>
          <text:p text:style-name="P288">Pokud postavy napadnou ploštici, pokusí se kolem nich proběhnout a utéct. Skřet na ně při tom bude chrlit proud skřetích nadávek.</text:p>
        </text:list-item>
        <text:list-item>
          <text:p text:style-name="P288"><text:soft-page-break/>Když napadnou skřeta, začne volat o pomoc a bude se bránit motykou. Pokud ještě žijí skřeti ve zbrojnici B10, přijdou mu na pomoc.</text:p>
        </text:list-item>
        <text:list-item>
          <text:p text:style-name="P288">Brouk si nebude ničeho všímat (ani souboje se skřetem) a bude dál hrabat, dokud ho postavy nenapadnou. Pak se teprve bude bránit.</text:p>
        </text:list-item>
      </text:list>
      <text:p text:style-name="P289">Skřet má v kapse křesadlo.</text:p>
      <text:h text:style-name="P226" text:outline-level="3"><text:span text:style-name="T735">B2 – </text:span>Vnitřní šachta</text:h>
      <text:p text:style-name="P294">⬤<text:tab/>Je zde tma.</text:p>
      <text:p text:style-name="P32"><text:span text:style-name="T86">M</text:span><text:span text:style-name="T4">ístnost nad šachtou trochu připomíná těžební budovu na povrchu. Je zde také rumpál, ale pouze ruční. </text:span><text:span text:style-name="T88">Není na něm provaz ani řetěz.</text:span></text:p>
      <text:p text:style-name="P56"><text:span text:style-name="T59">👣<text:tab/></text:span><text:span text:style-name="T86">Vrstva prachu na podlaze je netknutá, dlouho tu nikdo nebyl.</text:span></text:p>
      <text:p text:style-name="P53"><text:span text:style-name="T88">K</text:span><text:span text:style-name="T4">aždý čtvereček na mapě představuje dva metry, takže dolů na jednu ze zbylých příček je to osm metrů.</text:span></text:p>
      <text:list xml:id="list531786598" text:style-name="L13">
        <text:list-item>
          <text:p text:style-name="P298"><text:span text:style-name="T42">Postavy mohou třeba svázat lana, pokud nemají dost dlouhé, nebo lano z něčeho vyrobit. Mohou také </text:span><text:span text:style-name="T43">přinést</text:span><text:span text:style-name="T42"> řetěz ze dna hlavní šachty </text:span><text:span text:style-name="T52">B15</text:span><text:span text:style-name="T42">. </text:span><text:span text:style-name="T43">Rumpál je stále funkční, stačí na něj přivázat řetěz nebo lano.</text:span></text:p>
        </text:list-item>
        <text:list-item>
          <text:p text:style-name="P290">Stěny šachty jsou vyložené kamennými deskami, do spár mezi nimi by šly zatlouct skoby nebo hřeby.</text:p>
        </text:list-item>
      </text:list>
      <text:h text:style-name="P227" text:outline-level="3"><text:span text:style-name="T741">B2d1 – </text:span>Dveře do vnitřní šachty</text:h>
      <text:p text:style-name="P294">⬤<text:tab/>Je zde tma.</text:p>
      <text:p text:style-name="P22"><text:soft-page-break/><text:span text:style-name="T681">M</text:span>asivní kamenné dveře <text:span text:style-name="T681">s klikou a vnitřním zámkem</text:span>.</text:p>
      <text:p text:style-name="P25"><text:span text:style-name="T51">👣</text:span><text:span text:style-name="T38"> </text:span><text:span text:style-name="T47">(stopování) Ve štole jsou stopy skřetů, u dveří ale nejsou.</text:span></text:p>
      <text:p text:style-name="P79">Když se <text:span text:style-name="T680">k nim</text:span> někdo přiblíží, rozsvítí se na nich kruhový runový symbol <text:span text:style-name="T195">(stejný jako na kartě </text:span><text:span text:style-name="T124">runová stráž</text:span><text:span text:style-name="T169"> – </text:span><text:span text:style-name="T170">dej hráčům kartu bez textu s obrázkem </text:span><text:span text:style-name="T125">runové stráže</text:span><text:span text:style-name="T195">)</text:span>. Pokud se hned nevzdálí, ozve se hlasité poplašné bzučení a bude pokračovat, dokud neodstoupí.</text:p>
      <text:list xml:id="list3684726424" text:style-name="L14">
        <text:list-item>
          <text:p text:style-name="P299">Symbol <text:span text:style-name="T682">byl</text:span> vytvořen <text:span text:style-name="T729">svitkem</text:span> <text:span text:style-name="T94">runová stráž</text:span>, který mohou postavy najít v Runotepecké dílně <text:span text:style-name="T729">(</text:span><text:span text:style-name="T185">B1</text:span><text:span text:style-name="T189">7</text:span><text:span text:style-name="T729">)</text:span>. Pokud <text:span text:style-name="T729">jej</text:span> mají, řekni jim, že <text:span text:style-name="T729">znak</text:span> poznávají.</text:p>
        </text:list-item>
        <text:list-item>
          <text:p text:style-name="P299">Runovou stráž jde rozbít násilím – stačí symbol někde přerušit. Je ale vytepaný do pevných kamenných dveří, takže na to bude potřeba nějaký nástroj, nejlépe perlík a kladivo.</text:p>
        </text:list-item>
        <text:list-item>
          <text:p text:style-name="P300">Poplach vzburcuje zbylé skřety v podzemí. <text:span text:style-name="T671">Pokud jich ještě žije hodně, shluknou se a zaútočí na postavy společně. Pokud už jich je jen pár, nejspíš se pokusí z dolu utéct.</text:span></text:p>
        </text:list-item>
      </text:list>
      <text:p text:style-name="P110">Do zámku ve dveřích pasuje <text:span text:style-name="T111">velký </text:span><text:span text:style-name="Emphasis"><text:span text:style-name="T599">mosazný klíč</text:span></text:span><text:span text:style-name="Emphasis"><text:span text:style-name="T403">, </text:span></text:span><text:span text:style-name="Emphasis"><text:span text:style-name="T419">který má u sebe trpaslík zarostlý houbami v jeskyni </text:span></text:span><text:span text:style-name="Emphasis"><text:span text:style-name="T536">C1</text:span></text:span><text:span text:style-name="Emphasis"><text:span text:style-name="T419">.</text:span></text:span></text:p>
      <text:list xml:id="list4107563" text:style-name="L15">
        <text:list-item>
          <text:p text:style-name="P301"><text:span text:style-name="Emphasis"><text:span text:style-name="T420">Zloděj nebo někdo s </text:span></text:span><text:span text:style-name="Emphasis"><text:span text:style-name="T605">otevíráním zámků</text:span></text:span><text:span text:style-name="Emphasis"><text:span text:style-name="T420"> </text:span></text:span><text:span text:style-name="Emphasis"><text:span text:style-name="T421">jej </text:span></text:span><text:span text:style-name="Emphasis"><text:span text:style-name="T420">dokáže otevřít pomocí </text:span></text:span><text:span text:style-name="Emphasis"><text:span text:style-name="T421">šperháků</text:span></text:span><text:span text:style-name="Emphasis"><text:span text:style-name="T420">, ale zabere mu to několik desítek minut – zámek je velmi složitý.</text:span></text:span></text:p>
        </text:list-item>
        <text:list-item>
          <text:p text:style-name="P301"><text:span text:style-name="Emphasis"><text:span text:style-name="T422">Dveře není možné vyrazit. </text:span></text:span><text:span text:style-name="Emphasis"><text:span text:style-name="T423">J</text:span></text:span><text:span text:style-name="Emphasis"><text:span text:style-name="T502">dou ale</text:span></text:span><text:span text:style-name="Emphasis"><text:span text:style-name="T423"> </text:span></text:span><text:span text:style-name="Emphasis"><text:span text:style-name="T424">například</text:span></text:span><text:span text:style-name="Emphasis"><text:span text:style-name="T423"> rozbít </text:span></text:span><text:span text:style-name="Emphasis"><text:span text:style-name="T502">krumpáčem</text:span></text:span><text:span text:style-name="Emphasis"><text:span text:style-name="T423"> nebo vyrazit výbušninami z </text:span></text:span><text:span text:style-name="Emphasis"><text:span text:style-name="T535">B</text:span></text:span><text:span text:style-name="Emphasis"><text:span text:style-name="T544">16</text:span></text:span><text:span text:style-name="Emphasis"><text:span text:style-name="T423">.</text:span></text:span></text:p>
          <text:list>
            <text:list-item>
              <text:p text:style-name="P301"><text:span text:style-name="Emphasis"><text:span text:style-name="T424">Pokud výbušninu nenastraží alchymista, </text:span></text:span><text:span text:style-name="Emphasis"><text:span text:style-name="T425">provalí se strop a chodbu zasype. Prokopat se skrz bude vyžadovat náležité nástroje a zabere několik hodin.</text:span></text:span></text:p>
            </text:list-item>
            <text:list-item>
              <text:p text:style-name="P301"><text:soft-page-break/><text:span text:style-name="Emphasis"><text:span text:style-name="T425">Výbuch bude samozřejmě slyšet po celém dole. </text:span></text:span><text:span text:style-name="Emphasis"><text:span text:style-name="T426">Pokud ještě žije zlobr v </text:span></text:span><text:span text:style-name="Emphasis"><text:span text:style-name="T535">B1</text:span></text:span><text:span text:style-name="Emphasis"><text:span text:style-name="T546">4</text:span></text:span><text:span text:style-name="Emphasis"><text:span text:style-name="T426">, ozve se jeho zaryčení. </text:span></text:span><text:span text:style-name="Emphasis"><text:span text:style-name="T427">Rána také vzburcuje všechny zbylé skřety v podzemí</text:span></text:span><text:span text:style-name="Emphasis"><text:span text:style-name="T502"> – vyrazí sem jak skřeti z </text:span></text:span><text:span text:style-name="Emphasis"><text:span text:style-name="T535">B</text:span></text:span><text:span text:style-name="Emphasis"><text:span text:style-name="T543">10</text:span></text:span><text:span text:style-name="Emphasis"><text:span text:style-name="T502">, tak náčelník z </text:span></text:span><text:span text:style-name="Emphasis"><text:span text:style-name="T535">B</text:span></text:span><text:span text:style-name="Emphasis"><text:span text:style-name="T543">8</text:span></text:span><text:span text:style-name="Emphasis"><text:span text:style-name="T502"> se svojí družkou, pokud ještě žijí</text:span></text:span><text:span text:style-name="Emphasis"><text:span text:style-name="T427">.</text:span></text:span></text:p>
            </text:list-item>
          </text:list>
        </text:list-item>
      </text:list>
      <text:h text:style-name="P228" text:outline-level="3"><text:span text:style-name="T77">B</text:span><text:span text:style-name="T85">3</text:span><text:span text:style-name="T4"> – </text:span><text:span text:style-name="T78">T</text:span><text:span text:style-name="T4">unel na povrch</text:span></text:h>
      <text:p text:style-name="P182"><text:span text:style-name="T277">⬤</text:span><text:span text:style-name="T279"><text:tab/>Je zde tma.</text:span></text:p>
      <text:p text:style-name="P38">Pokud se sem postavy právě prokopaly z povrchu:</text:p>
      <text:p text:style-name="P37"><text:span text:style-name="T4">Prokopali jste se do </text:span><text:span text:style-name="T79">vodorovné</text:span><text:span text:style-name="T4"> důlní štoly.</text:span></text:p>
      <text:p text:style-name="P78"><text:span text:style-name="T4">Pokud se sem postavy </text:span><text:span text:style-name="T78">přišly </text:span><text:span text:style-name="T80">skrz důl</text:span><text:span text:style-name="T4">:</text:span></text:p>
      <text:p text:style-name="P180"><text:span text:style-name="T21">Konec štoly přehrazuje prohýbající se</text:span><text:span text:style-name="T22"> dřevěný rošt. </text:span><text:span text:style-name="T21">V</text:span><text:span text:style-name="T23">ypadá to, že se dříve nebo později provalí </text:span><text:span text:style-name="T21">do </text:span><text:span text:style-name="T24">chodby</text:span><text:span text:style-name="T23">.</text:span></text:p>
      <text:p text:style-name="P183"><text:span text:style-name="T51">👣</text:span><text:span text:style-name="T38"> </text:span><text:span text:style-name="T49">Ve vrstvě hlíny na podlaze j</text:span><text:span text:style-name="T38">sou </text:span><text:span text:style-name="T41">zřetelné </text:span><text:span text:style-name="T48">humanoidní</text:span><text:span text:style-name="T38"> stopy.<text:line-break/>👣 </text:span><text:span text:style-name="T10">(stopování)</text:span><text:span text:style-name="T39"> </text:span><text:span text:style-name="T48">Zřetelné stopy zde zanechali skřeti. Kromě nich </text:span><text:span text:style-name="T40">jsou </text:span><text:span text:style-name="T48">tu</text:span><text:span text:style-name="T40"> ještě jedny:</text:span><text:span text:style-name="T41"> úzké a hluboké, jako od hmyzích nohou – pokud by tedy ten hmyz měřil víc než metr.</text:span></text:p>
      <text:h text:style-name="P225" text:outline-level="3"><text:span text:style-name="T736">B4 – L</text:span>íheň obřích brouků</text:h>
      <text:p text:style-name="P295">⬤<text:tab/>Je zde tma.</text:p>
      <text:p text:style-name="P71"><text:span text:style-name="T291">♨<text:tab/></text:span><text:span text:style-name="T292">J</text:span><text:span text:style-name="T293">e zde cítit </text:span><text:span text:style-name="T294">silný zápach </text:span><text:span text:style-name="T309">výkalů a</text:span><text:span text:style-name="T294"> tlejícího odpadu</text:span><text:span text:style-name="T293">.</text:span></text:p>
      <text:p text:style-name="P33"><text:span text:style-name="T242">Vstup do této místnosti, </text:span><text:span text:style-name="T309">kterou zřejmě někdo používá jako latrínu,</text:span><text:span text:style-name="T242"> není u podlahy, ale zhruba v půlce stěny. Z pohledu ze štoly </text:span><text:span text:style-name="T310">to</text:span><text:span text:style-name="T242"> tedy vypadá jako </text:span><text:span text:style-name="T310">jímka</text:span><text:span text:style-name="T242"> zapuštěná do podlahy. Na dně, </text:span><text:span text:style-name="T299">zhruba o metr níž,</text:span><text:span text:style-name="T242"> je</text:span><text:span text:style-name="T295"> </text:span><text:span text:style-name="T299">rozrytý</text:span><text:span text:style-name="T242"> </text:span><text:span text:style-name="T300">kompost</text:span><text:span text:style-name="T242">.</text:span></text:p>
      <text:p text:style-name="P26"><text:soft-page-break/><text:span text:style-name="T275">👣</text:span><text:span text:style-name="T254"> </text:span><text:span text:style-name="T323">(stopování)</text:span><text:span text:style-name="T255"> Rýhy v kompostu jsou od nějakého velkého červa (alespoň metrového).</text:span></text:p>
      <text:p text:style-name="P41"><text:span text:style-name="Emphasis"><text:span text:style-name="T336">▸<text:tab/></text:span></text:span><text:span text:style-name="T242">Když budou postavy </text:span><text:span text:style-name="T301">kompost</text:span><text:span text:style-name="T242"> chvíli pozorovat, všimnou si, že se místy vzdouvá.</text:span></text:p>
      <text:p text:style-name="P44"><text:span text:style-name="T311">⚔</text:span><text:span text:style-name="T296"> </text:span><text:span text:style-name="T242">V </text:span><text:span text:style-name="T295">kompostu jsou tři </text:span><text:span text:style-name="T281">larvy obřího brouka</text:span><text:span text:style-name="T295"> (karta). Nahoru do štoly vyšplhat nedokážou. Pokud ale některá z postav sleze dolů, larvy se </text:span><text:span text:style-name="T297">vyhrabou z kompostu a s chutí se na ni</text:span><text:span text:style-name="T295"> vrhnou.</text:span></text:p>
      <text:list xml:id="list3574747939" text:style-name="L16">
        <text:list-item>
          <text:p text:style-name="P272"><text:span text:style-name="T295">K</text:span><text:span text:style-name="T242">dyž je larva zraněna </text:span><text:span text:style-name="T298">za víc než polovinu životů</text:span><text:span text:style-name="T242">, zahrabe se zase do kompostu.</text:span></text:p>
        </text:list-item>
      </text:list>
      <text:p text:style-name="P130"><text:span text:style-name="T32">/</text:span><text:span text:style-name="T33">* </text:span><text:span text:style-name="T34">TODO: Líheň by měla bejt</text:span><text:span text:style-name="T33"> </text:span><text:span text:style-name="T34">ú</text:span><text:span text:style-name="T35">plně nahoře, aby se tudy brouci mohli prohrabat ven. </text:span><text:span text:style-name="T33">*/</text:span></text:p>
      <text:h text:style-name="P229" text:outline-level="3">B5 – Skřetí horník</text:h>
      <text:p text:style-name="P57"><text:span text:style-name="T60">💡</text:span><text:span text:style-name="T87"> V</text:span><text:span text:style-name="T89">e štole</text:span><text:span text:style-name="T87"> je světlo od hornického kahanu </text:span><text:span text:style-name="T89">zavěšeného pod výdřevou</text:span><text:span text:style-name="T87">.</text:span></text:p>
      <text:p text:style-name="Text_20_body"><text:span text:style-name="T4">🔊<text:tab/></text:span><text:span text:style-name="T630">Pravidelné nárazy těžkého železného nástroje do stěny dolu.</text:span></text:p>
      <text:p text:style-name="P133"><text:span text:style-name="T94">Na konci štoly se činí skřetí horník </text:span><text:span text:style-name="T117">s krumpáčem</text:span><text:span text:style-name="T94"> </text:span><text:span text:style-name="T126">(kart</text:span><text:span text:style-name="T149">y</text:span><text:span text:style-name="T126"> </text:span><text:span text:style-name="T94">skřet s krumpáčem</text:span><text:span text:style-name="T126"> </text:span><text:span text:style-name="T149">a</text:span><text:span text:style-name="T117"> krumpáč</text:span><text:span text:style-name="T126">)</text:span><text:span text:style-name="T94">. </text:span><text:span text:style-name="T118">N</text:span><text:span text:style-name="T94">a výdřevě </text:span><text:span text:style-name="T118">má</text:span><text:span text:style-name="T94"> zavěšený zapálený kahan. Na zemi stojí hliněná láhev</text:span><text:span text:style-name="T126"> (s vodou)</text:span><text:span text:style-name="T94">.</text:span></text:p>
      <text:list xml:id="list3124457047" text:style-name="L17">
        <text:list-item>
          <text:p text:style-name="P273">Když ho postavy nechají být, <text:span text:style-name="T752">nebude si jich všímat.</text:span></text:p>
        </text:list-item>
        <text:list-item>
          <text:p text:style-name="P273"><text:span text:style-name="T752">Když ho napadnou, bude se bránit a volat o pomoc. Skřeti v </text:span><text:span text:style-name="T191">B10</text:span><text:span text:style-name="T752"> ho ale neuslyší, takže se sem nejdřív po žebříku vyleze podívat skřetí horník z </text:span><text:span text:style-name="T191">B1</text:span><text:span text:style-name="T752"> (pokud ještě žije) a když uvidí postavy, sleze zase honem dolů a poběží pro skřety z </text:span><text:span text:style-name="T191">B10</text:span><text:span text:style-name="T752">.</text:span></text:p>
        </text:list-item>
      </text:list>
      <text:p text:style-name="P55">Skřet má v kapse křesadlo.</text:p>
      <text:h text:style-name="P233" text:outline-level="3"><text:soft-page-break/>B6 – Štola s plošticemi</text:h>
      <text:p text:style-name="P62">🔊<text:tab/><text:span text:style-name="T636">Zvuky kroků mnoha tenkých nohou</text:span><text:span text:style-name="T637">.</text:span></text:p>
      <text:p text:style-name="P61">⬤<text:tab/>Je zde tma.</text:p>
      <text:p text:style-name="P52"><text:span text:style-name="T623">V </text:span><text:span text:style-name="T624">této štole jsou 3 </text:span><text:span text:style-name="T628">obří ploštice</text:span><text:span text:style-name="T624"> (karta). </text:span><text:span text:style-name="T625">Mají na sobě postroj, do kterého se dá postavit kýbl na vytěženou rudu.</text:span><text:span text:style-name="T624"> Nejsou nebezpečné. Když na ně postavy zaútočí, utečou co nejdál. </text:span><text:span text:style-name="T626">Po žebřících ani po stěnách ale šplhat nedokáží, takže je postavy snadno zaženou do </text:span><text:span text:style-name="T627">kouta</text:span><text:span text:style-name="T626">.</text:span></text:p>
      <text:h text:style-name="P234" text:outline-level="3"><text:span text:style-name="T82">B7 – </text:span><text:span text:style-name="T83">Kovárna</text:span></text:h>
      <text:p text:style-name="P11"><text:span text:style-name="T261">🔊<text:tab/></text:span><text:span text:style-name="T262">Zvuky práce kováře.</text:span></text:p>
      <text:p text:style-name="P60"><text:span text:style-name="T61">💡</text:span><text:span text:style-name="T91"> V místnosti je světlo od hornického kahanu.</text:span></text:p>
      <text:p text:style-name="P127"><text:span text:style-name="T7">V</text:span><text:span text:style-name="T6">e stěně místnosti je výheň. Vedle ní stojí kovadlina </text:span><text:span text:style-name="T12">a vědro s vodou</text:span><text:span text:style-name="T6">. </text:span><text:span text:style-name="T8">Na polici je vyskládané </text:span><text:span text:style-name="T26">kovářské nářadí</text:span><text:span text:style-name="T28">,</text:span><text:span text:style-name="T29"> zapálený kahan </text:span><text:span text:style-name="T30">a křesadlo</text:span><text:span text:style-name="T8">.</text:span><text:span text:style-name="T6"> </text:span><text:span text:style-name="T7">N</text:span><text:span text:style-name="T9">a stěně naproti výhni je </text:span><text:span text:style-name="T27">šmouha</text:span><text:span text:style-name="T9"> od sazí. </text:span><text:span text:style-name="T11">U kovadliny pracuje </text:span><text:span text:style-name="T50">skřetí kovářka</text:span><text:span text:style-name="T37"> (karta).</text:span><text:span text:style-name="T11"> </text:span><text:span text:style-name="T13">V ruce má trpaslické kovářské kladivo</text:span><text:span text:style-name="T11">.</text:span></text:p>
      <text:list xml:id="list2004506347" text:style-name="L18">
        <text:list-item>
          <text:p text:style-name="P292">Pokud postavy kovářku nechají být, bude si dál hledět své práce.</text:p>
        </text:list-item>
        <text:list-item>
          <text:p text:style-name="P293"><text:span text:style-name="T331">U</text:span><text:span text:style-name="T330">kaž hráčům kartu s obrázkem </text:span><text:span text:style-name="T334">trpaslického kovářského kladiva</text:span><text:span text:style-name="T332"> </text:span><text:span text:style-name="T333">(bez textu)</text:span><text:span text:style-name="T330">, ať mají po čem toužit.</text:span></text:p>
        </text:list-item>
        <text:list-item>
          <text:p text:style-name="P280"><text:span text:style-name="T296">⚔ </text:span><text:span text:style-name="T84">Když na ni zaútočí, nebo jí zkusí něco ukrást, bude se bránit.</text:span></text:p>
        </text:list-item>
      </text:list>
      <text:p text:style-name="P42"><text:span text:style-name="Emphasis"><text:span text:style-name="T336">▸<text:tab/></text:span></text:span><text:span text:style-name="T304">Kovářské nářadí:</text:span><text:span text:style-name="T312"> </text:span><text:span text:style-name="T313">kleště</text:span><text:span text:style-name="T314">, </text:span><text:span text:style-name="T315">průbojník</text:span><text:span text:style-name="T316">.</text:span></text:p>
      <text:p text:style-name="P42"><text:span text:style-name="Emphasis"><text:span text:style-name="T336">▸<text:tab/></text:span></text:span><text:span text:style-name="Emphasis"><text:span text:style-name="T428">Pod</text:span></text:span><text:span text:style-name="T242"> </text:span><text:span text:style-name="T302">šmouh</text:span><text:span text:style-name="T303">ou</text:span><text:span text:style-name="T242"> </text:span><text:span text:style-name="T305">je ve stěně </text:span><text:span text:style-name="T306">malá páčka. Po jejím zmáčknutí ze stěny o kus vedle vyjede kamenný šuplík</text:span><text:span text:style-name="T305">. </text:span></text:p>
      <text:list xml:id="list1116653682" text:style-name="L19">
        <text:list-item>
          <text:p text:style-name="P302"><text:soft-page-break/><text:span text:style-name="T245">U</text:span><text:span text:style-name="T243">vnitř je svitek </text:span><text:span text:style-name="T280">Oprava</text:span><text:span text:style-name="T243"> (karta) a </text:span><text:span text:style-name="T280">malý stříbrný ingot</text:span><text:span text:style-name="T243"> </text:span><text:span text:style-name="T246">(karta)</text:span><text:span text:style-name="T243">.</text:span></text:p>
        </text:list-item>
      </text:list>
      <text:p text:style-name="P42"><text:span text:style-name="Emphasis"><text:span text:style-name="T336">▸<text:tab/></text:span></text:span><text:span text:style-name="Emphasis"><text:span text:style-name="T278">Skřetí kovářka</text:span></text:span><text:span text:style-name="Emphasis"><text:span text:style-name="T267"> má </text:span></text:span><text:span text:style-name="Emphasis"><text:span text:style-name="T268">na sobě koženou kovářskou zástěru.</text:span></text:span><text:span text:style-name="Emphasis"><text:span text:style-name="T267"> </text:span></text:span><text:span text:style-name="Emphasis"><text:span text:style-name="T268">V</text:span></text:span><text:span text:style-name="Emphasis"><text:span text:style-name="T267"> ruce </text:span></text:span><text:span text:style-name="Emphasis"><text:span text:style-name="T268">drží </text:span></text:span><text:span text:style-name="Emphasis"><text:span text:style-name="T289">trpaslické </text:span></text:span><text:span text:style-name="T284">kovářské </text:span><text:span text:style-name="T283">kladivo</text:span><text:span text:style-name="T315"> </text:span><text:span text:style-name="T316">(karta)</text:span><text:span text:style-name="T285">.</text:span><text:span text:style-name="T316"> </text:span><text:span text:style-name="T317">V kapse má křesadlo.</text:span></text:p>
      <text:h text:style-name="P235" text:outline-level="3"><text:span text:style-name="T738">B8 – </text:span>Obytná místnost</text:h>
      <text:p text:style-name="P59"><text:span text:style-name="T178">💡</text:span> V místnosti je světlo od hornického kahanu.</text:p>
      <text:p text:style-name="P70"><text:span text:style-name="T291">♨<text:tab/></text:span><text:span text:style-name="T322">Vzduch je tu zatuchlý jako v nevětrané místnosti.</text:span></text:p>
      <text:p text:style-name="P14">Stěny této místnosti jsou vyloženy kamennými dlaždicemi. <text:span text:style-name="T668">Je zde velká postel, </text:span><text:span text:style-name="T209">železná skříň</text:span><text:span text:style-name="T668"> a kamenný psací stolek. Na něm je rozsvícený hornický kahan, křesadlo a hliněná láhev</text:span><text:span text:style-name="T157"> (s vodou)</text:span><text:span text:style-name="T668">. </text:span>Pod stropem je zavěšený trojramenný železný svícen, <text:span text:style-name="T668">svíčky v něm ovšem nejsou</text:span>. <text:span text:style-name="T724">Na posteli se rozvaluje </text:span><text:span text:style-name="T224">skřetice</text:span><text:span text:style-name="T724"> </text:span><text:span text:style-name="T140">(karta </text:span><text:span text:style-name="T749">skřetice s vrhacími noži</text:span><text:span text:style-name="T140">)</text:span><text:span text:style-name="T724">. Vedle ní stojí </text:span><text:span text:style-name="T172">skřetí náčelník</text:span><text:span text:style-name="T724"> </text:span><text:span text:style-name="T140">(karta)</text:span><text:span text:style-name="T724"> s dvoubřitou sekerou. Na krku má náhrdelník z medvědích drápů </text:span><text:span text:style-name="T140">(karta)</text:span><text:span text:style-name="T724">.</text:span></text:p>
      <text:list xml:id="list3856814969" text:style-name="L20">
        <text:list-item>
          <text:p text:style-name="P303"><text:span text:style-name="T137">Pokud </text:span><text:span text:style-name="T138">sem</text:span><text:span text:style-name="T137"> postavy </text:span><text:span text:style-name="T138">přišly v doprovodu čtyř skřetů z </text:span><text:span text:style-name="T162">B</text:span><text:span text:style-name="T163">10</text:span><text:span text:style-name="T138"> a chtějí</text:span><text:span text:style-name="T137"> vyjednávat, přeskoč na kapitolu </text:span><text:span text:style-name="T161">Vyjednávání se skřety</text:span><text:span text:style-name="T137">.</text:span></text:p>
        </text:list-item>
        <text:list-item>
          <text:p text:style-name="P304"><text:span text:style-name="T137">P</text:span><text:span text:style-name="T126">okud přišly bez doprovodu a chtějí vyjednávat, náčelníkovi bude jasné, co se muselo stát. </text:span><text:span text:style-name="T141">I tak se s nimi bude bavit</text:span><text:span text:style-name="T139">, ale bude si </text:span><text:span text:style-name="T142">na ně</text:span><text:span text:style-name="T139"> dávat pozor a pokud se mu naskytne příležitost zlikvidovat </text:span><text:span text:style-name="T142">je</text:span><text:span text:style-name="T139"> po jedné, určitě ji využije.</text:span></text:p>
        </text:list-item>
        <text:list-item>
          <text:p text:style-name="P276"><text:span text:style-name="T317">U</text:span><text:span text:style-name="T318">kaž hráčům kart</text:span><text:span text:style-name="T321">y</text:span><text:span text:style-name="T318"> s obrázk</text:span><text:span text:style-name="T321">em</text:span><text:span text:style-name="T318"> </text:span><text:span text:style-name="T286">dvoubřité sekery</text:span><text:span text:style-name="T319"> </text:span><text:span text:style-name="T321">a </text:span><text:span text:style-name="T288">náhrdelníku z medvědích drápů</text:span><text:span text:style-name="T321"> </text:span><text:span text:style-name="T320">(bez textu)</text:span><text:span text:style-name="T318">, ať mají po čem toužit.</text:span></text:p>
        </text:list-item>
        <text:list-item>
          <text:p text:style-name="P304"><text:span text:style-name="T274">⚔</text:span><text:span text:style-name="T247"> </text:span><text:span text:style-name="T248">Když dojde k boji, </text:span><text:span text:style-name="T249">náčelník </text:span><text:span text:style-name="T248">se vrhne dopředu a skřetice bude zpoza něj házet vrhací nože.</text:span></text:p>
        </text:list-item>
      </text:list>
      <text:p text:style-name="P95"><text:soft-page-break/><text:span text:style-name="Emphasis"><text:span text:style-name="T336">▸<text:tab/></text:span></text:span><text:span text:style-name="Emphasis"><text:span text:style-name="T622">Železná skř</text:span></text:span><text:span text:style-name="Emphasis"><text:span text:style-name="T562">íň</text:span></text:span><text:span text:style-name="Emphasis"><text:span text:style-name="T337"> </text:span></text:span><text:span text:style-name="Emphasis"><text:span text:style-name="T404">je silně zrezivělá, ale zavřená. Jedno křídlo dveří je odchlípnuté a jsou na něm stopy po kovovém nástroji, zřejmě někdo neúspěšně snažil skříň otevřít násilím. </text:span></text:span><text:span text:style-name="Emphasis"><text:span text:style-name="T407">S vhodným nástrojem (např. páčidlo) ji lze vypáčit, zámek </text:span></text:span><text:span text:style-name="Emphasis"><text:span text:style-name="T408">jde</text:span></text:span><text:span text:style-name="Emphasis"><text:span text:style-name="T407"> odemknout pomocí paklíčů.</text:span></text:span></text:p>
      <text:list xml:id="list4110444750" text:style-name="L21">
        <text:list-item>
          <text:p text:style-name="P306"><text:span text:style-name="Emphasis"><text:span text:style-name="T406">Skříň je zamčená, odemyká ji </text:span></text:span><text:span text:style-name="Emphasis"><text:span text:style-name="T601">malý železný klíč</text:span></text:span><text:span text:style-name="Emphasis"><text:span text:style-name="T406">, který má u sebe trpaslík zarostlý fialovou houbou v jeskyni C1.</text:span></text:span></text:p>
        </text:list-item>
        <text:list-item>
          <text:p text:style-name="P306"><text:span text:style-name="Emphasis"><text:span text:style-name="T434">Když postavy skříň otevřou, uvidí, že</text:span></text:span><text:span text:style-name="Emphasis"><text:span text:style-name="T429"> nemá zadní stěnu – je skrz ni vidět </text:span></text:span><text:span text:style-name="Emphasis"><text:span text:style-name="T567">stěna místnosti</text:span></text:span><text:span text:style-name="Emphasis"><text:span text:style-name="T429">.</text:span></text:span></text:p>
        </text:list-item>
        <text:list-item>
          <text:p text:style-name="P307"><text:span text:style-name="Emphasis"><text:span text:style-name="T429">Ve skříni j</text:span></text:span><text:span text:style-name="Emphasis"><text:span text:style-name="T507">e dokument s povolením k důlní činnosti</text:span></text:span><text:span text:style-name="Emphasis"><text:span text:style-name="T429"> </text:span></text:span><text:span text:style-name="Emphasis"><text:span text:style-name="T547">B8-r1</text:span></text:span><text:span text:style-name="Emphasis"><text:span text:style-name="T406">,</text:span></text:span><text:span text:style-name="Emphasis"><text:span text:style-name="T429"> </text:span></text:span><text:span text:style-name="Emphasis"><text:span text:style-name="T606">p</text:span></text:span><text:span text:style-name="Emphasis"><text:span text:style-name="T602">řívěsek se sekerou</text:span></text:span><text:span text:style-name="Emphasis"><text:span text:style-name="T410"> (karta) </text:span></text:span><text:span text:style-name="Emphasis"><text:span text:style-name="T506">a </text:span></text:span><text:span text:style-name="Emphasis"><text:span text:style-name="T615">bronzový klíč na šňůrce</text:span></text:span><text:span text:style-name="Emphasis"><text:span text:style-name="T501"> </text:span></text:span><text:span text:style-name="Emphasis"><text:span text:style-name="T506">(karta)</text:span></text:span><text:span text:style-name="Emphasis"><text:span text:style-name="T409">.</text:span></text:span></text:p>
          <text:p text:style-name="P308"><text:span text:style-name="Emphasis"><text:span text:style-name="T336">▸ </text:span></text:span><text:span text:style-name="Emphasis"><text:span text:style-name="T568">Na</text:span></text:span><text:span text:style-name="Emphasis"><text:span text:style-name="T567"> stěně za skříní</text:span></text:span><text:span text:style-name="Emphasis"><text:span text:style-name="T429"> je </text:span></text:span><text:span text:style-name="Emphasis"><text:span text:style-name="T435">tenká</text:span></text:span><text:span text:style-name="Emphasis"><text:span text:style-name="T429"> </text:span></text:span><text:span text:style-name="Emphasis"><text:span text:style-name="T430">čtvercová spára zhruba půl metru na půl metru. U pravé </text:span></text:span><text:span text:style-name="Emphasis"><text:span text:style-name="T496">strany</text:span></text:span><text:span text:style-name="Emphasis"><text:span text:style-name="T430"> </text:span></text:span><text:span text:style-name="Emphasis"><text:span text:style-name="T496">čtverce</text:span></text:span><text:span text:style-name="Emphasis"><text:span text:style-name="T430"> je stěna zašpiněná (často se tam na ni sahalo).</text:span></text:span></text:p>
          <text:list>
            <text:list-item>
              <text:p text:style-name="P308"><text:span text:style-name="Emphasis"><text:span text:style-name="T430">Spára ohraničuje dvířka zabudované schránky. Otevírají se zatlačením vedle pravé spáry – tam, kde je stěna ušpiněná. </text:span></text:span><text:span text:style-name="Emphasis"><text:span text:style-name="T436">Pravá strana dvířek jde zatlačit dovnitř a levá se tím otevře ven.</text:span></text:span></text:p>
            </text:list-item>
            <text:list-item>
              <text:p text:style-name="P308"><text:span text:style-name="Emphasis"><text:span text:style-name="T520">Dvířka schránky jdou otevřít ztuha, něco je táhne zase zpět.</text:span></text:span></text:p>
              <text:list>
                <text:list-item>
                  <text:p text:style-name="P308"><text:span text:style-name="Emphasis"><text:span text:style-name="T432">Pokud někdo prohmatá horní st</text:span></text:span><text:span text:style-name="Emphasis"><text:span text:style-name="T433">ra</text:span></text:span><text:span text:style-name="Emphasis"><text:span text:style-name="T432">nu dvířek, nade tam malý čudlík. Jeho zmačknutím se deaktivuje šipková past.</text:span></text:span></text:p>
                </text:list-item>
                <text:list-item>
                  <text:p text:style-name="P308"><text:span text:style-name="Emphasis"><text:span text:style-name="T433">Na přední straně (ta, která se otevírá směrem k postavám) jde nahmatat malou dírku (odtud vylétává šipka).</text:span></text:span></text:p>
                </text:list-item>
              </text:list>
            </text:list-item>
            <text:list-item>
              <text:p text:style-name="P308"><text:soft-page-break/><text:span text:style-name="Emphasis"><text:span text:style-name="T520">Jakmile jsou dvířka otevřena zhruba do půlky, ozve se tiché klapnutí.</text:span></text:span><text:span text:style-name="Emphasis"><text:span text:style-name="T430"> Od té chvíle přestanou klást odpor a jdou snadno otevřít.</text:span></text:span></text:p>
            </text:list-item>
            <text:list-item>
              <text:p text:style-name="P308"><text:span text:style-name="Emphasis"><text:span text:style-name="T266">⚠</text:span></text:span><text:span text:style-name="Emphasis"><text:span text:style-name="T353"> </text:span></text:span><text:span text:style-name="Emphasis"><text:span text:style-name="T520">Při otevření dvířek úplně dokořán z nich vyletí šipka</text:span></text:span><text:span text:style-name="Emphasis"><text:span text:style-name="T430"> (otevřením dvířek se natáhla pružina, která ji vystřeluje)</text:span></text:span><text:span text:style-name="Emphasis"><text:span text:style-name="T520">.</text:span></text:span></text:p>
              <text:list>
                <text:list-item>
                  <text:p text:style-name="P308"><text:span text:style-name="Emphasis"><text:span text:style-name="T431">Jde o útok </text:span></text:span><text:span text:style-name="Emphasis"><text:span text:style-name="T432">8</text:span></text:span><text:span text:style-name="Emphasis"><text:span text:style-name="T431"> + k</text:span></text:span><text:span text:style-name="Emphasis"><text:span text:style-name="T510">6</text:span></text:span><text:span text:style-name="Emphasis"><text:span text:style-name="T431">, zranění +1.</text:span></text:span></text:p>
                </text:list-item>
              </text:list>
            </text:list-item>
            <text:list-item>
              <text:p text:style-name="P308"><text:span text:style-name="Emphasis"><text:span text:style-name="T437">Uvnitř </text:span></text:span><text:span text:style-name="Emphasis"><text:span text:style-name="T438">tajné schránky je </text:span></text:span><text:span text:style-name="Emphasis"><text:span text:style-name="T607">pavoučí lektvar</text:span></text:span><text:span text:style-name="Emphasis"><text:span text:style-name="T438"> (karta), </text:span></text:span><text:span text:style-name="Emphasis"><text:span text:style-name="T607">lektvar vodního dechu</text:span></text:span><text:span text:style-name="Emphasis"><text:span text:style-name="T438"> (karta) </text:span></text:span><text:span text:style-name="Emphasis"><text:span text:style-name="T507">a </text:span></text:span><text:span text:style-name="Emphasis"><text:span text:style-name="T508">dva svitky: </text:span></text:span><text:span text:style-name="Emphasis"><text:span text:style-name="T509">Zamítnutí žádosti o provedení hloubkového průzkumu </text:span></text:span><text:span text:style-name="Emphasis"><text:span text:style-name="T548">B8-r2</text:span></text:span><text:span text:style-name="Emphasis"><text:span text:style-name="T509"> a výpisky z pojednání o dávné civilizaci v oblasti severně od Královské cesty </text:span></text:span><text:span text:style-name="Emphasis"><text:span text:style-name="T548">B8-r3</text:span></text:span><text:span text:style-name="Emphasis"><text:span text:style-name="T438">.</text:span></text:span></text:p>
            </text:list-item>
          </text:list>
        </text:list-item>
      </text:list>
      <text:p text:style-name="P15"><text:span text:style-name="Emphasis"><text:span text:style-name="T336">▸<text:tab/></text:span></text:span><text:span text:style-name="Emphasis"><text:span text:style-name="T576">Skřetice</text:span></text:span><text:span text:style-name="Emphasis"><text:span text:style-name="T493"> má </text:span></text:span><text:span text:style-name="Emphasis"><text:span text:style-name="T494">oblečenou </text:span></text:span><text:span text:style-name="Emphasis"><text:span text:style-name="T613">le</text:span></text:span><text:span text:style-name="Emphasis"><text:span text:style-name="T612">hkou skřetí zbroj</text:span></text:span><text:span text:style-name="Emphasis"><text:span text:style-name="T495"> (karta).</text:span></text:span><text:span text:style-name="Emphasis"><text:span text:style-name="T493"> </text:span></text:span><text:span text:style-name="Emphasis"><text:span text:style-name="T494">U</text:span></text:span><text:span text:style-name="Emphasis"><text:span text:style-name="T493"> sebe </text:span></text:span><text:span text:style-name="Emphasis"><text:span text:style-name="T494">má</text:span></text:span><text:span text:style-name="Emphasis"><text:span text:style-name="T493"> </text:span></text:span><text:span text:style-name="Emphasis"><text:span text:style-name="T611">skřetí vrhací nože</text:span></text:span><text:span text:style-name="Emphasis"><text:span text:style-name="T493"> (karta), pokud je tedy nehodila po postavách. V kapse má </text:span></text:span><text:span text:style-name="Emphasis"><text:span text:style-name="T611">duhový kámen</text:span></text:span><text:span text:style-name="Emphasis"><text:span text:style-name="T493"> (karta).</text:span></text:span></text:p>
      <text:p text:style-name="P51"><text:span text:style-name="Emphasis"><text:span text:style-name="T336">▸<text:tab/></text:span></text:span><text:span text:style-name="T173">Skřetí náčelník</text:span><text:span text:style-name="T144"> má </text:span><text:span text:style-name="T107">trpaslický nůž</text:span><text:span text:style-name="T145"> (karta) a</text:span><text:span text:style-name="T144"> </text:span><text:span text:style-name="T750">sekeru</text:span><text:span text:style-name="T144"> </text:span><text:span text:style-name="T146">(karta </text:span><text:span text:style-name="T94">dvoubřit</text:span><text:span text:style-name="T116">á</text:span><text:span text:style-name="T94"> seker</text:span><text:span text:style-name="T116">a</text:span><text:span text:style-name="T146">)</text:span><text:span text:style-name="T144">. </text:span><text:span text:style-name="T147">Na krku má </text:span><text:span text:style-name="T104">náhrdelník z medvědích drápů</text:span><text:span text:style-name="T147"> (karta) a na sobě </text:span><text:span text:style-name="T104">lehkou skřetí zbroj</text:span><text:span text:style-name="T147"> (karta).</text:span></text:p>
      <text:h text:style-name="P236" text:outline-level="3">B8d1 – Dveře do obytné místnosti</text:h>
      <text:p text:style-name="P296">⬤<text:tab/>Je zde tma.</text:p>
      <text:p text:style-name="Text_20_body"><text:span text:style-name="T4">🔊<text:tab/></text:span><text:span text:style-name="T629">Z</text:span><text:span text:style-name="T631"> </text:span><text:span text:style-name="T633">B8</text:span><text:span text:style-name="T629"> je slyšet </text:span><text:span text:style-name="T632">rozhovor</text:span><text:span text:style-name="T629"> mužského a ženského hlasu. Oba mluví chrčivou, hrdelní řečí (skřetí jazyk). Zní to jako partnerské škádlení.</text:span></text:p>
      <text:p text:style-name="P179"><text:span text:style-name="T94">Bytelné dřevěné dveře s klikou</text:span><text:span text:style-name="T126"> </text:span><text:span text:style-name="T159">(n</text:span><text:span text:style-name="T126">ejsou zamčené, jdou normálně otevřít</text:span><text:span text:style-name="T159">)</text:span><text:span text:style-name="T94">.</text:span></text:p>
      <text:p text:style-name="P27"><text:span text:style-name="T275">👣</text:span><text:span text:style-name="T254"> </text:span><text:span text:style-name="T323">(stopování)</text:span><text:span text:style-name="T255"> </text:span><text:span text:style-name="T265">Jsou zde čerstvé stopy skřetů, do dveří se často chodí.</text:span></text:p>
      <text:h text:style-name="P230" text:outline-level="3"><text:soft-page-break/>B9 – Skřetí horník</text:h>
      <text:p text:style-name="P63"><text:span text:style-name="T60">💡</text:span><text:span text:style-name="T87"> V</text:span><text:span text:style-name="T89">e štole</text:span><text:span text:style-name="T87"> je světlo od hornického kahanu </text:span><text:span text:style-name="T89">zavěšeného pod výdřevou</text:span><text:span text:style-name="T87">.</text:span></text:p>
      <text:p text:style-name="P291">🔊<text:tab/>Pravidelné nárazy těžkého železného nástroje do stěny dolu.</text:p>
      <text:p text:style-name="P134"><text:span text:style-name="T94">Na konci štoly se činí skřetí horník </text:span><text:span text:style-name="T117">s </text:span><text:span text:style-name="T119">motykou</text:span><text:span text:style-name="T94"> </text:span><text:span text:style-name="T126">(kart</text:span><text:span text:style-name="T149">y</text:span><text:span text:style-name="T126"> </text:span><text:span text:style-name="T94">skřet s </text:span><text:span text:style-name="T119">motykou</text:span><text:span text:style-name="T126"> </text:span><text:span text:style-name="T149">a</text:span><text:span text:style-name="T117"> </text:span><text:span text:style-name="T119">motyka</text:span><text:span text:style-name="T126">)</text:span><text:span text:style-name="T94">. </text:span><text:span text:style-name="T118">N</text:span><text:span text:style-name="T94">a výdřevě </text:span><text:span text:style-name="T118">má</text:span><text:span text:style-name="T94"> zavěšený zapálený kahan. Na zemi stojí hliněná láhev</text:span><text:span text:style-name="T126"> (s vodou)</text:span><text:span text:style-name="T94">.</text:span></text:p>
      <text:list xml:id="list155436288676604" text:continue-list="list3124457047" text:style-name="L17">
        <text:list-item>
          <text:p text:style-name="P274">Když ho postavy nechají být, <text:span text:style-name="T752">nebude si jich všímat.</text:span></text:p>
        </text:list-item>
        <text:list-item>
          <text:p text:style-name="P274"><text:span text:style-name="T752">Když ho napadnou, bude se bránit a volat o pomoc. Skřeti v </text:span><text:span text:style-name="T191">B10</text:span><text:span text:style-name="T752"> ho ale neuslyší, takže se sem nejdřív po žebříku vyleze podívat skřetí horník z </text:span><text:span text:style-name="T191">B1</text:span><text:span text:style-name="T752"> (pokud ještě žije) a když uvidí postavy, sleze zase honem dolů a poběží pro skřety z </text:span><text:span text:style-name="T191">B10</text:span><text:span text:style-name="T752">.</text:span></text:p>
        </text:list-item>
      </text:list>
      <text:p text:style-name="P54">Skřet má v kapse <text:span text:style-name="T806">dřevěnou lžíci </text:span>a křesadlo.</text:p>
      <text:h text:style-name="P237" text:outline-level="3">B<text:span text:style-name="T736">10</text:span> – Zbrojnice</text:h>
      <text:p text:style-name="P296">⬤<text:tab/>Je zde tma.</text:p>
      <text:p text:style-name="P64"><text:span text:style-name="T291">♨<text:tab/></text:span><text:span text:style-name="T322">Vzduch je tu zatuchlý jako v nevětrané místnosti.</text:span></text:p>
      <text:p text:style-name="P68"><text:span text:style-name="T322">🔊<text:tab/></text:span><text:span text:style-name="T635">Hovor čtyř skřetů (pokud tu jsou, viz dále)</text:span><text:span text:style-name="T327">.</text:span></text:p>
      <text:p text:style-name="P17"><text:span text:style-name="T716">Na zemi jsou 4 skřetí pelechy, zhasnutý hornický kahan a vědro s vodou. </text:span>U stěn jsou <text:span text:style-name="T714">dřevěné</text:span> stojany na zbraně<text:span text:style-name="T136">,</text:span><text:span text:style-name="T716"> v jednom z nich je </text:span><text:span text:style-name="T221">rozbitá kuše</text:span><text:span text:style-name="T715">.</text:span></text:p>
      <text:list xml:id="list2902745784" text:style-name="L22">
        <text:list-item>
          <text:p text:style-name="P315"><text:span text:style-name="T251">V této místnosti </text:span><text:span text:style-name="T250">obvykle</text:span><text:span text:style-name="T251"> přespávají </text:span><text:span text:style-name="T250">2 </text:span><text:span text:style-name="T282">skřeti s lukem</text:span><text:span text:style-name="T250"> (karta) a 2 </text:span><text:span text:style-name="T282">skřeti s kopím</text:span><text:span text:style-name="T250"> (karta)</text:span><text:span text:style-name="T252">. Pokud už je </text:span><text:span text:style-name="T250">ale </text:span><text:span text:style-name="T252">postavy potkaly jinde, tak tu samozřejmě ne</text:span><text:span text:style-name="T253">jsou</text:span><text:span text:style-name="T252">.</text:span></text:p>
        </text:list-item>
      </text:list>
      <text:list xml:id="list648407122" text:style-name="L23">
        <text:list-item>
          <text:p text:style-name="P316"><text:span text:style-name="T274">⚔</text:span><text:span text:style-name="T247"> </text:span><text:span text:style-name="T250">Když dojde k boji, skřeti s lukem se budou držet vzadu.</text:span></text:p>
        </text:list-item>
        <text:list-item>
          <text:p text:style-name="P317"><text:soft-page-break/><text:span text:style-name="T725">Každý ze skřetů s lukem má </text:span><text:span text:style-name="T106">skřetí</text:span><text:span text:style-name="T105"> nůž</text:span><text:span text:style-name="T725"> (karta), </text:span><text:span text:style-name="T105">skřetí luk</text:span><text:span text:style-name="T725"> (karta) a toulec s 12 šípy (mínus vystřílené).</text:span></text:p>
          <text:list>
            <text:list-item>
              <text:p text:style-name="P319">Jeden z nich <text:span text:style-name="T726">má kolem paže omotaného živého hada (je neškodný a přítulný).</text:span> <text:span text:style-name="T726">D</text:span>ruhý <text:span text:style-name="T726">má jedno oko dřevěné.</text:span></text:p>
            </text:list-item>
          </text:list>
        </text:list-item>
        <text:list-item>
          <text:p text:style-name="P318"><text:span text:style-name="T725">Každý ze skřetů s kopím má </text:span><text:span text:style-name="T106">skřetí</text:span><text:span text:style-name="T105"> nůž</text:span><text:span text:style-name="T725"> (karta), </text:span><text:span text:style-name="T105">skřetí kopí</text:span><text:span text:style-name="T725"> (karta) a oblečenou </text:span><text:span text:style-name="T105">lehkou skřetí zbroj</text:span><text:span text:style-name="T725"> (karta).</text:span></text:p>
          <text:list>
            <text:list-item>
              <text:p text:style-name="P319">Jeden z nich <text:span text:style-name="T726">má v nose </text:span><text:span text:style-name="T108">stříbrný kroužek</text:span><text:span text:style-name="T726"> (karta)</text:span> a druhý <text:span text:style-name="T726">má v kapse pytlík kamínků s vyrytými značkami.</text:span></text:p>
            </text:list-item>
          </text:list>
        </text:list-item>
      </text:list>
      <text:p text:style-name="P40"><text:span text:style-name="Emphasis"><text:span text:style-name="T336">▸<text:tab/></text:span></text:span><text:span text:style-name="Emphasis"><text:span text:style-name="T574">Rozbit</text:span></text:span><text:span text:style-name="Emphasis"><text:span text:style-name="T575">á</text:span></text:span><text:span text:style-name="Emphasis"><text:span text:style-name="T574"> kuš</text:span></text:span><text:span text:style-name="Emphasis"><text:span text:style-name="T575">e</text:span></text:span><text:span text:style-name="Emphasis"><text:span text:style-name="T491"> je nějaká divná – je to totiž </text:span></text:span><text:span text:style-name="Emphasis"><text:span text:style-name="T610">opakovací kuše</text:span></text:span><text:span text:style-name="Emphasis"><text:span text:style-name="T491"> (karta).</text:span></text:span></text:p>
      <text:list xml:id="list19105785" text:style-name="L24">
        <text:list-item>
          <text:p text:style-name="P320"><text:span text:style-name="Emphasis"><text:span text:style-name="T488">Je ji možno spravit svitk</text:span></text:span><text:span text:style-name="Emphasis"><text:span text:style-name="T498">em</text:span></text:span><text:span text:style-name="Emphasis"><text:span text:style-name="T488"> </text:span></text:span><text:span text:style-name="Emphasis"><text:span text:style-name="T609">Oprava</text:span></text:span><text:span text:style-name="Emphasis"><text:span text:style-name="T489"> z </text:span></text:span><text:span text:style-name="Emphasis"><text:span text:style-name="T488">tajné</text:span></text:span><text:span text:style-name="Emphasis"><text:span text:style-name="T489">ho šuplíku ve stěně</text:span></text:span><text:span text:style-name="Emphasis"><text:span text:style-name="T488"> v kovárně </text:span></text:span><text:span text:style-name="Emphasis"><text:span text:style-name="T532">B7</text:span></text:span><text:span text:style-name="Emphasis"><text:span text:style-name="T488"> </text:span></text:span><text:span text:style-name="Emphasis"><text:span text:style-name="T489">nebo pomocí vhodných nástrojů </text:span></text:span><text:span text:style-name="Emphasis"><text:span text:style-name="T490">(například tesařské nástroje z </text:span></text:span><text:span text:style-name="Emphasis"><text:span text:style-name="T541">A</text:span></text:span><text:span text:style-name="Emphasis"><text:span text:style-name="T533">2</text:span></text:span><text:span text:style-name="Emphasis"><text:span text:style-name="T490">).</text:span></text:span></text:p>
          <text:list>
            <text:list-item>
              <text:p text:style-name="P321"><text:span text:style-name="Emphasis"><text:span text:style-name="T503">Dokud </text:span></text:span><text:span text:style-name="Emphasis"><text:span text:style-name="T504">ji</text:span></text:span><text:span text:style-name="Emphasis"><text:span text:style-name="T503"> nespraví, dej jim pouze kartu s obrázkem (bez textu).</text:span></text:span></text:p>
            </text:list-item>
          </text:list>
        </text:list-item>
        <text:list-item>
          <text:p text:style-name="P322"><text:span text:style-name="Emphasis"><text:span text:style-name="T492">Střílí standardní šipky do kuše.</text:span></text:span></text:p>
        </text:list-item>
      </text:list>
      <text:h text:style-name="P231" text:outline-level="3">B11 – Ústí štoly do šachty</text:h>
      <text:p text:style-name="Text_20_body">⬤<text:span text:style-name="T126"><text:tab/>Je zde tma.</text:span></text:p>
      <text:p text:style-name="P20">U stěny stojí <text:span text:style-name="T805">vědro s vodou a</text:span> několik kýblů. <text:span text:style-name="T805">Část jich je</text:span> plných <text:span text:style-name="T805">čerstvě</text:span> vytěžené horniny.</text:p>
      <text:p text:style-name="P28"><text:span text:style-name="T275">👣</text:span><text:span text:style-name="T254"> </text:span><text:span text:style-name="T324">(stopování)</text:span><text:span text:style-name="T256"> </text:span><text:span text:style-name="T257">Jsou zde </text:span><text:span text:style-name="T258">skřetí stopy</text:span><text:span text:style-name="T257">. </text:span><text:span text:style-name="T258">Chodí tudy často tam i zpět.</text:span></text:p>
      <text:h text:style-name="P232" text:outline-level="3">B12 – Ústí štoly do šachty</text:h>
      <text:p text:style-name="P296">⬤<text:tab/>Je zde tma.</text:p>
      <text:p text:style-name="P21"><text:soft-page-break/>U stěny stojí vědro s vodou <text:span text:style-name="T805">a několik hliněných lahví </text:span><text:span text:style-name="T154">(s lampovým olejem).</text:span><text:span text:style-name="T805"> Vedle je opřená lopata.</text:span></text:p>
      <text:p text:style-name="P29"><text:span text:style-name="T275">👣</text:span><text:span text:style-name="T254"> </text:span><text:span text:style-name="T324">(stopování)</text:span><text:span text:style-name="T256"> </text:span><text:span text:style-name="T257">Jsou zde </text:span><text:span text:style-name="T258">skřetí stopy</text:span><text:span text:style-name="T257">. </text:span><text:span text:style-name="T258">Chodí tudy často tam i zpět.</text:span></text:p>
      <text:h text:style-name="P227" text:outline-level="3"><text:span text:style-name="T737">B13 – </text:span>Hlavní důlní šachta</text:h>
      <text:p text:style-name="P296">⬤<text:tab/>Je zde tma.</text:p>
      <text:p text:style-name="P73"><text:span text:style-name="T291">♨<text:tab/></text:span><text:span text:style-name="T242">V šachtě je cítit slabý</text:span><text:span text:style-name="T292"> zápach moči a výkalů.</text:span></text:p>
      <text:p text:style-name="P18"><text:span text:style-name="T114">Dole</text:span><text:span text:style-name="T115"> se leskne vodní hladina.</text:span></text:p>
      <text:h text:style-name="P227" text:outline-level="3"><text:span text:style-name="T740">B14 – </text:span>Štola se zlobrem</text:h>
      <text:p text:style-name="P129">⬤<text:tab/><text:span text:style-name="T126">Je zde tma.</text:span></text:p>
      <text:p text:style-name="P39">🔊<text:tab/><text:span text:style-name="T637">Je slyšet, jak se nějaký velký tvor při pohybu otírá o stěny štoly</text:span><text:span text:style-name="T808">.</text:span></text:p>
      <text:p text:style-name="P74"><text:span text:style-name="T291">♨<text:tab/></text:span><text:span text:style-name="T292">Je zde silný zápach moči a výkalů.</text:span></text:p>
      <text:p text:style-name="P34"><text:span text:style-name="T203">N</text:span>a podlaze štoly je trus <text:span text:style-name="T730">nějakého velkého tvora</text:span> a zbytky lebek a kostí <text:span text:style-name="T126">(skřetích)</text:span>.</text:p>
      <text:p text:style-name="P101"><text:span text:style-name="T160">⚔</text:span><text:span text:style-name="T127"> </text:span>V této <text:span text:style-name="T666">štole</text:span> je vyhladovělý <text:span text:style-name="T94">zlobr</text:span> <text:span text:style-name="T751">(karta)</text:span>, který se sem před časem propadl důlní šachtou. <text:span text:style-name="T665">Přežil to díky tomu, že je dole zatopená. J</text:span><text:span text:style-name="T129">e vyzáblý, ale pořád extrémně nebezpečný. </text:span><text:span text:style-name="T143">Zaútočí na cokoliv, co může sníst.</text:span></text:p>
      <text:list xml:id="list109872227" text:style-name="L25">
        <text:list-item>
          <text:p text:style-name="P324"><text:span text:style-name="T130">N</text:span><text:span text:style-name="T126">ahoru vylézt nemůže, žebříky ho neudrží.</text:span></text:p>
        </text:list-item>
        <text:list-item>
          <text:p text:style-name="P325"><text:span text:style-name="T126">Bojuje masivním důlním kladivem </text:span><text:span text:style-name="T132">(karta </text:span><text:span text:style-name="T98">zlobří kladivo</text:span><text:span text:style-name="T132">)</text:span><text:span text:style-name="T126"> – pro něj je jednoruční, pro postavy dvojruční.</text:span></text:p>
        </text:list-item>
        <text:list-item>
          <text:p text:style-name="P323"><text:soft-page-break/><text:span text:style-name="T130">V</text:span><text:span text:style-name="T131">e</text:span><text:span text:style-name="T130"> </text:span><text:span text:style-name="T131">štole</text:span><text:span text:style-name="T130"> se musí plazit po čtyřech, bojuje </text:span><text:span text:style-name="T131">tam</text:span><text:span text:style-name="T130"> tedy s nevýhodou </text:span><text:span text:style-name="T131">a nemůže se otočit – může jen vycouvat zpět do šachty</text:span><text:span text:style-name="T130">. </text:span><text:span text:style-name="T131">Když se mu postavy dostanou do zad, může je pouze kopat nohama a bude </text:span><text:span text:style-name="T133">mít</text:span><text:span text:style-name="T131"> dokonce dvě nevýhody – jednu za stísněný prostor a druhou za to, že za sebe nevidí.</text:span></text:p>
        </text:list-item>
        <text:list-item>
          <text:p text:style-name="P278">V šachtě také bojuje s nevýhodou, protože plave ve vodě, může se ale libovolně otáčet. Může se také zhruba na minutu ponořit pod vodu, čímž se skryje před střelbou.</text:p>
        </text:list-item>
        <text:list-item>
          <text:p text:style-name="P279">Alchymista může z krve mrtvého zlobra vyrobit 5 dávek <text:span text:style-name="T94">výtažku ze zlobří krve</text:span> (vzácná magická surovina, která se používá na výrobu léčivých lektvarů).</text:p>
        </text:list-item>
      </text:list>
      <text:h text:style-name="P227" text:outline-level="3"><text:span text:style-name="T738">B15 – Zatopené d</text:span>no <text:span text:style-name="T667">hlavní</text:span> šachty</text:h>
      <text:p text:style-name="P297">⬤<text:tab/>Je zde tma.</text:p>
      <text:p text:style-name="P65"><text:span text:style-name="T291">♨<text:tab/></text:span><text:span text:style-name="T292">Je zde silný zápach moči a výkalů.</text:span></text:p>
      <text:p text:style-name="P66"><text:span text:style-name="T292">🔊<text:tab/></text:span><text:span text:style-name="T328">Ze štoly j</text:span><text:span text:style-name="T634">e slyšet, jak se nějaký velký tvor při pohybu otírá o stěny</text:span><text:span text:style-name="T327">.</text:span></text:p>
      <text:p text:style-name="P9">Na hladině plavou zbytky rozlámaných žebříků.</text:p>
      <text:list xml:id="list3419293144" text:style-name="L26">
        <text:list-item>
          <text:p text:style-name="P281">Dno šachty je zhruba dva metry pod hladinou.</text:p>
        </text:list-item>
      </text:list>
      <text:list xml:id="list2117599565" text:style-name="L27">
        <text:list-item>
          <text:p text:style-name="P326"><text:span text:style-name="T667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09">ruční plamenomet</text:span><text:span text:style-name="T667"> (karta).</text:span></text:p>
          <text:list>
            <text:list-item>
              <text:p text:style-name="P326"><text:soft-page-break/><text:span text:style-name="Emphasis"><text:span text:style-name="T497">Plamenomet je</text:span></text:span><text:span text:style-name="Emphasis"><text:span text:style-name="T488"> možno spravit </text:span></text:span><text:span text:style-name="Emphasis"><text:span text:style-name="T497">svitkem</text:span></text:span><text:span text:style-name="Emphasis"><text:span text:style-name="T488"> </text:span></text:span><text:span text:style-name="Emphasis"><text:span text:style-name="T609">Oprava</text:span></text:span><text:span text:style-name="Emphasis"><text:span text:style-name="T488"> </text:span></text:span><text:span text:style-name="Emphasis"><text:span text:style-name="T489">z </text:span></text:span><text:span text:style-name="Emphasis"><text:span text:style-name="T488">tajné</text:span></text:span><text:span text:style-name="Emphasis"><text:span text:style-name="T489">ho šuplíku ve stěně</text:span></text:span><text:span text:style-name="Emphasis"><text:span text:style-name="T488"> v kovárně </text:span></text:span><text:span text:style-name="Emphasis"><text:span text:style-name="T532">B7 </text:span></text:span><text:span text:style-name="Emphasis"><text:span text:style-name="T489">nebo pomocí vhodných nástrojů </text:span></text:span><text:span text:style-name="Emphasis"><text:span text:style-name="T490">(například </text:span></text:span><text:span text:style-name="Emphasis"><text:span text:style-name="T499">kovářské</text:span></text:span><text:span text:style-name="Emphasis"><text:span text:style-name="T490"> </text:span></text:span><text:span text:style-name="Emphasis"><text:span text:style-name="T499">nářadí </text:span></text:span><text:span text:style-name="Emphasis"><text:span text:style-name="T500">z </text:span></text:span><text:span text:style-name="Emphasis"><text:span text:style-name="T534">B7</text:span></text:span><text:span text:style-name="Emphasis"><text:span text:style-name="T490">).</text:span></text:span></text:p>
              <text:list>
                <text:list-item>
                  <text:p text:style-name="P327"><text:span text:style-name="Emphasis"><text:span text:style-name="T503">Dokud ho nespraví, dej jim pouze kartu s obrázkem (bez textu).</text:span></text:span></text:p>
                </text:list-item>
              </text:list>
            </text:list-item>
          </text:list>
        </text:list-item>
      </text:list>
      <text:h text:style-name="P238" text:outline-level="3">B16 – Sklad trhavin</text:h>
      <text:p text:style-name="P296">⬤<text:tab/>Je zde tma.</text:p>
      <text:p text:style-name="P67"><text:span text:style-name="T291">♨<text:tab/></text:span><text:span text:style-name="T322">Vzduch je tu zatuchlý jako v nevětrané místnosti.</text:span></text:p>
      <text:p text:style-name="P68"><text:span text:style-name="T322">🔊<text:tab/></text:span><text:span text:style-name="T635">Uvnitř někdo spí</text:span><text:span text:style-name="T327">.</text:span></text:p>
      <text:p text:style-name="P16"><text:span text:style-name="T716">Na zemi je 6 skřetích pelechů. Ve dvou z nich spí </text:span><text:span text:style-name="T222">skřeti</text:span><text:span text:style-name="T235"> </text:span><text:span text:style-name="T176">(karty, viz dále)</text:span><text:span text:style-name="T716">. U stěny je velká železná </text:span><text:span text:style-name="T222">truhla</text:span><text:span text:style-name="T235"> </text:span><text:span text:style-name="T236">s masivním visacím zámkem </text:span><text:span text:style-name="T240">a vědro s vodou.</text:span></text:p>
      <text:p text:style-name="P19"><text:span text:style-name="Emphasis"><text:span text:style-name="T336">▸<text:tab/></text:span></text:span><text:span text:style-name="Emphasis"><text:span text:style-name="T514">Dva s</text:span></text:span><text:span text:style-name="T126">pící </text:span><text:span text:style-name="T171">skřeti</text:span><text:span text:style-name="T126"> jsou horníci, kteří zrovna nemají službu. Nemají žádné zbraně ani nástroje – krumpáč, motyku nebo lopatu vždy předají při střídání směn. </text:span><text:span text:style-name="T150">Směny se střídají po osmi hodinách. </text:span><text:span text:style-name="T158">V této době také vždy dva z horníků chodí na povrch (do </text:span><text:span text:style-name="T166">A2</text:span><text:span text:style-name="T158">) pro misky kotel s polévkou, kterou následně roznesou všem skřetům v podzemí. Po jídle kotel vrátí do </text:span><text:span text:style-name="T166">A2</text:span><text:span text:style-name="T158">.</text:span></text:p>
      <text:list xml:id="list1557346682" text:style-name="L28">
        <text:list-item>
          <text:p text:style-name="P328"><text:span text:style-name="T150">Použij pro ně </text:span><text:span text:style-name="T151">libovolné dvě z karet</text:span><text:span text:style-name="T150"> </text:span><text:span text:style-name="T121">skřet s krumpáčem</text:span><text:span text:style-name="T150">, </text:span><text:span text:style-name="T121">skřet s motykou</text:span><text:span text:style-name="T150"> nebo </text:span><text:span text:style-name="T121">skřet s lopatou</text:span><text:span text:style-name="T150"> a v případě boje počítej zranění 0.</text:span></text:p>
        </text:list-item>
        <text:list-item>
          <text:p text:style-name="P329"><text:span text:style-name="T156">Jeden z nich má u sebe b</text:span><text:span text:style-name="T150">alíček ručně umotaných cigaret se silně zemitým zápachem (silné halucinogenní narkotikum) </text:span><text:span text:style-name="T156">a křesadlo</text:span><text:span text:style-name="T150">. </text:span><text:span text:style-name="T156">Druhý má kapsy prázdné.</text:span></text:p>
        </text:list-item>
      </text:list>
      <text:p text:style-name="P43"><text:soft-page-break/><text:span text:style-name="Emphasis"><text:span text:style-name="T336">▸<text:tab/></text:span></text:span><text:span text:style-name="Emphasis"><text:span text:style-name="T511">Na </text:span></text:span><text:span text:style-name="Emphasis"><text:span text:style-name="T577">truhle</text:span></text:span><text:span text:style-name="Emphasis"><text:span text:style-name="T511"> je nápis ve starotrpasličtině: </text:span></text:span><text:span text:style-name="Emphasis"><text:span text:style-name="T616">„Nebezpečí výbuchu! Chraňte před ohněm!“</text:span></text:span></text:p>
      <text:list xml:id="list510166827" text:style-name="L29">
        <text:list-item>
          <text:p text:style-name="P330"><text:span text:style-name="Emphasis"><text:span text:style-name="T511">Visací z</text:span></text:span><text:span text:style-name="Emphasis"><text:span text:style-name="T501">ámek na t</text:span></text:span><text:span text:style-name="T177">ruhle</text:span><text:span text:style-name="T152"> je zamčený. Pasuje do něj </text:span><text:span text:style-name="T112">bronzový klíč na šňůrce</text:span><text:span text:style-name="T152"> z tajné schránky za skříní v Obytné místnosti </text:span><text:span text:style-name="T164">B</text:span><text:span text:style-name="T165">8</text:span><text:span text:style-name="T152">. Lze ho také otevřít šperhákem, ulomit (například krumpáčem) nebo urazit (třeba kladivem a majzlíkem).</text:span></text:p>
        </text:list-item>
      </text:list>
      <text:list xml:id="list75312356" text:style-name="L30">
        <text:list-item>
          <text:p text:style-name="P331"><text:span text:style-name="T148">Uvnitř jsou </text:span><text:span text:style-name="T728">3 válečky zabalené v mastném papíru. Z každého čouhá kus provázku (karta </text:span><text:span text:style-name="T110">důlní výbušnina</text:span><text:span text:style-name="T728">).</text:span></text:p>
        </text:list-item>
      </text:list>
      <text:h text:style-name="P239" text:outline-level="3">B1<text:span text:style-name="T739">7</text:span> – Runotepecká dílna</text:h>
      <text:p text:style-name="P75">⬤<text:tab/><text:span text:style-name="T731">V místnosti j</text:span>e tma.</text:p>
      <text:p text:style-name="P35"><text:span text:style-name="T733">Většinu této malé místnůstky zabírá</text:span> velký <text:span text:style-name="T206">pracovní stůl</text:span><text:span text:style-name="T225">.</text:span> <text:span text:style-name="T733">Před ním je</text:span> židle.</text:p>
      <text:p text:style-name="P30"><text:span text:style-name="T275">👣</text:span><text:span text:style-name="T254"> </text:span><text:span text:style-name="T324">(stopování)</text:span><text:span text:style-name="T256"> </text:span><text:span text:style-name="T257">Jsou zde </text:span><text:span text:style-name="T259">velmi</text:span><text:span text:style-name="T257"> </text:span><text:span text:style-name="T258">staré</text:span><text:span text:style-name="T257"> </text:span><text:span text:style-name="T258">skřetí stopy.</text:span></text:p>
      <text:p text:style-name="P50"><text:span text:style-name="Emphasis"><text:span text:style-name="T336">▸<text:tab/></text:span></text:span><text:span text:style-name="T223">Pracovní stůl</text:span><text:span text:style-name="T237"> má velmi silnou desku. </text:span><text:span text:style-name="T238">Je do ní vyrytý </text:span><text:span text:style-name="T239">nepříliš povedený</text:span><text:span text:style-name="T238"> falický symbol.</text:span></text:p>
      <text:list xml:id="list64863580" text:style-name="L31">
        <text:list-item>
          <text:p text:style-name="P282">Deska je dutá, vnitřek se dá celý vysunout dopředu jako velký šuplík.</text:p>
          <text:list>
            <text:list-item>
              <text:p text:style-name="P332"><text:span text:style-name="T731">Uvnitř je </text:span><text:span text:style-name="T113">runotepecké pero</text:span><text:span text:style-name="T732"> (karta), svitek s rituálem </text:span><text:span text:style-name="T113">runová stráž</text:span><text:span text:style-name="T732"> (karta) a dopis </text:span><text:span text:style-name="T193">B17-r1</text:span><text:span text:style-name="T732">.</text:span></text:p>
            </text:list-item>
          </text:list>
        </text:list-item>
      </text:list>
      <text:h text:style-name="P240" text:outline-level="3">B<text:span text:style-name="T743">18</text:span> – <text:span text:style-name="T742">S</text:span>křetí horník</text:h>
      <text:p text:style-name="P58"><text:span text:style-name="T60">💡</text:span><text:span text:style-name="T87"> V</text:span><text:span text:style-name="T89">e štole</text:span><text:span text:style-name="T87"> je světlo od hornického kahanu </text:span><text:span text:style-name="T89">zavěšeného pod výdřevou</text:span><text:span text:style-name="T87">.</text:span></text:p>
      <text:p text:style-name="Text_20_body"><text:span text:style-name="T4">🔊<text:tab/></text:span><text:span text:style-name="T31">Pravidelné nárazy těžkého železného nástroje do stěny dolu.</text:span></text:p>
      <text:p text:style-name="P135"><text:soft-page-break/><text:span text:style-name="T94">Na konci štoly se činí skřetí horník </text:span><text:span text:style-name="T117">s </text:span><text:span text:style-name="T120">krumpáčem</text:span><text:span text:style-name="T94"> </text:span><text:span text:style-name="T126">(kart</text:span><text:span text:style-name="T149">y</text:span><text:span text:style-name="T126"> </text:span><text:span text:style-name="T94">skřet s </text:span><text:span text:style-name="T120">krumpáčem</text:span><text:span text:style-name="T126"> </text:span><text:span text:style-name="T149">a</text:span><text:span text:style-name="T117"> </text:span><text:span text:style-name="T120">krumpáč</text:span><text:span text:style-name="T126">)</text:span><text:span text:style-name="T94">. </text:span><text:span text:style-name="T118">N</text:span><text:span text:style-name="T94">a výdřevě </text:span><text:span text:style-name="T118">má</text:span><text:span text:style-name="T94"> zavěšený zapálený kahan. Na zemi stojí hliněná láhev</text:span><text:span text:style-name="T126"> (s vodou)</text:span><text:span text:style-name="T94">.</text:span></text:p>
      <text:list xml:id="list155437224774570" text:continue-list="list155436288676604" text:style-name="L17">
        <text:list-item>
          <text:p text:style-name="P275">Když ho postavy nechají být, <text:span text:style-name="T752">nebude si jich všímat.</text:span></text:p>
        </text:list-item>
        <text:list-item>
          <text:p text:style-name="P275"><text:span text:style-name="T752">Když ho napadnou, bude se bránit</text:span><text:span text:style-name="T198"> </text:span><text:span text:style-name="T199">pokusí se proběhnout do </text:span><text:span text:style-name="T192">B10</text:span><text:span text:style-name="T199"> </text:span><text:span text:style-name="T200">pro pomoc</text:span><text:span text:style-name="T198">.</text:span></text:p>
        </text:list-item>
      </text:list>
      <text:p text:style-name="P283">Skřet má v kapse křesadlo.</text:p>
      <text:h text:style-name="Heading_20_2" text:outline-level="2"><text:bookmark-start text:name="__RefHeading___Toc13855_1990953305"/>Jeskyně <text:span text:style-name="T664">s chrámem</text:span><text:bookmark-end text:name="__RefHeading___Toc13855_1990953305"/></text:h>
      <text:h text:style-name="Heading_20_3" text:outline-level="3"><text:span text:style-name="T646">C1 – </text:span>Jeskyně</text:h>
      <text:p text:style-name="P69"><text:span text:style-name="T291">⬤<text:tab/>Je zde </text:span><text:span text:style-name="T325">slabé, namodralé světlo</text:span><text:span text:style-name="T291">.</text:span></text:p>
      <text:p text:style-name="P68"><text:span text:style-name="T291">🔊<text:tab/></text:span><text:span text:style-name="T329">Tichounké kapání vody ze stropu na dno jeskyně.</text:span></text:p>
      <text:p text:style-name="P184"><text:span text:style-name="T180">Modře a zeleně nakreslené místnosti uvnitř kamenného bloku jsou tajné </text:span><text:span text:style-name="T202">(C</text:span><text:span text:style-name="T201">3</text:span><text:span text:style-name="T202"> a C</text:span><text:span text:style-name="T201">4</text:span><text:span text:style-name="T202">)</text:span><text:span text:style-name="T180">. Nekresli je hráčům, dokud postavy nenajdou vstup.</text:span></text:p>
      <text:p text:style-name="P77"><text:span text:style-name="T81">👣<text:tab/></text:span><text:span text:style-name="T25">(stopování)</text:span><text:span text:style-name="T93"> </text:span><text:span text:style-name="T90">Nejsou tu žádné stopy</text:span><text:span text:style-name="T86">.</text:span></text:p>
      <text:p text:style-name="P6">Jeskyně <text:span text:style-name="T648">j</text:span>e ozářena slabým, namodralým svitem. <text:span text:style-name="T652">Uprostřed je</text:span> <text:span text:style-name="T663">primitivní chrám postavený na obřím</text:span>, zhruba čtyři metry vysok<text:span text:style-name="T663">ém</text:span> kamenn<text:span text:style-name="T663">ém</text:span> <text:span text:style-name="T663">kvádru. Stěny bloku jsou</text:span> <text:span text:style-name="T651">pokryty reliéfy zobrazujícími shrbené humanoidy s žabíma očima, jak provádí obřad v chrámu nahoře.</text:span> Na <text:span text:style-name="T650">dně jeskyně</text:span> <text:span text:style-name="T650">všude</text:span> kolem <text:span text:style-name="T651">chrámu</text:span> rost<text:span text:style-name="T647">ou</text:span> <text:span text:style-name="T647">velké trsy</text:span> modře světélkující <text:span text:style-name="T206">houb</text:span><text:span text:style-name="T207">y</text:span>.<text:line-break/><text:tab/><text:span text:style-name="T657">V západní části jeskyně jsou houby v jednom místě menší, jako </text:span><text:soft-page-break/><text:span text:style-name="T657">kdyby skrz ně někdo vyčistil cestu k chrámu a ta pak znovu zarostla. Na stěně kamenného bloku nad touto „zarostlou cestou“ visí </text:span><text:span text:style-name="T207">mrtvola</text:span><text:span text:style-name="T647">.<text:line-break/><text:tab/>Ve východní části jeskyně houba porůstá malý </text:span><text:span text:style-name="T207">hrbolek</text:span><text:span text:style-name="T647">.</text:span></text:p>
      <text:p text:style-name="P131"><text:span text:style-name="T241">⚠</text:span><text:span text:style-name="T127"> </text:span><text:span text:style-name="T128">Když</text:span> se postavy budou chtít dostat <text:span text:style-name="T649">ke kamennému bloku s chrámem, třeba aby si zblízka prohlédly reliéf,</text:span> budou si muset nějak poradit s <text:span text:style-name="T658">fialovou</text:span> <text:span text:style-name="T96">masožravou </text:span><text:span text:style-name="T123">houbou</text:span> (karta), <text:span text:style-name="T649">která ho obrůstá ze všech stran.</text:span></text:p>
      <text:list xml:id="list1850410450" text:style-name="L32">
        <text:list-item>
          <text:p text:style-name="P334">Když se k <text:span text:style-name="T658">houbě</text:span> někdo přiblíží, vypustí <text:span text:style-name="T659">dusivý</text:span> oblak spór. <text:span text:style-name="T669">Vdechnutí spór způsobuje omráčení. Kůže při kontaktu se spórami zčervená a začne silně pálit. Pomůže opláchnutí vodou (pálení do hodiny odezní).</text:span></text:p>
          <text:p text:style-name="P335">Zeptej se hráčů, jejichž postavy jsou v kontaktní vzdálenosti, co udělají:</text:p>
          <text:list>
            <text:list-item>
              <text:p text:style-name="P336">Zalehnutím se spórám úplně vyhnou (oblak stoupá vzhůru). Nemusí si házet na obranu.</text:p>
            </text:list-item>
            <text:list-item>
              <text:p text:style-name="P336">Když budou chtít uskočit, hází si <text:span text:style-name="T653">Finesou proti útoku 6 + k6 (zranění 12kz). Postavy, které útok spór vyřadí, upadnou do bezvědomí. Když je někdo z oblaku spór vytáhne, způsobené zranění po několika minutách odezní (vrátí se jim vědomí i ztracené životy).</text:span></text:p>
            </text:list-item>
            <text:list-item>
              <text:p text:style-name="P336">Když zadrží dech, spóry jim neublíží (nemusí si házet na obranu), ale nachytají se jim na oblečení a holou kůži.</text:p>
            </text:list-item>
          </text:list>
        </text:list-item>
        <text:list-item>
          <text:p text:style-name="P333"><text:span text:style-name="T654">Alchymista může z houby vytěžit celkem 6 dávek vzácné magické suroviny, která se používá na výrobu </text:span><text:span text:style-name="T95">černé zhouby</text:span><text:span text:style-name="T654">. Zabere mu to několik desítek minut. Jako vedlejší produkt při tom získá </text:span><text:span text:style-name="T95">světélkující pastu</text:span><text:span text:style-name="T654"> (karta).</text:span></text:p>
        </text:list-item>
        <text:list-item>
          <text:p text:style-name="P337"><text:soft-page-break/>Houbu lze například spálit (<text:span text:style-name="T660">pak z ní ovšem alchymista už nic nevytěží)</text:span>, zdálky něčím posekat a podobně.</text:p>
        </text:list-item>
      </text:list>
      <text:p text:style-name="P89"><text:span text:style-name="Emphasis"><text:span text:style-name="T336">▸<text:tab/></text:span></text:span><text:span text:style-name="Emphasis"><text:span text:style-name="T556">Mrtvola</text:span></text:span><text:span text:style-name="Emphasis"><text:span text:style-name="T337"> </text:span></text:span><text:span text:style-name="Emphasis"><text:span text:style-name="T362">pověšená na západní stěně kamenného bloku visí na dvou </text:span></text:span><text:span text:style-name="Emphasis"><text:span text:style-name="T387">do něj zaseknutých </text:span></text:span><text:span text:style-name="Emphasis"><text:span text:style-name="T362">cepínech (</text:span></text:span><text:span text:style-name="Emphasis"><text:span text:style-name="T368">2 </text:span></text:span><text:span text:style-name="Emphasis"><text:span text:style-name="T362">kart</text:span></text:span><text:span text:style-name="Emphasis"><text:span text:style-name="T368">y</text:span></text:span><text:span text:style-name="Emphasis"><text:span text:style-name="T362"> </text:span></text:span><text:span text:style-name="Emphasis"><text:span text:style-name="T586">Trpaslický cepín</text:span></text:span><text:span text:style-name="Emphasis"><text:span text:style-name="T362">) </text:span></text:span><text:span text:style-name="Emphasis"><text:span text:style-name="T365">zhruba půl metru pod </text:span></text:span><text:span text:style-name="Emphasis"><text:span text:style-name="T367">úrovní chrámu</text:span></text:span><text:span text:style-name="Emphasis"><text:span text:style-name="T362">. Je kompletně vyschlá, zjevně tu </text:span></text:span><text:span text:style-name="Emphasis"><text:span text:style-name="T388">je</text:span></text:span><text:span text:style-name="Emphasis"><text:span text:style-name="T362"> už stovky let. </text:span></text:span><text:span text:style-name="Emphasis"><text:span text:style-name="T364">Šaty se na ní už dávno rozpadly. Ve stěně pod mrtvolou jsou pravidelné záseky do skály </text:span></text:span><text:span text:style-name="Emphasis"><text:span text:style-name="T389">(</text:span></text:span><text:span text:style-name="Emphasis"><text:span text:style-name="T364">trpaslíci tudy s pomocí kouzelných cepínů šplhali nahoru</text:span></text:span><text:span text:style-name="Emphasis"><text:span text:style-name="T389">)</text:span></text:span><text:span text:style-name="Emphasis"><text:span text:style-name="T364">.</text:span></text:span></text:p>
      <text:list xml:id="list3853692405" text:style-name="L33">
        <text:list-item>
          <text:p text:style-name="P309"><text:span text:style-name="Emphasis"><text:span text:style-name="T362">Cepíny jsou kouzlené, </text:span></text:span><text:span text:style-name="Emphasis"><text:span text:style-name="T363">na dotek tedy brní</text:span></text:span><text:span text:style-name="Emphasis"><text:span text:style-name="T362">. </text:span></text:span><text:span text:style-name="Emphasis"><text:span text:style-name="T363">Ze skály jdou vytáhnou</text:span></text:span><text:span text:style-name="Emphasis"><text:span text:style-name="T369">t,</text:span></text:span><text:span text:style-name="Emphasis"><text:span text:style-name="T363"> jedině když si je někdo připoutá a vysloví formuli </text:span></text:span><text:span text:style-name="Emphasis"><text:span text:style-name="T618">„Abador horb!“</text:span></text:span><text:span text:style-name="Emphasis"><text:span text:style-name="T363"> (tu se dozví tím, že si cepín připoutá).</text:span></text:span></text:p>
        </text:list-item>
        <text:list-item>
          <text:p text:style-name="P310"><text:span text:style-name="Emphasis"><text:span text:style-name="T365">Mrtvola má na hlavě stopy zranění, zřejmě na ni něco útočilo </text:span></text:span><text:span text:style-name="Emphasis"><text:span text:style-name="T366">z plošiny s chrámem</text:span></text:span><text:span text:style-name="Emphasis"><text:span text:style-name="T365">.</text:span></text:span></text:p>
        </text:list-item>
        <text:list-item>
          <text:p text:style-name="P311"><text:span text:style-name="Emphasis"><text:span text:style-name="T364">Na </text:span></text:span><text:span text:style-name="Emphasis"><text:span text:style-name="T390">dně jeskyně dole</text:span></text:span><text:span text:style-name="Emphasis"><text:span text:style-name="T364"> pod mrtvolou je </text:span></text:span><text:span text:style-name="Emphasis"><text:span text:style-name="T370">mezi trsy masožravé houby</text:span></text:span><text:span text:style-name="Emphasis"><text:span text:style-name="T364"> možno najít 8 starých stříbrných mincí (cena 8 st), které </text:span></text:span><text:span text:style-name="Emphasis"><text:span text:style-name="T391">měl původně </text:span></text:span><text:span text:style-name="Emphasis"><text:span text:style-name="T364">trpaslík </text:span></text:span><text:span text:style-name="Emphasis"><text:span text:style-name="T391">v</text:span></text:span><text:span text:style-name="Emphasis"><text:span text:style-name="T364"> měšc</text:span></text:span><text:span text:style-name="Emphasis"><text:span text:style-name="T391">i</text:span></text:span><text:span text:style-name="Emphasis"><text:span text:style-name="T364">.</text:span></text:span></text:p>
        </text:list-item>
      </text:list>
      <text:p text:style-name="P88"><text:span text:style-name="Emphasis"><text:span text:style-name="T336">▸<text:tab/></text:span></text:span><text:span text:style-name="Emphasis"><text:span text:style-name="T553">Hrbolek</text:span></text:span><text:span text:style-name="Emphasis"><text:span text:style-name="T337"> </text:span></text:span><text:span text:style-name="Emphasis"><text:span text:style-name="T341">je </text:span></text:span><text:span text:style-name="Emphasis"><text:span text:style-name="T348">modrou</text:span></text:span><text:span text:style-name="Emphasis"><text:span text:style-name="T341"> houbou porostlý, ale stále ještě živý trpaslík. Žije díky tomu, že </text:span></text:span><text:span text:style-name="Emphasis"><text:span text:style-name="T345">v ruce drží</text:span></text:span><text:span text:style-name="Emphasis"><text:span text:style-name="T341"> </text:span></text:span><text:span text:style-name="Emphasis"><text:span text:style-name="T348">aktivovanou</text:span></text:span><text:span text:style-name="Emphasis"><text:span text:style-name="T341"> </text:span></text:span><text:span text:style-name="Emphasis"><text:span text:style-name="T581">runu věčnosti</text:span></text:span><text:span text:style-name="Emphasis"><text:span text:style-name="T341"> (karta).</text:span></text:span></text:p>
      <text:list xml:id="list751178940" text:style-name="L34">
        <text:list-item>
          <text:p text:style-name="P312"><text:span text:style-name="Emphasis"><text:span text:style-name="T393">Má zlomené obě nohy, j</text:span></text:span><text:span text:style-name="Emphasis"><text:span text:style-name="T342">e omámený houbou a skoro mrtvý </text:span></text:span><text:span text:style-name="Emphasis"><text:span text:style-name="T343">(má nula životů)</text:span></text:span><text:span text:style-name="Emphasis"><text:span text:style-name="T342">. Je možné ho vyléčit kouzly nebo lektvary </text:span></text:span><text:span text:style-name="Emphasis"><text:span text:style-name="T344">a následně probrat</text:span></text:span><text:span text:style-name="Emphasis"><text:span text:style-name="T342">.</text:span></text:span></text:p>
        </text:list-item>
        <text:list-item>
          <text:p text:style-name="P277"><text:span text:style-name="T317">U</text:span><text:span text:style-name="T318">kaž hráčům kartu s obrázkem </text:span><text:span text:style-name="T287">runy věčnosti</text:span><text:span text:style-name="T319"> </text:span><text:span text:style-name="T320">(bez textu)</text:span><text:span text:style-name="T318">, ať mají po čem toužit.</text:span></text:p>
        </text:list-item>
        <text:list-item>
          <text:p text:style-name="P312"><text:span text:style-name="Emphasis"><text:span text:style-name="T342">Pokud mu postavy </text:span></text:span><text:span text:style-name="Emphasis"><text:span text:style-name="T582">runu věčnosti</text:span></text:span><text:span text:style-name="Emphasis"><text:span text:style-name="T342"> seberou, čas dožene vše, co za staletí zameškal a trpaslík se rozpadne v prach – a to i když ho předtím postavy vyléčí.</text:span></text:span></text:p>
        </text:list-item>
        <text:list-item>
          <text:p text:style-name="P313"><text:soft-page-break/><text:span text:style-name="Emphasis"><text:span text:style-name="T345">Kromě </text:span></text:span><text:span text:style-name="Emphasis"><text:span text:style-name="T583">runy věčnosti</text:span></text:span><text:span text:style-name="Emphasis"><text:span text:style-name="T345"> má u sebe </text:span></text:span><text:span text:style-name="Emphasis"><text:span text:style-name="T614">velký </text:span></text:span><text:span text:style-name="Emphasis"><text:span text:style-name="T599">mosazný klíč</text:span></text:span><text:span text:style-name="Emphasis"><text:span text:style-name="T403"> </text:span></text:span><text:span text:style-name="Emphasis"><text:span text:style-name="T505">(karta)</text:span></text:span><text:span text:style-name="Emphasis"><text:span text:style-name="T345"> </text:span></text:span><text:span text:style-name="Emphasis"><text:span text:style-name="T505">(</text:span></text:span><text:span text:style-name="Emphasis"><text:span text:style-name="T345">od</text:span></text:span><text:span text:style-name="Emphasis"><text:span text:style-name="T505">emyká</text:span></text:span><text:span text:style-name="Emphasis"><text:span text:style-name="T345"> dveř</text:span></text:span><text:span text:style-name="Emphasis"><text:span text:style-name="T505">e</text:span></text:span><text:span text:style-name="Emphasis"><text:span text:style-name="T345"> do vnitřní šachty </text:span></text:span><text:span text:style-name="Emphasis"><text:span text:style-name="T537">B13d1</text:span></text:span><text:span text:style-name="Emphasis"><text:span text:style-name="T505">)</text:span></text:span><text:span text:style-name="Emphasis"><text:span text:style-name="T345">, </text:span></text:span><text:span text:style-name="Emphasis"><text:span text:style-name="T600">malý železný klíč</text:span></text:span><text:span text:style-name="Emphasis"><text:span text:style-name="T405"> (karta) </text:span></text:span><text:span text:style-name="Emphasis"><text:span text:style-name="T505">(</text:span></text:span><text:span text:style-name="Emphasis"><text:span text:style-name="T405">pasuje do zámku skříně v obytné místnosti </text:span></text:span><text:span text:style-name="Emphasis"><text:span text:style-name="T537">B10</text:span></text:span><text:span text:style-name="Emphasis"><text:span text:style-name="T505">) </text:span></text:span><text:span text:style-name="Emphasis"><text:span text:style-name="T371">a pod ním leží pět starobylých zlatých mincí (</text:span></text:span><text:span text:style-name="Emphasis"><text:span text:style-name="T505">stejná c</text:span></text:span><text:span text:style-name="Emphasis"><text:span text:style-name="T371">ena </text:span></text:span><text:span text:style-name="Emphasis"><text:span text:style-name="T505">jako zlaťáky</text:span></text:span><text:span text:style-name="Emphasis"><text:span text:style-name="T371">).</text:span></text:span></text:p>
        </text:list-item>
        <text:list-item>
          <text:p text:style-name="P312"><text:span text:style-name="Emphasis"><text:span text:style-name="T345">Jmenuje se B</text:span></text:span><text:span text:style-name="Emphasis"><text:span text:style-name="T347">r</text:span></text:span><text:span text:style-name="Emphasis"><text:span text:style-name="T345">egen. </text:span></text:span><text:span text:style-name="Emphasis"><text:span text:style-name="T346">Je to vůdce skupiny starých trpaslíků, kteří zde </text:span></text:span><text:span text:style-name="Emphasis"><text:span text:style-name="T349">před několika staletími</text:span></text:span><text:span text:style-name="Emphasis"><text:span text:style-name="T346"> založili důl jako zástěrku pro průzkum ruin </text:span></text:span><text:span text:style-name="Emphasis"><text:span text:style-name="T392">staré</text:span></text:span><text:span text:style-name="Emphasis"><text:span text:style-name="T346"> civilizace.</text:span></text:span></text:p>
          <text:list>
            <text:list-item>
              <text:p text:style-name="P314"><text:span text:style-name="Emphasis"><text:span text:style-name="T349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538">C</text:span></text:span><text:span text:style-name="Emphasis"><text:span text:style-name="T550">2</text:span></text:span><text:span text:style-name="Emphasis"><text:span text:style-name="T349">) poté, co odklopili víko oltáře. </text:span></text:span><text:span text:style-name="Emphasis"><text:span text:style-name="T350">On se zachránil tím, že si připoutal runu věčnosti a skočil dolů do houby.</text:span></text:span></text:p>
            </text:list-item>
          </text:list>
        </text:list-item>
      </text:list>
      <text:p text:style-name="P90"><text:span text:style-name="Emphasis"><text:span text:style-name="T336">▸<text:tab/></text:span></text:span><text:span text:style-name="Emphasis"><text:span text:style-name="T380">Pokud postavy prozkoumají jižní stěnu kamenného bloku s chrámem, všimnou si na </text:span></text:span><text:span text:style-name="Emphasis"><text:span text:style-name="T558">reliéfu</text:span></text:span><text:span text:style-name="Emphasis"><text:span text:style-name="T378"> žáby </text:span></text:span><text:span text:style-name="Emphasis"><text:span text:style-name="T395">s lesknoucí se hlavou</text:span></text:span><text:span text:style-name="Emphasis"><text:span text:style-name="T378">, jako kdyby na ni někdo často sahal. V natažené ruce ji drží </text:span></text:span><text:span text:style-name="Emphasis"><text:span text:style-name="T337">humanoid s žabíma </text:span></text:span><text:span text:style-name="Emphasis"><text:span text:style-name="T378">očima</text:span></text:span><text:span text:style-name="Emphasis"><text:span text:style-name="T337"> </text:span></text:span><text:span text:style-name="Emphasis"><text:span text:style-name="T379">a</text:span></text:span><text:span text:style-name="Emphasis"><text:span text:style-name="T378"> náhrdelníkem na krku</text:span></text:span><text:span text:style-name="Emphasis"><text:span text:style-name="T337"> </text:span></text:span><text:span text:style-name="Emphasis"><text:span text:style-name="T378">klečící</text:span></text:span><text:span text:style-name="Emphasis"><text:span text:style-name="T376"> před</text:span></text:span><text:span text:style-name="Emphasis"><text:span text:style-name="T372"> </text:span></text:span><text:span text:style-name="Emphasis"><text:span text:style-name="T373">velký</text:span></text:span><text:span text:style-name="Emphasis"><text:span text:style-name="T376">m</text:span></text:span><text:span text:style-name="Emphasis"><text:span text:style-name="T339"> oltář</text:span></text:span><text:span text:style-name="Emphasis"><text:span text:style-name="T376">em</text:span></text:span><text:span text:style-name="Emphasis"><text:span text:style-name="T337">.</text:span></text:span><text:span text:style-name="Emphasis"><text:span text:style-name="T338"> </text:span></text:span><text:span text:style-name="Emphasis"><text:span text:style-name="T340">Za oltářem je vyobrazen netvor připomínající obřího brouka se čtyřm</text:span></text:span><text:span text:style-name="Emphasis"><text:span text:style-name="T374">i</text:span></text:span><text:span text:style-name="Emphasis"><text:span text:style-name="T340"> noham</text:span></text:span><text:span text:style-name="Emphasis"><text:span text:style-name="T374">i</text:span></text:span><text:span text:style-name="Emphasis"><text:span text:style-name="T340">, dvěma chlupatým</text:span></text:span><text:span text:style-name="Emphasis"><text:span text:style-name="T374">i</text:span></text:span><text:span text:style-name="Emphasis"><text:span text:style-name="T340"> tykadly a dlouhým ocasem.</text:span></text:span></text:p>
      <text:list xml:id="list259235810" text:style-name="L35">
        <text:list-item>
          <text:p text:style-name="P338">Při podrobném prohledání této části reliéfu si postavy všimnou spáry ve tvaru dveří (lesknoucí se žába je v jejím středu).</text:p>
        </text:list-item>
        <text:list-item>
          <text:p text:style-name="P339">Zmačknutí lesknoucího se reliéfu žáby otevře tajné dveře do <text:span text:style-name="T178">C3</text:span> (modře naznačené schody uvnitř kamenného bloku).</text:p>
        </text:list-item>
      </text:list>
      <text:h text:style-name="P241" text:outline-level="3"><text:span text:style-name="T655">C2 – </text:span>Chrám</text:h>
      <text:p text:style-name="P69"><text:span text:style-name="T291">⬤<text:tab/>Je zde </text:span><text:span text:style-name="T325">slabé, namodralé světlo od hub dole v jeskyni</text:span><text:span text:style-name="T291">.</text:span></text:p>
      <text:p text:style-name="P68"><text:soft-page-break/><text:span text:style-name="T291">🔊<text:tab/></text:span><text:span text:style-name="T329">Tichounké kapání vody ze stropu jeskyně na skalní podloží chrámu.</text:span></text:p>
      <text:p text:style-name="P36">Chrám sestává z <text:span text:style-name="T206">megalitů</text:span> pokrytých stejnými reliéfy jako skalní útvar, na kterém stojí. <text:span text:style-name="T656">Uprostřed je masivní kamenný </text:span><text:span text:style-name="T208">oltář</text:span><text:span text:style-name="T226"> </text:span><text:span text:style-name="T227">s odklopeným víkem</text:span><text:span text:style-name="T656">. Na </text:span><text:span text:style-name="T208">podlaze</text:span><text:span text:style-name="T656"> jsou </text:span><text:span text:style-name="T208">rezavé skvrny</text:span><text:span text:style-name="T656">.</text:span></text:p>
      <text:p text:style-name="P77"><text:span text:style-name="T81">👣<text:tab/></text:span><text:span text:style-name="T90">(stopování) Ve vrstvě prachu pokrývajícího kamenné podloží chrámu jsou staré stopy velkého čtyřnohého tvora. Určitě to nebylo žádné známé zvíře.</text:span></text:p>
      <text:p text:style-name="P7"><text:span text:style-name="Emphasis"><text:span text:style-name="T336">▸<text:tab/></text:span></text:span><text:span text:style-name="Emphasis"><text:span text:style-name="T360">Součástí reliéfu na jednom z </text:span></text:span><text:span text:style-name="Emphasis"><text:span text:style-name="T555">megal</text:span></text:span><text:span text:style-name="Emphasis"><text:span text:style-name="T560">i</text:span></text:span><text:span text:style-name="Emphasis"><text:span text:style-name="T555">tů</text:span></text:span><text:span text:style-name="Emphasis"><text:span text:style-name="T360"> je žába s perfektně vyleštěnou hlavou.</text:span></text:span></text:p>
      <text:list xml:id="list3604353256" text:style-name="L36">
        <text:list-item>
          <text:p text:style-name="P305"><text:span text:style-name="Emphasis"><text:span text:style-name="T360">Jejím stisknutím se </text:span></text:span><text:span text:style-name="Emphasis"><text:span text:style-name="T361">vedle megalitu</text:span></text:span><text:span text:style-name="Emphasis"><text:span text:style-name="T360"> otevře propadlo </text:span></text:span><text:span text:style-name="Emphasis"><text:span text:style-name="T361">v podlaze</text:span></text:span><text:span text:style-name="Emphasis"><text:span text:style-name="T360"> (vede do </text:span></text:span><text:span text:style-name="Emphasis"><text:span text:style-name="T539">C3</text:span></text:span><text:span text:style-name="Emphasis"><text:span text:style-name="T360">).</text:span></text:span></text:p>
        </text:list-item>
      </text:list>
      <text:p text:style-name="P8"><text:span text:style-name="Emphasis"><text:span text:style-name="T336">▸<text:tab/></text:span></text:span><text:span text:style-name="Emphasis"><text:span text:style-name="T358">Při prohledávání </text:span></text:span><text:span text:style-name="Emphasis"><text:span text:style-name="T554">podlahy</text:span></text:span><text:span text:style-name="Emphasis"><text:span text:style-name="T358"> nebo </text:span></text:span><text:span text:style-name="Emphasis"><text:span text:style-name="T554">rezavých skvrn</text:span></text:span><text:span text:style-name="Emphasis"><text:span text:style-name="T358"> postavy u jednoho z m</text:span></text:span><text:span text:style-name="Emphasis"><text:span text:style-name="T396">ega</text:span></text:span><text:span text:style-name="Emphasis"><text:span text:style-name="T358">litů najdou </text:span></text:span><text:span text:style-name="Emphasis"><text:span text:style-name="T360">obrysy</text:span></text:span><text:span text:style-name="Emphasis"><text:span text:style-name="T358"> propadl</text:span></text:span><text:span text:style-name="Emphasis"><text:span text:style-name="T360">a</text:span></text:span><text:span text:style-name="Emphasis"><text:span text:style-name="T358">.</text:span></text:span></text:p>
      <text:list xml:id="list2526067426" text:style-name="L37">
        <text:list-item>
          <text:p text:style-name="P340"><text:span text:style-name="Emphasis"><text:span text:style-name="T397">Rezavé skvrny jsou tvořeny tenkou vrstvou jemné rzi, asi jako kdyby </text:span></text:span><text:span text:style-name="Emphasis"><text:span text:style-name="T398">to původně byly hromádky</text:span></text:span><text:span text:style-name="Emphasis"><text:span text:style-name="T397">, ale někdo j</text:span></text:span><text:span text:style-name="Emphasis"><text:span text:style-name="T398">e</text:span></text:span><text:span text:style-name="Emphasis"><text:span text:style-name="T397"> důkladně zametl.</text:span></text:span></text:p>
        </text:list-item>
      </text:list>
      <text:list xml:id="list3837961352" text:style-name="L38">
        <text:list-item>
          <text:p text:style-name="P341"><text:span text:style-name="Emphasis"><text:span text:style-name="T360">Propadlo v</text:span></text:span><text:span text:style-name="Emphasis"><text:span text:style-name="T358">ede co </text:span></text:span><text:span text:style-name="Emphasis"><text:span text:style-name="T540">C3</text:span></text:span><text:span text:style-name="Emphasis"><text:span text:style-name="T358">. </text:span></text:span><text:span text:style-name="Emphasis"><text:span text:style-name="T360">O</text:span></text:span><text:span text:style-name="Emphasis"><text:span text:style-name="T358">tevírá se stisknutím </text:span></text:span><text:span text:style-name="Emphasis"><text:span text:style-name="T360">vyleštěné</text:span></text:span><text:span text:style-name="Emphasis"><text:span text:style-name="T358"> hlavy žáby, která je </text:span></text:span><text:span text:style-name="Emphasis"><text:span text:style-name="T360">součástí</text:span></text:span><text:span text:style-name="Emphasis"><text:span text:style-name="T358"> reliéfu na m</text:span></text:span><text:span text:style-name="Emphasis"><text:span text:style-name="T359">egalitu</text:span></text:span><text:span text:style-name="Emphasis"><text:span text:style-name="T358"> vedle propadla.</text:span></text:span></text:p>
        </text:list-item>
      </text:list>
      <text:p text:style-name="P96"><text:span text:style-name="Emphasis"><text:span text:style-name="T336">▸<text:tab/></text:span></text:span><text:span text:style-name="Emphasis"><text:span text:style-name="T552">Oltář</text:span></text:span><text:span text:style-name="Emphasis"><text:span text:style-name="T335"> </text:span></text:span><text:span text:style-name="Emphasis"><text:span text:style-name="T351">je dut</text:span></text:span><text:span text:style-name="Emphasis"><text:span text:style-name="T352">ý</text:span></text:span><text:span text:style-name="Emphasis"><text:span text:style-name="T351"> kamenn</text:span></text:span><text:span text:style-name="Emphasis"><text:span text:style-name="T352">ý</text:span></text:span><text:span text:style-name="Emphasis"><text:span text:style-name="T351"> </text:span></text:span><text:span text:style-name="Emphasis"><text:span text:style-name="T352">kvádr zhruba metr dvacet vysoký, metr a půl široký a dva metry dlouhý</text:span></text:span><text:span text:style-name="Emphasis"><text:span text:style-name="T351">. </text:span></text:span><text:span text:style-name="Emphasis"><text:span text:style-name="T352">K</text:span></text:span><text:span text:style-name="Emphasis"><text:span text:style-name="T351">amenn</text:span></text:span><text:span text:style-name="Emphasis"><text:span text:style-name="T354">á</text:span></text:span><text:span text:style-name="Emphasis"><text:span text:style-name="T351"> desk</text:span></text:span><text:span text:style-name="Emphasis"><text:span text:style-name="T352">a</text:span></text:span><text:span text:style-name="Emphasis"><text:span text:style-name="T351"> s reliéfy žab v každém z rohů, </text:span></text:span><text:span text:style-name="Emphasis"><text:span text:style-name="T352">která </text:span></text:span><text:span text:style-name="Emphasis"><text:span text:style-name="T399">jej původně zakrývala</text:span></text:span><text:span text:style-name="Emphasis"><text:span text:style-name="T352">, je teď o něj opřená</text:span></text:span><text:span text:style-name="Emphasis"><text:span text:style-name="T351">. </text:span></text:span><text:span text:style-name="Emphasis"><text:span text:style-name="T357">Zevnitř vyčuhují dvě zhruba půl metru dlouhé, chlupaté tyče (konce tykadel </text:span></text:span><text:span text:style-name="Emphasis"><text:span text:style-name="T585">rzivého netvora</text:span></text:span><text:span text:style-name="Emphasis"><text:span text:style-name="T357">).</text:span></text:span></text:p>
      <text:list xml:id="list1066262540" text:style-name="L39">
        <text:list-header>
          <text:p text:style-name="P342"><text:soft-page-break/><text:span text:style-name="Emphasis"><text:span text:style-name="T530">⚔</text:span></text:span><text:span text:style-name="Emphasis"><text:span text:style-name="T353"> </text:span></text:span><text:span text:style-name="Emphasis"><text:span text:style-name="T352">Uvnitř je</text:span></text:span><text:span text:style-name="Emphasis"><text:span text:style-name="T335"> </text:span></text:span><text:span text:style-name="Emphasis"><text:span text:style-name="T580">rzivý netvor</text:span></text:span><text:span text:style-name="Emphasis"><text:span text:style-name="T335"> </text:span></text:span><text:span text:style-name="Emphasis"><text:span text:style-name="T352">(karta)</text:span></text:span><text:span text:style-name="Emphasis"><text:span text:style-name="T335">. Pokud mají postavy </text:span></text:span><text:span text:style-name="Emphasis"><text:span text:style-name="T584">zlatou sošku žáby</text:span></text:span><text:span text:style-name="Emphasis"><text:span text:style-name="T335">, zůstane spát. V opačném případě se na ně vrhne </text:span></text:span><text:span text:style-name="Emphasis"><text:span text:style-name="T400">(navíc s výhodou za překvapení, pokud to postavy nečekají)</text:span></text:span><text:span text:style-name="Emphasis"><text:span text:style-name="T335">.</text:span></text:span></text:p>
          <text:list>
            <text:list-item>
              <text:p text:style-name="P343"><text:span text:style-name="Emphasis"><text:span text:style-name="T355">Netvor je velmi nebezpečný – za úspěch se může jedním ze svých tykadel dotknout něčeho kovového </text:span></text:span><text:span text:style-name="Emphasis"><text:span text:style-name="T356">(</text:span></text:span><text:span text:style-name="Emphasis"><text:span text:style-name="T355">zbraně, zbroje a podobně</text:span></text:span><text:span text:style-name="Emphasis"><text:span text:style-name="T356">)</text:span></text:span><text:span text:style-name="Emphasis"><text:span text:style-name="T355"> a změnit to v hromádku rzi.</text:span></text:span></text:p>
            </text:list-item>
            <text:list-item>
              <text:p text:style-name="P344"><text:span text:style-name="Emphasis"><text:span text:style-name="T335">Netvor neopustí chrám (leda by ho postavy shodily dolů).</text:span></text:span></text:p>
            </text:list-item>
          </text:list>
        </text:list-header>
      </text:list>
      <text:h text:style-name="P242" text:outline-level="3">C<text:span text:style-name="T802">3</text:span> – Schody uvnitř kamenného bloku</text:h>
      <text:p text:style-name="P296">⬤<text:tab/>Je zde tma.</text:p>
      <text:p text:style-name="P76">Zele<text:span text:style-name="T661">ně nakreslená</text:span> místnost <text:span text:style-name="T195">(C</text:span><text:span text:style-name="T201">4</text:span><text:span text:style-name="T195">)</text:span> je za dalšími tajnými dveřmi. Nekresli ji <text:span text:style-name="T662">hráčům</text:span>, dokud je postavy nenajdou.</text:p>
      <text:p text:style-name="P170"><text:span text:style-name="T94">Místnost i schody jsou tesané dovnitř kamenného bloku, na kterém stojí chrám. </text:span><text:span text:style-name="T97">Na stěně naproti schodům je reliéf zobrazující </text:span><text:span text:style-name="Emphasis"><text:span text:style-name="T587">humanoid</text:span></text:span><text:span text:style-name="Emphasis"><text:span text:style-name="T588">a</text:span></text:span><text:span text:style-name="Emphasis"><text:span text:style-name="T587"> s žabíma očima </text:span></text:span><text:span text:style-name="Emphasis"><text:span text:style-name="T594">a náhrdelníkem na krku</text:span></text:span><text:span text:style-name="Emphasis"><text:span text:style-name="T587"> </text:span></text:span><text:span text:style-name="Emphasis"><text:span text:style-name="T589">klečícího před</text:span></text:span><text:span text:style-name="Emphasis"><text:span text:style-name="T590"> </text:span></text:span><text:span text:style-name="Emphasis"><text:span text:style-name="T591">velký</text:span></text:span><text:span text:style-name="Emphasis"><text:span text:style-name="T589">m</text:span></text:span><text:span text:style-name="Emphasis"><text:span text:style-name="T592"> oltář</text:span></text:span><text:span text:style-name="Emphasis"><text:span text:style-name="T589">em.</text:span></text:span><text:span text:style-name="Emphasis"><text:span text:style-name="T593"> </text:span></text:span><text:span text:style-name="Emphasis"><text:span text:style-name="T594">N</text:span></text:span><text:span text:style-name="Emphasis"><text:span text:style-name="T593">a otevřené dlani natažené ruky mu sedí </text:span></text:span><text:span text:style-name="Emphasis"><text:span text:style-name="T620">žába</text:span></text:span><text:span text:style-name="Emphasis"><text:span text:style-name="T593">. </text:span></text:span><text:span text:style-name="Emphasis"><text:span text:style-name="T595">Ostatní stěny jsou holé.</text:span></text:span></text:p>
      <text:p text:style-name="P77"><text:span text:style-name="Emphasis"><text:span text:style-name="T515">👣<text:tab/></text:span></text:span><text:span text:style-name="Emphasis"><text:span text:style-name="T617">(stopování)</text:span></text:span><text:span text:style-name="Emphasis"><text:span text:style-name="T516"> </text:span></text:span><text:span text:style-name="Emphasis"><text:span text:style-name="T517">Nejsou tu žádné stopy</text:span></text:span><text:span text:style-name="Emphasis"><text:span text:style-name="T518">.</text:span></text:span></text:p>
      <text:p text:style-name="P170"><text:span text:style-name="Emphasis"><text:span text:style-name="T381">Dveře </text:span></text:span><text:span text:style-name="Emphasis"><text:span text:style-name="T382">do</text:span></text:span><text:span text:style-name="Emphasis"><text:span text:style-name="T381"> jeskyně a poklop na plošinu s chrámem se otevírají pákami ve stěně </text:span></text:span><text:span text:style-name="Emphasis"><text:span text:style-name="T394">vždy vedle příslušných dveří</text:span></text:span><text:span text:style-name="Emphasis"><text:span text:style-name="T381"> </text:span></text:span><text:span text:style-name="Emphasis"><text:span text:style-name="T383">(z této strany tyto vstupy nejsou tajné)</text:span></text:span><text:span text:style-name="Emphasis"><text:span text:style-name="T381">.</text:span></text:span></text:p>
      <text:p text:style-name="P98"><text:span text:style-name="Emphasis"><text:span text:style-name="T336">▸<text:tab/></text:span></text:span><text:span text:style-name="Emphasis"><text:span text:style-name="T384">T</text:span></text:span><text:span text:style-name="Emphasis"><text:span text:style-name="T385">ato</text:span></text:span><text:span text:style-name="Emphasis"><text:span text:style-name="T384"> </text:span></text:span><text:span text:style-name="Emphasis"><text:span text:style-name="T557">žáb</text:span></text:span><text:span text:style-name="Emphasis"><text:span text:style-name="T559">a</text:span></text:span><text:span text:style-name="Emphasis"><text:span text:style-name="T375"> se </text:span></text:span><text:span text:style-name="Emphasis"><text:span text:style-name="T384">ne</text:span></text:span><text:span text:style-name="Emphasis"><text:span text:style-name="T375">leskne</text:span></text:span><text:span text:style-name="Emphasis"><text:span text:style-name="T384">, protože do pokladnice se tak často nechodilo</text:span></text:span><text:span text:style-name="Emphasis"><text:span text:style-name="T375">. Je</text:span></text:span><text:span text:style-name="Emphasis"><text:span text:style-name="T386">jí</text:span></text:span><text:span text:style-name="Emphasis"><text:span text:style-name="T375"> zmačknutí otevře tajné dveře do </text:span></text:span><text:span text:style-name="Emphasis"><text:span text:style-name="T549">C</text:span></text:span><text:span text:style-name="Emphasis"><text:span text:style-name="T550">4</text:span></text:span><text:span text:style-name="Emphasis"><text:span text:style-name="T377">.</text:span></text:span></text:p>
      <text:h text:style-name="Heading_20_3" text:outline-level="3"><text:soft-page-break/><text:span text:style-name="Emphasis"><text:span text:style-name="T126">C</text:span></text:span><text:span text:style-name="Emphasis"><text:span text:style-name="T153">4</text:span></text:span><text:span text:style-name="Emphasis"><text:span text:style-name="T126"> – </text:span></text:span><text:span text:style-name="Emphasis"><text:span text:style-name="T134">P</text:span></text:span><text:span text:style-name="Emphasis"><text:span text:style-name="T126">okladnice</text:span></text:span></text:h>
      <text:p text:style-name="P10"><text:span text:style-name="Emphasis"><text:span text:style-name="T244">⬤<text:tab/>Je zde tma.</text:span></text:span></text:p>
      <text:p text:style-name="P171"><text:span text:style-name="Emphasis"><text:span text:style-name="T597">Tajné dveře se otevírají do mal</text:span></text:span><text:span text:style-name="Emphasis"><text:span text:style-name="T598">é</text:span></text:span><text:span text:style-name="Emphasis"><text:span text:style-name="T597"> místnůstk</text:span></text:span><text:span text:style-name="Emphasis"><text:span text:style-name="T598">y</text:span></text:span><text:span text:style-name="Emphasis"><text:span text:style-name="T597"> s kamenným stolem u stěny naproti dveřím. Na stole je hromada lesklých mušlí, </text:span></text:span><text:span text:style-name="Emphasis"><text:span text:style-name="T402">zlatá soška žáby</text:span></text:span><text:span text:style-name="Emphasis"><text:span text:style-name="T597"> (karta) a </text:span></text:span><text:span text:style-name="Emphasis"><text:span text:style-name="T402">smaragdový náhrdelník</text:span></text:span><text:span text:style-name="Emphasis"><text:span text:style-name="T597"> (karta). Hned z</text:span></text:span><text:span text:style-name="Emphasis"><text:span text:style-name="T596">a dveřmi je na zemi postavená kamenná olejová </text:span></text:span><text:span text:style-name="Emphasis"><text:span text:style-name="T621">lampička</text:span></text:span><text:span text:style-name="Emphasis"><text:span text:style-name="T596">.</text:span></text:span></text:p>
      <text:p text:style-name="P77"><text:span text:style-name="Emphasis"><text:span text:style-name="T515">👣<text:tab/></text:span></text:span><text:span text:style-name="Emphasis"><text:span text:style-name="T617">(stopování)</text:span></text:span><text:span text:style-name="Emphasis"><text:span text:style-name="T516"> </text:span></text:span><text:span text:style-name="Emphasis"><text:span text:style-name="T517">Nejsou tu žádné stopy</text:span></text:span><text:span text:style-name="Emphasis"><text:span text:style-name="T518">.</text:span></text:span></text:p>
      <text:p text:style-name="P97"><text:span text:style-name="Emphasis"><text:span text:style-name="T336">▸<text:tab/></text:span></text:span><text:span text:style-name="Emphasis"><text:span text:style-name="T401">Olej v </text:span></text:span><text:span text:style-name="Emphasis"><text:span text:style-name="T552">l</text:span></text:span><text:span text:style-name="Emphasis"><text:span text:style-name="T561">ampičce</text:span></text:span><text:span text:style-name="Emphasis"><text:span text:style-name="T335"> </text:span></text:span><text:span text:style-name="Emphasis"><text:span text:style-name="T401">už dávno vyschnul a knot se rozpadl v prach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9</text:page-number></text:p>
      </style:header>
      <style:header-left>
        <text:p text:style-name="MP2"><text:page-number text:select-page="current">28</text:page-number></text:p>
      </style:header-left>
      <style:footer>
        <text:p text:style-name="MP3"><text:chapter text:display="name" text:outline-level="3">C3 – Schody uvnitř kamenného bloku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24T15:54:35.064000000</dc:date>
    <meta:editing-cycles>15609</meta:editing-cycles>
    <meta:editing-duration>P44DT6H53M6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0" meta:image-count="0" meta:object-count="0" meta:page-count="28" meta:paragraph-count="288" meta:word-count="5246" meta:character-count="30441" meta:non-whitespace-character-count="25536"/>
  </office:meta>
</office:document-meta>
</file>